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A.Bolum_20_Basligi">
      <style:paragraph-properties fo:margin-left="0cm" fo:margin-right="0.3cm" fo:margin-top="0cm" fo:margin-bottom="0cm" loext:contextual-spacing="false" fo:line-height="0.564cm" fo:text-align="justify" style:justify-single-word="false" fo:text-indent="1cm" style:auto-text-indent="false" style:writing-mode="lr-tb">
        <style:tab-stops>
          <style:tab-stop style:position="12.383cm"/>
        </style:tab-stops>
      </style:paragraph-properties>
      <style:text-properties fo:color="#000000" style:font-name="DejaVu Sans" fo:font-size="11pt" fo:font-weight="bold" style:font-size-asian="11pt" style:font-weight-asian="bold" style:font-name-complex="Times New Roman1" style:font-size-complex="11pt" style:font-weight-complex="bold"/>
    </style:style>
    <style:style style:name="P2" style:family="paragraph" style:parent-style-name="AA.Bolum_20_Basligi">
      <style:paragraph-properties fo:margin-left="0cm" fo:margin-right="0.3cm" fo:margin-top="0cm" fo:margin-bottom="0cm" loext:contextual-spacing="false" fo:line-height="0.564cm" fo:text-align="justify" style:justify-single-word="false" fo:text-indent="1cm" style:auto-text-indent="false" style:writing-mode="lr-tb">
        <style:tab-stops>
          <style:tab-stop style:position="12.383cm"/>
        </style:tab-stops>
      </style:paragraph-properties>
      <style:text-properties fo:color="#000000" style:font-name="DejaVu Sans" fo:font-size="11pt" style:font-size-asian="11pt" style:font-name-complex="Times New Roman1" style:font-size-complex="11pt"/>
    </style:style>
    <style:style style:name="P3" style:family="paragraph" style:parent-style-name="AA.Bolum_20_Basligi">
      <style:paragraph-properties fo:margin-left="0cm" fo:margin-right="0.3cm" fo:margin-top="0cm" fo:margin-bottom="0cm" loext:contextual-spacing="false" fo:text-align="center" style:justify-single-word="false" fo:text-indent="1cm" style:auto-text-indent="false" style:writing-mode="lr-tb">
        <style:tab-stops>
          <style:tab-stop style:position="12.383cm"/>
        </style:tab-stops>
      </style:paragraph-properties>
      <style:text-properties style:font-name="DejaVu Sans"/>
    </style:style>
    <style:style style:name="P4" style:family="paragraph" style:parent-style-name="AA.Bolum_20_Basligi">
      <style:paragraph-properties fo:margin-left="0cm" fo:margin-right="0.3cm" fo:margin-top="0cm" fo:margin-bottom="0cm" loext:contextual-spacing="false" fo:line-height="0.564cm" fo:text-align="justify" style:justify-single-word="false" fo:text-indent="1cm" style:auto-text-indent="false" style:writing-mode="lr-tb">
        <style:tab-stops>
          <style:tab-stop style:position="12.383cm"/>
        </style:tab-stops>
      </style:paragraph-properties>
      <style:text-properties style:font-name="DejaVu Sans"/>
    </style:style>
    <style:style style:name="P5" style:family="paragraph" style:parent-style-name="AA.Bolum_20_Basligi">
      <style:paragraph-properties fo:margin-left="0cm" fo:margin-right="0.3cm" fo:margin-top="0cm" fo:margin-bottom="0cm" loext:contextual-spacing="false" fo:line-height="0.564cm" fo:text-align="center" style:justify-single-word="false" fo:text-indent="1cm" style:auto-text-indent="false" style:writing-mode="lr-tb">
        <style:tab-stops>
          <style:tab-stop style:position="12.383cm"/>
        </style:tab-stops>
      </style:paragraph-properties>
      <style:text-properties style:font-name="DejaVu Sans"/>
    </style:style>
    <style:style style:name="P6" style:family="paragraph" style:parent-style-name="AA.Bolum_20_Basligi">
      <style:paragraph-properties fo:margin-left="0cm" fo:margin-right="0.3cm" fo:margin-top="0cm" fo:margin-bottom="0cm" loext:contextual-spacing="false" fo:line-height="0.564cm" fo:text-align="justify" style:justify-single-word="false" fo:text-indent="1cm" style:auto-text-indent="false" fo:break-before="page" style:writing-mode="lr-tb">
        <style:tab-stops>
          <style:tab-stop style:position="12.383cm"/>
        </style:tab-stops>
      </style:paragraph-properties>
      <style:text-properties fo:color="#000000" style:font-name="DejaVu Sans" fo:font-size="11pt" style:font-size-asian="11pt" style:font-name-complex="Times New Roman1" style:font-size-complex="11pt"/>
    </style:style>
    <style:style style:name="P7" style:family="paragraph" style:parent-style-name="AA.Bolum_20_Basligi">
      <style:paragraph-properties fo:margin-left="0cm" fo:margin-right="0.3cm" fo:margin-top="0cm" fo:margin-bottom="0cm" loext:contextual-spacing="false" fo:text-align="center" style:justify-single-word="false" fo:text-indent="1cm" style:auto-text-indent="false" fo:break-before="page" style:writing-mode="lr-tb">
        <style:tab-stops>
          <style:tab-stop style:position="12.383cm"/>
        </style:tab-stops>
      </style:paragraph-properties>
      <style:text-properties style:font-name="DejaVu Sans"/>
    </style:style>
    <style:style style:name="P8" style:family="paragraph" style:parent-style-name="AA.Bolum_20_Basligi">
      <style:paragraph-properties fo:margin-left="1cm" fo:margin-right="0.3cm" fo:margin-top="0cm" fo:margin-bottom="0cm" loext:contextual-spacing="false" fo:line-height="0.564cm" fo:text-align="center" style:justify-single-word="false" fo:text-indent="0cm" style:auto-text-indent="false" style:writing-mode="lr-tb">
        <style:tab-stops>
          <style:tab-stop style:position="12.383cm"/>
        </style:tab-stops>
      </style:paragraph-properties>
      <style:text-properties style:font-name="DejaVu Sans"/>
    </style:style>
    <style:style style:name="P9" style:family="paragraph" style:parent-style-name="AB.Konu_20_Basligi">
      <style:paragraph-properties fo:margin-left="0cm" fo:margin-right="0.3cm" fo:margin-top="0cm" fo:margin-bottom="0cm" loext:contextual-spacing="false" fo:line-height="0.564cm" fo:text-align="justify" style:justify-single-word="false" fo:text-indent="1cm" style:auto-text-indent="false" style:writing-mode="lr-tb">
        <style:tab-stops>
          <style:tab-stop style:position="12.383cm"/>
        </style:tab-stops>
      </style:paragraph-properties>
      <style:text-properties fo:color="#000000" style:font-name="DejaVu Sans" style:font-name-complex="Times New Roman1"/>
    </style:style>
    <style:style style:name="P10" style:family="paragraph" style:parent-style-name="AB.Konu_20_Basligi">
      <style:paragraph-properties fo:margin-left="0cm" fo:margin-right="0.3cm" fo:margin-top="0cm" fo:margin-bottom="0cm" loext:contextual-spacing="false" fo:line-height="0.564cm" fo:text-align="justify" style:justify-single-word="false" fo:text-indent="1cm" style:auto-text-indent="false" style:writing-mode="lr-tb">
        <style:tab-stops>
          <style:tab-stop style:position="12.383cm"/>
        </style:tab-stops>
      </style:paragraph-properties>
      <style:text-properties fo:color="#000000" style:font-name="DejaVu Sans" fo:font-size="14pt" fo:font-weight="bold" style:font-size-asian="14pt" style:font-weight-asian="bold" style:font-name-complex="Times New Roman1" style:font-size-complex="14pt" style:font-weight-complex="bold"/>
    </style:style>
    <style:style style:name="P11" style:family="paragraph" style:parent-style-name="AB.Konu_20_Basligi">
      <style:paragraph-properties fo:margin-left="0cm" fo:margin-right="0.3cm" fo:margin-top="0cm" fo:margin-bottom="0cm" loext:contextual-spacing="false" fo:line-height="0.564cm" fo:text-align="justify" style:justify-single-word="false" fo:text-indent="1cm" style:auto-text-indent="false" style:writing-mode="lr-tb">
        <style:tab-stops>
          <style:tab-stop style:position="12.383cm"/>
        </style:tab-stops>
      </style:paragraph-properties>
      <style:text-properties style:font-name="DejaVu Sans"/>
    </style:style>
    <style:style style:name="P12" style:family="paragraph" style:parent-style-name="AB.Konu_20_Basligi">
      <style:paragraph-properties fo:margin-left="0cm" fo:margin-right="0.3cm" fo:margin-top="0cm" fo:margin-bottom="0cm" loext:contextual-spacing="false" fo:text-align="justify" style:justify-single-word="false" fo:text-indent="1cm" style:auto-text-indent="false" style:writing-mode="lr-tb">
        <style:tab-stops>
          <style:tab-stop style:position="12.383cm"/>
        </style:tab-stops>
      </style:paragraph-properties>
      <style:text-properties style:font-name="DejaVu Sans"/>
    </style:style>
    <style:style style:name="P13" style:family="paragraph" style:parent-style-name="AB.Konu_20_Basligi">
      <style:paragraph-properties fo:margin-left="0cm" fo:margin-right="0.3cm" fo:margin-top="0cm" fo:margin-bottom="0cm" loext:contextual-spacing="false" fo:text-align="justify" style:justify-single-word="false" fo:text-indent="1cm" style:auto-text-indent="false" fo:break-before="page" style:writing-mode="lr-tb">
        <style:tab-stops>
          <style:tab-stop style:position="12.383cm"/>
        </style:tab-stops>
      </style:paragraph-properties>
      <style:text-properties style:font-name="DejaVu Sans"/>
    </style:style>
    <style:style style:name="P14" style:family="paragraph" style:parent-style-name="AB.Konu_20_Basligi">
      <style:paragraph-properties fo:margin-left="0cm" fo:margin-right="0.3cm" fo:margin-top="0cm" fo:margin-bottom="0cm" loext:contextual-spacing="false" fo:line-height="0.564cm" fo:text-align="justify" style:justify-single-word="false" fo:text-indent="1cm" style:auto-text-indent="false" fo:break-before="page" style:writing-mode="lr-tb">
        <style:tab-stops>
          <style:tab-stop style:position="12.383cm"/>
        </style:tab-stops>
      </style:paragraph-properties>
      <style:text-properties style:font-name="DejaVu Sans"/>
    </style:style>
    <style:style style:name="P15" style:family="paragraph" style:parent-style-name="AC.Alt_20_Baslik">
      <style:paragraph-properties fo:margin-left="0cm" fo:margin-right="0.3cm" fo:margin-top="0cm" fo:margin-bottom="0cm" loext:contextual-spacing="false" fo:line-height="0.564cm" fo:text-align="justify" style:justify-single-word="false" fo:text-indent="1cm" style:auto-text-indent="false" style:writing-mode="lr-tb">
        <style:tab-stops>
          <style:tab-stop style:position="12.383cm"/>
        </style:tab-stops>
      </style:paragraph-properties>
      <style:text-properties fo:color="#000000" style:font-name="DejaVu Sans" fo:font-size="11pt" style:font-size-asian="11pt" style:font-name-complex="Times New Roman1" style:font-size-complex="11pt"/>
    </style:style>
    <style:style style:name="P16" style:family="paragraph" style:parent-style-name="AC.Alt_20_Baslik">
      <style:paragraph-properties fo:margin-left="0cm" fo:margin-right="0.3cm" fo:margin-top="0cm" fo:margin-bottom="0cm" loext:contextual-spacing="false" fo:line-height="0.564cm" fo:text-align="justify" style:justify-single-word="false" fo:text-indent="1cm" style:auto-text-indent="false" style:writing-mode="lr-tb">
        <style:tab-stops>
          <style:tab-stop style:position="12.383cm"/>
        </style:tab-stops>
      </style:paragraph-properties>
      <style:text-properties fo:color="#000000" style:font-name="DejaVu Sans" fo:font-size="14pt" style:text-underline-style="none" style:font-size-asian="14pt" style:font-name-complex="Times New Roman1" style:font-size-complex="14pt"/>
    </style:style>
    <style:style style:name="P17" style:family="paragraph" style:parent-style-name="AC.Alt_20_Baslik">
      <style:paragraph-properties fo:margin-left="0cm" fo:margin-right="0.3cm" fo:margin-top="0cm" fo:margin-bottom="0cm" loext:contextual-spacing="false" fo:line-height="0.564cm" fo:text-align="justify" style:justify-single-word="false" fo:text-indent="1cm" style:auto-text-indent="false" style:writing-mode="lr-tb">
        <style:tab-stops>
          <style:tab-stop style:position="12.383cm"/>
        </style:tab-stops>
      </style:paragraph-properties>
      <style:text-properties fo:color="#000000" style:font-name="DejaVu Sans" fo:font-size="14pt" style:font-size-asian="14pt" style:font-name-complex="Times New Roman1" style:font-size-complex="14pt"/>
    </style:style>
    <style:style style:name="P18" style:family="paragraph" style:parent-style-name="AC.Alt_20_Baslik">
      <style:paragraph-properties fo:margin-left="0cm" fo:margin-right="0.3cm" fo:margin-top="0cm" fo:margin-bottom="0cm" loext:contextual-spacing="false" fo:line-height="0.564cm" fo:text-align="justify" style:justify-single-word="false" fo:text-indent="1cm" style:auto-text-indent="false" style:writing-mode="lr-tb">
        <style:tab-stops>
          <style:tab-stop style:position="12.383cm"/>
        </style:tab-stops>
      </style:paragraph-properties>
      <style:text-properties style:font-name="DejaVu Sans"/>
    </style:style>
    <style:style style:name="P19" style:family="paragraph" style:parent-style-name="AC.Alt_20_Baslik">
      <style:paragraph-properties fo:margin-left="0cm" fo:margin-right="0.3cm" fo:margin-top="0cm" fo:margin-bottom="0cm" loext:contextual-spacing="false" fo:text-align="justify" style:justify-single-word="false" fo:text-indent="1cm" style:auto-text-indent="false" style:writing-mode="lr-tb">
        <style:tab-stops>
          <style:tab-stop style:position="12.383cm"/>
        </style:tab-stops>
      </style:paragraph-properties>
      <style:text-properties style:font-name="DejaVu Sans"/>
    </style:style>
    <style:style style:name="P20" style:family="paragraph" style:parent-style-name="AC.Alt_20_Baslik">
      <style:paragraph-properties fo:margin-left="0cm" fo:margin-right="0.3cm" fo:margin-top="0cm" fo:margin-bottom="0cm" loext:contextual-spacing="false" fo:text-align="justify" style:justify-single-word="false" fo:text-indent="1cm" style:auto-text-indent="false" fo:break-before="page" style:writing-mode="lr-tb">
        <style:tab-stops>
          <style:tab-stop style:position="12.383cm"/>
        </style:tab-stops>
      </style:paragraph-properties>
      <style:text-properties style:font-name="DejaVu Sans"/>
    </style:style>
    <style:style style:name="P21" style:family="paragraph" style:parent-style-name="AC.Alt_20_Baslik">
      <style:paragraph-properties fo:margin-left="0cm" fo:margin-right="0.3cm" fo:margin-top="0cm" fo:margin-bottom="0cm" loext:contextual-spacing="false" fo:line-height="0.564cm" fo:text-align="justify" style:justify-single-word="false" fo:text-indent="1cm" style:auto-text-indent="false" fo:break-before="page" style:writing-mode="lr-tb">
        <style:tab-stops>
          <style:tab-stop style:position="12.383cm"/>
        </style:tab-stops>
      </style:paragraph-properties>
      <style:text-properties style:font-name="DejaVu Sans"/>
    </style:style>
    <style:style style:name="P22" style:family="paragraph" style:parent-style-name="AD.Metin">
      <style:paragraph-properties fo:margin-left="0cm" fo:margin-right="0.3cm" fo:line-height="0.564cm" fo:text-indent="1cm" style:auto-text-indent="false" style:writing-mode="lr-tb"/>
      <style:text-properties fo:color="#000000" style:font-name="DejaVu Sans" fo:font-size="11pt" style:font-size-asian="11pt" style:font-name-complex="Times New Roman1" style:font-size-complex="11pt"/>
    </style:style>
    <style:style style:name="P23" style:family="paragraph" style:parent-style-name="AD.Metin">
      <style:paragraph-properties fo:margin-left="0cm" fo:margin-right="0.3cm" fo:line-height="0.564cm" fo:text-indent="1cm" style:auto-text-indent="false" style:writing-mode="lr-tb"/>
      <style:text-properties fo:color="#000000" style:font-name="DejaVu Sans" fo:font-size="11pt" fo:font-style="italic" style:font-size-asian="11pt" style:font-style-asian="italic" style:font-name-complex="Times New Roman1" style:font-size-complex="11pt" style:font-style-complex="italic"/>
    </style:style>
    <style:style style:name="P24" style:family="paragraph" style:parent-style-name="AD.Metin">
      <style:paragraph-properties fo:margin-left="0cm" fo:margin-right="0.3cm" fo:line-height="0.564cm" fo:text-indent="1cm" style:auto-text-indent="false" style:writing-mode="lr-tb"/>
      <style:text-properties fo:color="#000000" style:font-name="DejaVu Sans" fo:font-size="11pt" fo:font-weight="bold" style:font-size-asian="11pt" style:font-weight-asian="bold" style:font-name-complex="Times New Roman1" style:font-size-complex="11pt" style:font-weight-complex="bold"/>
    </style:style>
    <style:style style:name="P25" style:family="paragraph" style:parent-style-name="AD.Metin">
      <style:paragraph-properties fo:margin-left="0cm" fo:margin-right="0.3cm" fo:text-align="center" style:justify-single-word="false" fo:text-indent="1cm" style:auto-text-indent="false" style:writing-mode="lr-tb"/>
      <style:text-properties fo:color="#000000" style:font-name="DejaVu Sans" fo:font-size="18pt" fo:font-weight="bold" style:font-size-asian="18pt" style:font-weight-asian="bold" style:font-name-complex="Times New Roman1" style:font-size-complex="18pt" style:font-weight-complex="bold"/>
    </style:style>
    <style:style style:name="P26" style:family="paragraph" style:parent-style-name="AD.Metin">
      <style:paragraph-properties fo:margin-left="0cm" fo:margin-right="0.3cm" fo:line-height="0.564cm" fo:text-indent="1cm" style:auto-text-indent="false" style:writing-mode="lr-tb"/>
      <style:text-properties fo:color="#000000" style:font-name="DejaVu Sans" fo:font-size="14pt" fo:font-weight="bold" style:font-size-asian="14pt" style:font-weight-asian="bold" style:font-name-complex="Times New Roman1" style:font-size-complex="14pt" style:font-weight-complex="bold"/>
    </style:style>
    <style:style style:name="P27" style:family="paragraph" style:parent-style-name="AD.Metin">
      <style:paragraph-properties fo:margin-left="0cm" fo:margin-right="0.3cm" fo:text-indent="1cm" style:auto-text-indent="false" style:writing-mode="lr-tb"/>
      <style:text-properties style:font-name="DejaVu Sans"/>
    </style:style>
    <style:style style:name="P28" style:family="paragraph" style:parent-style-name="AD.Metin">
      <style:paragraph-properties fo:margin-left="0cm" fo:margin-right="0.3cm" fo:line-height="0.564cm" fo:text-indent="1cm" style:auto-text-indent="false" style:writing-mode="lr-tb"/>
      <style:text-properties style:font-name="DejaVu Sans"/>
    </style:style>
    <style:style style:name="P29" style:family="paragraph" style:parent-style-name="AD.Metin">
      <style:paragraph-properties fo:margin-left="0cm" fo:margin-right="0.3cm" fo:text-align="center" style:justify-single-word="false" fo:text-indent="1cm" style:auto-text-indent="false" style:writing-mode="lr-tb"/>
      <style:text-properties style:font-name="DejaVu Sans"/>
    </style:style>
    <style:style style:name="P30" style:family="paragraph" style:parent-style-name="AD.Metin">
      <style:paragraph-properties fo:margin-left="0cm" fo:margin-right="0.3cm" fo:text-align="center" style:justify-single-word="false" fo:text-indent="1cm" style:auto-text-indent="false" fo:break-before="page" style:writing-mode="lr-tb"/>
      <style:text-properties style:font-name="DejaVu Sans"/>
    </style:style>
    <style:style style:name="P31" style:family="paragraph" style:parent-style-name="AD.Metin">
      <style:paragraph-properties fo:margin-left="0cm" fo:margin-right="0.3cm" fo:line-height="0.564cm" fo:text-indent="1cm" style:auto-text-indent="false" fo:break-before="page" style:writing-mode="lr-tb"/>
      <style:text-properties style:font-name="DejaVu Sans"/>
    </style:style>
    <style:style style:name="P32" style:family="paragraph" style:parent-style-name="AD.Metin">
      <style:paragraph-properties fo:margin-left="0cm" fo:margin-right="0.3cm" fo:line-height="0.564cm" fo:text-indent="0cm" style:auto-text-indent="false" style:writing-mode="lr-tb"/>
      <style:text-properties style:font-name="DejaVu Sans"/>
    </style:style>
    <style:style style:name="P33" style:family="paragraph" style:parent-style-name="AE.Alinti">
      <style:paragraph-properties fo:margin-left="0cm" fo:margin-right="0.3cm" fo:margin-top="0cm" fo:margin-bottom="0cm" loext:contextual-spacing="false" fo:line-height="0.564cm" fo:text-indent="1cm" style:auto-text-indent="false" style:writing-mode="lr-tb">
        <style:tab-stops>
          <style:tab-stop style:position="12.383cm"/>
        </style:tab-stops>
      </style:paragraph-properties>
      <style:text-properties style:font-name="DejaVu Sans"/>
    </style:style>
    <style:style style:name="P34" style:family="paragraph" style:parent-style-name="AF.Resim_20_yazisi">
      <style:paragraph-properties fo:margin-left="0cm" fo:margin-right="0.3cm" fo:line-height="0.564cm" fo:text-indent="0cm" style:auto-text-indent="false" style:writing-mode="lr-tb">
        <style:tab-stops>
          <style:tab-stop style:position="12.383cm"/>
        </style:tab-stops>
      </style:paragraph-properties>
      <style:text-properties fo:color="#000000" style:font-name="DejaVu Sans" fo:font-size="11pt" style:font-size-asian="11pt" style:font-name-complex="Times New Roman1" style:font-size-complex="11pt"/>
    </style:style>
    <style:style style:name="P35" style:family="paragraph" style:parent-style-name="AF.Resim_20_yazisi">
      <style:paragraph-properties fo:margin-left="0cm" fo:margin-right="0.3cm" fo:text-indent="0cm" style:auto-text-indent="false" style:writing-mode="lr-tb">
        <style:tab-stops>
          <style:tab-stop style:position="12.383cm"/>
        </style:tab-stops>
      </style:paragraph-properties>
      <style:text-properties style:font-name="DejaVu Sans"/>
    </style:style>
    <style:style style:name="P36" style:family="paragraph" style:parent-style-name="AF.Resim_20_yazisi">
      <style:paragraph-properties fo:margin-left="0cm" fo:margin-right="0.3cm" fo:line-height="0.564cm" fo:text-indent="0cm" style:auto-text-indent="false" style:writing-mode="lr-tb">
        <style:tab-stops>
          <style:tab-stop style:position="12.383cm"/>
        </style:tab-stops>
      </style:paragraph-properties>
      <style:text-properties style:font-name="DejaVu Sans"/>
    </style:style>
    <style:style style:name="P37" style:family="paragraph" style:parent-style-name="AJ.Ayts">
      <style:paragraph-properties fo:margin-left="0cm" fo:margin-right="0.3cm" fo:margin-top="0cm" fo:margin-bottom="0cm" loext:contextual-spacing="false" fo:line-height="0.564cm" fo:text-indent="1cm" style:auto-text-indent="false" style:writing-mode="lr-tb"/>
      <style:text-properties fo:color="#000000" style:font-name="DejaVu Sans" fo:font-size="11pt" style:font-size-asian="11pt" style:font-name-complex="Times New Roman1" style:font-size-complex="11pt"/>
    </style:style>
    <style:style style:name="P38" style:family="paragraph" style:parent-style-name="AJ.Ayts">
      <style:paragraph-properties fo:margin-left="0cm" fo:margin-right="0.3cm" fo:margin-top="0cm" fo:margin-bottom="0cm" loext:contextual-spacing="false" fo:text-align="center" style:justify-single-word="false" fo:text-indent="1cm" style:auto-text-indent="false" style:writing-mode="lr-tb"/>
      <style:text-properties fo:color="#000000" style:font-name="DejaVu Sans" fo:font-size="18pt" style:font-size-asian="18pt" style:font-name-complex="Times New Roman1" style:font-size-complex="18pt"/>
    </style:style>
    <style:style style:name="P39" style:family="paragraph" style:parent-style-name="AJ.Ayts">
      <style:paragraph-properties fo:margin-left="0cm" fo:margin-right="0.3cm" fo:margin-top="0cm" fo:margin-bottom="0cm" loext:contextual-spacing="false" fo:line-height="0.564cm" fo:text-indent="1cm" style:auto-text-indent="false" style:writing-mode="lr-tb"/>
      <style:text-properties style:font-name="DejaVu Sans"/>
    </style:style>
    <style:style style:name="P40" style:family="paragraph" style:parent-style-name="AJ.Ayts">
      <style:paragraph-properties fo:margin-left="0cm" fo:margin-right="0.3cm" fo:margin-top="0cm" fo:margin-bottom="0cm" loext:contextual-spacing="false" fo:text-align="center" style:justify-single-word="false" fo:text-indent="1cm" style:auto-text-indent="false" style:writing-mode="lr-tb"/>
      <style:text-properties style:font-name="DejaVu Sans"/>
    </style:style>
    <style:style style:name="P41" style:family="paragraph" style:parent-style-name="AJ.Ayts">
      <style:paragraph-properties fo:margin-left="0cm" fo:margin-right="0.3cm" fo:margin-top="0cm" fo:margin-bottom="0cm" loext:contextual-spacing="false" fo:text-align="center" style:justify-single-word="false" fo:text-indent="1cm" style:auto-text-indent="false" fo:break-before="page" style:writing-mode="lr-tb"/>
      <style:text-properties style:font-name="DejaVu Sans"/>
    </style:style>
    <style:style style:name="P42" style:family="paragraph" style:parent-style-name="AJ.Ayts">
      <style:paragraph-properties fo:margin-left="0cm" fo:margin-right="0.3cm" fo:margin-top="0cm" fo:margin-bottom="0cm" loext:contextual-spacing="false" fo:line-height="0.564cm" fo:text-indent="1cm" style:auto-text-indent="false" fo:break-before="page" style:writing-mode="lr-tb"/>
      <style:text-properties style:font-name="DejaVu Sans"/>
    </style:style>
    <style:style style:name="P43" style:family="paragraph" style:parent-style-name="Standard">
      <style:paragraph-properties fo:margin-left="0cm" fo:margin-right="0.3cm" fo:text-align="center" style:justify-single-word="false" fo:text-indent="1cm" style:auto-text-indent="false" style:writing-mode="lr-tb"/>
      <style:text-properties fo:color="#000000" style:font-name="DejaVu Sans" fo:font-size="11pt" fo:letter-spacing="0.106cm" fo:font-weight="bold" style:font-size-asian="11pt" style:font-weight-asian="bold" style:font-name-complex="Times New Roman1" style:font-size-complex="11pt" style:font-weight-complex="bold"/>
    </style:style>
    <style:style style:name="P44"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DejaVu Sans" fo:font-size="11pt" fo:letter-spacing="0.106cm" style:font-size-asian="11pt" style:font-name-complex="Times New Roman1" style:font-size-complex="11pt"/>
    </style:style>
    <style:style style:name="P45"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DejaVu Sans" fo:font-size="11pt" style:font-size-asian="11pt" style:font-name-complex="Times New Roman1" style:font-size-complex="11pt"/>
    </style:style>
    <style:style style:name="P46"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DejaVu Sans" fo:font-size="11pt" style:font-size-asian="11pt" style:font-name-complex="Times New Roman1" style:font-size-complex="11pt"/>
    </style:style>
    <style:style style:name="P47" style:family="paragraph" style:parent-style-name="Standard">
      <style:paragraph-properties fo:margin-left="0cm" fo:margin-right="0.3cm" fo:text-align="justify" style:justify-single-word="false" fo:text-indent="1cm" style:auto-text-indent="false" style:writing-mode="lr-tb"/>
      <style:text-properties fo:color="#000000" style:font-name="DejaVu Sans" fo:font-size="11pt" style:font-size-asian="11pt" style:font-name-complex="Times New Roman1" style:font-size-complex="11pt"/>
    </style:style>
    <style:style style:name="P48"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DejaVu Sans" fo:font-size="11pt" fo:letter-spacing="0.026cm" style:font-size-asian="11pt" style:font-name-complex="Times New Roman1" style:font-size-complex="11pt"/>
    </style:style>
    <style:style style:name="P49"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DejaVu Sans" fo:font-size="11pt" fo:letter-spacing="0.062cm" style:font-size-asian="11pt" style:font-name-complex="Times New Roman1" style:font-size-complex="11pt"/>
    </style:style>
    <style:style style:name="P50"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DejaVu Sans" fo:font-size="11pt" fo:font-weight="bold" style:font-size-asian="11pt" style:font-weight-asian="bold" style:font-name-complex="Times New Roman1" style:font-size-complex="11pt" style:font-weight-complex="bold"/>
    </style:style>
    <style:style style:name="P51" style:family="paragraph" style:parent-style-name="Standard">
      <style:paragraph-properties fo:margin-left="0cm" fo:margin-right="0.3cm" fo:text-align="center" style:justify-single-word="false" fo:text-indent="1cm" style:auto-text-indent="false" style:writing-mode="lr-tb"/>
      <style:text-properties fo:color="#000000" style:font-name="DejaVu Sans" fo:font-size="36pt" fo:letter-spacing="0.106cm" fo:font-weight="bold" style:font-size-asian="36pt" style:font-weight-asian="bold" style:font-name-complex="Times New Roman1" style:font-size-complex="36pt" style:font-weight-complex="bold"/>
    </style:style>
    <style:style style:name="P52" style:family="paragraph" style:parent-style-name="Standard">
      <style:paragraph-properties fo:margin-left="0cm" fo:margin-right="0.3cm" fo:text-align="center" style:justify-single-word="false" fo:text-indent="1cm" style:auto-text-indent="false" style:writing-mode="lr-tb"/>
      <style:text-properties fo:color="#000000" style:font-name="DejaVu Sans" fo:font-size="26pt" style:font-size-asian="26pt" style:font-name-complex="Times New Roman1" style:font-size-complex="26pt"/>
    </style:style>
    <style:style style:name="P53" style:family="paragraph" style:parent-style-name="Standard">
      <style:paragraph-properties fo:margin-left="0cm" fo:margin-right="0.3cm" fo:line-height="0.564cm" fo:text-align="justify" style:justify-single-word="false" fo:text-indent="1cm" style:auto-text-indent="false" style:writing-mode="lr-tb"/>
      <style:text-properties fo:text-transform="uppercase" fo:color="#000000" style:font-name="DejaVu Sans" fo:font-size="11pt" fo:letter-spacing="0.018cm" style:font-size-asian="11pt" style:font-name-complex="Times New Roman1" style:font-size-complex="11pt"/>
    </style:style>
    <style:style style:name="P54" style:family="paragraph" style:parent-style-name="Standard">
      <style:paragraph-properties fo:margin-left="0cm" fo:margin-right="0.3cm" fo:line-height="0.564cm" fo:text-align="justify" style:justify-single-word="false" fo:text-indent="1cm" style:auto-text-indent="false" style:writing-mode="lr-tb"/>
      <style:text-properties fo:text-transform="uppercase" fo:color="#000000" style:font-name="DejaVu Sans" fo:font-size="11pt" fo:letter-spacing="0.018cm" fo:font-weight="bold" style:font-size-asian="11pt" style:font-weight-asian="bold" style:font-name-complex="Times New Roman1" style:font-size-complex="11pt" style:font-weight-complex="bold"/>
    </style:style>
    <style:style style:name="P55" style:family="paragraph" style:parent-style-name="Standard">
      <style:paragraph-properties fo:margin-left="0cm" fo:margin-right="0.3cm" fo:text-align="center" style:justify-single-word="false" fo:text-indent="1cm" style:auto-text-indent="false" style:writing-mode="lr-tb"/>
      <style:text-properties style:font-name="DejaVu Sans"/>
    </style:style>
    <style:style style:name="P56" style:family="paragraph" style:parent-style-name="Standard">
      <style:paragraph-properties fo:margin-left="0cm" fo:margin-right="0.3cm" fo:line-height="0.564cm" fo:text-align="center" style:justify-single-word="false" fo:text-indent="1cm" style:auto-text-indent="false" style:writing-mode="lr-tb"/>
      <style:text-properties style:font-name="DejaVu Sans"/>
    </style:style>
    <style:style style:name="P57" style:family="paragraph" style:parent-style-name="Standard">
      <style:paragraph-properties fo:margin-left="0cm" fo:margin-right="0.3cm" fo:line-height="0.564cm" fo:text-align="justify" style:justify-single-word="false" fo:text-indent="1cm" style:auto-text-indent="false" style:writing-mode="lr-tb"/>
      <style:text-properties style:font-name="DejaVu Sans"/>
    </style:style>
    <style:style style:name="P58" style:family="paragraph" style:parent-style-name="Standard">
      <style:paragraph-properties fo:margin-left="0cm" fo:margin-right="0.3cm" fo:text-align="justify" style:justify-single-word="false" fo:text-indent="1cm" style:auto-text-indent="false" style:writing-mode="lr-tb"/>
      <style:text-properties style:font-name="DejaVu Sans"/>
    </style:style>
    <style:style style:name="P59" style:family="paragraph" style:parent-style-name="Standard">
      <style:paragraph-properties fo:margin-left="0cm" fo:margin-right="0.3cm" fo:line-height="0.564cm" fo:text-align="center" style:justify-single-word="false" fo:text-indent="1cm" style:auto-text-indent="false" fo:break-before="page" style:writing-mode="lr-tb"/>
      <style:text-properties fo:color="#000000" style:font-name="DejaVu Sans" fo:font-size="11pt" style:font-size-asian="11pt" style:font-name-complex="Times New Roman1" style:font-size-complex="11pt"/>
    </style:style>
    <style:style style:name="P60" style:family="paragraph" style:parent-style-name="Standard">
      <style:paragraph-properties fo:margin-left="0cm" fo:margin-right="0.3cm" fo:text-align="justify" style:justify-single-word="false" fo:text-indent="1cm" style:auto-text-indent="false" fo:break-before="page" style:writing-mode="lr-tb"/>
      <style:text-properties style:font-name="DejaVu Sans"/>
    </style:style>
    <style:style style:name="P61" style:family="paragraph" style:parent-style-name="Standard">
      <style:paragraph-properties fo:margin-left="0cm" fo:margin-right="0.3cm" fo:text-align="center" style:justify-single-word="false" fo:text-indent="1cm" style:auto-text-indent="false" fo:break-before="page" style:writing-mode="lr-tb"/>
      <style:text-properties style:font-name="DejaVu Sans"/>
    </style:style>
    <style:style style:name="P62" style:family="paragraph" style:parent-style-name="Standard" style:master-page-name="Standard">
      <style:paragraph-properties fo:margin-left="0cm" fo:margin-right="0.3cm" fo:text-align="center" style:justify-single-word="false" fo:text-indent="1cm" style:auto-text-indent="false" style:page-number="1" style:writing-mode="lr-tb"/>
      <style:text-properties fo:color="#000000" style:font-name="DejaVu Sans" fo:font-size="11pt" fo:letter-spacing="0.106cm" fo:font-weight="bold" style:font-size-asian="11pt" style:font-weight-asian="bold" style:font-name-complex="Times New Roman1" style:font-size-complex="11pt" style:font-weight-complex="bold"/>
    </style:style>
    <style:style style:name="P63" style:family="paragraph" style:parent-style-name="Standard">
      <style:paragraph-properties fo:margin-left="1cm" fo:margin-right="0.3cm" fo:line-height="0.564cm" fo:text-align="center" style:justify-single-word="false" fo:text-indent="0cm" style:auto-text-indent="false" style:writing-mode="lr-tb"/>
      <style:text-properties style:font-name="DejaVu Sans"/>
    </style:style>
    <style:style style:name="P64" style:family="paragraph" style:parent-style-name="Standard">
      <style:paragraph-properties fo:margin-left="0cm" fo:margin-right="0.3cm" fo:line-height="0.564cm" fo:text-align="justify" style:justify-single-word="false" fo:text-indent="0cm" style:auto-text-indent="false" fo:keep-with-next="always" style:writing-mode="lr-tb">
        <style:tab-stops>
          <style:tab-stop style:position="12.383cm"/>
        </style:tab-stops>
      </style:paragraph-properties>
      <style:text-properties style:font-name="DejaVu Sans"/>
    </style:style>
    <style:style style:name="P65" style:family="paragraph" style:parent-style-name="Standard">
      <style:paragraph-properties fo:margin-left="0cm" fo:margin-right="0.3cm" fo:line-height="0.564cm" fo:text-align="justify" style:justify-single-word="false" fo:text-indent="0cm" style:auto-text-indent="false" style:writing-mode="lr-tb">
        <style:tab-stops>
          <style:tab-stop style:position="1.27cm"/>
        </style:tab-stops>
      </style:paragraph-properties>
      <style:text-properties style:font-name="DejaVu Sans"/>
    </style:style>
    <style:style style:name="T1" style:family="text">
      <style:text-properties fo:color="#000000" style:font-name="Times New Roman" fo:font-size="36pt" fo:letter-spacing="0.106cm" fo:font-weight="bold" style:font-size-asian="36pt" style:font-weight-asian="bold" style:font-name-complex="Times New Roman1" style:font-size-complex="36pt" style:font-weight-complex="bold"/>
    </style:style>
    <style:style style:name="T2" style:family="text">
      <style:text-properties fo:color="#000000" style:font-name="Times New Roman" fo:font-size="36pt" fo:letter-spacing="0.071cm" fo:font-weight="bold" style:font-size-asian="36pt" style:font-weight-asian="bold" style:font-name-complex="Times New Roman1" style:font-size-complex="36pt" style:font-weight-complex="bold"/>
    </style:style>
    <style:style style:name="T3" style:family="text">
      <style:text-properties fo:color="#000000" style:font-name="Times New Roman" fo:font-size="26pt" fo:letter-spacing="0.062cm" fo:font-weight="bold" style:font-size-asian="26pt" style:font-weight-asian="bold" style:font-name-complex="Times New Roman1" style:font-size-complex="26pt" style:font-weight-complex="bold"/>
    </style:style>
    <style:style style:name="T4" style:family="text">
      <style:text-properties fo:color="#000000" style:font-name="Times New Roman" fo:font-size="11pt" style:font-size-asian="11pt" style:font-name-complex="Times New Roman1" style:font-size-complex="11pt"/>
    </style:style>
    <style:style style:name="T5" style:family="text">
      <style:text-properties fo:color="#000000" style:font-name="Times New Roman" fo:font-size="11pt" fo:letter-spacing="0.035cm" fo:font-weight="bold" style:font-size-asian="11pt" style:font-weight-asian="bold" style:font-name-complex="Times New Roman1" style:font-size-complex="11pt" style:font-weight-complex="bold"/>
    </style:style>
    <style:style style:name="T6" style:family="text">
      <style:text-properties fo:color="#000000" style:font-name="Times New Roman" fo:font-size="11pt" style:text-underline-style="solid" style:text-underline-width="auto" style:text-underline-color="font-color" style:font-size-asian="11pt" style:font-name-complex="Times New Roman1" style:font-size-complex="11pt"/>
    </style:style>
    <style:style style:name="T7" style:family="text">
      <style:text-properties fo:color="#000000" style:font-name="Times New Roman" fo:font-size="11pt" fo:font-weight="bold" style:font-size-asian="11pt" style:font-weight-asian="bold" style:font-name-complex="Times New Roman1" style:font-size-complex="11pt" style:font-weight-complex="bold"/>
    </style:style>
    <style:style style:name="T8" style:family="text">
      <style:text-properties fo:color="#000000" style:font-name="Times New Roman" fo:font-size="11pt" fo:font-style="italic" style:font-size-asian="11pt" style:font-style-asian="italic" style:font-name-complex="Times New Roman1" style:font-size-complex="11pt" style:font-style-complex="italic"/>
    </style:style>
    <style:style style:name="T9" style:family="text">
      <style:text-properties fo:color="#000000" style:font-name="Times New Roman" fo:font-size="11pt" fo:letter-spacing="0.132cm" fo:font-weight="bold" style:font-size-asian="11pt" style:font-weight-asian="bold" style:font-name-complex="Times New Roman1" style:font-size-complex="11pt" style:font-weight-complex="bold"/>
    </style:style>
    <style:style style:name="T10" style:family="text">
      <style:text-properties fo:color="#000000" style:font-name="Times New Roman" fo:font-size="11pt" fo:font-style="normal" style:font-size-asian="11pt" style:font-style-asian="normal" style:font-name-complex="Times New Roman1" style:font-size-complex="11pt" style:font-style-complex="normal"/>
    </style:style>
    <style:style style:name="T11" style:family="text">
      <style:text-properties fo:color="#000000" style:font-name="Times New Roman" fo:font-size="11pt" fo:font-weight="normal" style:font-size-asian="11pt" style:font-weight-asian="normal" style:font-name-complex="Times New Roman1" style:font-size-complex="11pt" style:font-weight-complex="normal"/>
    </style:style>
    <style:style style:name="T12" style:family="text">
      <style:text-properties fo:color="#000000" style:font-name="Times New Roman" fo:font-weight="bold" style:font-weight-asian="bold" style:font-name-complex="Times New Roman1" style:font-weight-complex="bold"/>
    </style:style>
    <style:style style:name="T13" style:family="text">
      <style:text-properties fo:color="#000000" style:font-name="Times New Roman" style:font-name-complex="Times New Roman1"/>
    </style:style>
    <style:style style:name="T14" style:family="text">
      <style:text-properties fo:color="#000000" style:font-name="Times New Roman" fo:font-size="14pt" fo:font-weight="bold" style:font-size-asian="14pt" style:font-weight-asian="bold" style:font-name-complex="Times New Roman1" style:font-size-complex="14pt" style:font-weight-complex="bold"/>
    </style:style>
    <style:style style:name="T15" style:family="text">
      <style:text-properties fo:color="#000000" style:font-name="Times New Roman" fo:font-size="14pt" style:text-underline-style="none" style:font-size-asian="14pt" style:font-name-complex="Times New Roman1" style:font-size-complex="14pt"/>
    </style:style>
    <style:style style:name="T16" style:family="text">
      <style:text-properties fo:color="#000000" style:font-name="Times New Roman" fo:font-size="18pt" style:font-size-asian="18pt" style:font-name-complex="Times New Roman1" style:font-size-complex="18pt"/>
    </style:style>
    <style:style style:name="T17" style:family="text">
      <style:text-properties fo:color="#000000" style:font-name="Times New Roman" fo:font-size="18pt" fo:font-weight="bold" style:font-size-asian="18pt" style:font-weight-asian="bold" style:font-name-complex="Times New Roman1" style:font-size-complex="18pt" style:font-weight-complex="bold"/>
    </style:style>
    <style:style style:name="T18" style:family="text">
      <style:text-properties fo:color="#000000" style:font-name="Times New Roman" fo:font-size="18pt" style:text-underline-style="none" style:font-size-asian="18pt" style:font-name-complex="Times New Roman1" style:font-size-complex="18pt"/>
    </style:style>
    <style:style style:name="T19" style:family="text">
      <style:text-properties fo:color="#000000" style:font-name="Times New Roman" fo:font-size="16pt" fo:font-weight="bold" style:font-size-asian="16pt" style:font-weight-asian="bold" style:font-name-complex="Times New Roman1" style:font-size-complex="16pt" style:font-weight-complex="bold"/>
    </style:style>
    <style:style style:name="T20" style:family="text">
      <style:text-properties fo:color="#000000" style:text-position="67% 100%" style:font-name="Times New Roman" fo:font-size="18pt" fo:font-weight="bold" style:font-size-asian="18pt" style:font-weight-asian="bold" style:font-name-complex="Times New Roman1" style:font-size-complex="18pt" style:font-weight-complex="bold"/>
    </style:style>
    <style:style style:name="T21" style:family="text">
      <style:text-properties fo:color="#000000" style:text-position="67% 100%" fo:font-size="18pt" fo:font-weight="bold" style:font-size-asian="18pt" style:font-weight-asian="bold" style:font-name-complex="Times New Roman1" style:font-size-complex="18pt" style:font-weight-complex="bold"/>
    </style:style>
    <style:style style:name="T22" style:family="text">
      <style:text-properties fo:color="#000000" style:text-position="27% 100%" style:font-name="Times New Roman" fo:font-size="11pt" style:font-size-asian="11pt" style:font-name-complex="Times New Roman1" style:font-size-complex="11pt"/>
    </style:style>
    <style:style style:name="T23" style:family="text">
      <style:text-properties fo:color="#000000" style:text-position="27% 100%" fo:font-size="11pt" style:font-size-asian="11pt" style:font-name-complex="Times New Roman1" style:font-size-complex="11pt"/>
    </style:style>
    <style:style style:name="T24" style:family="text">
      <style:text-properties fo:color="#000000" fo:font-size="36pt" fo:letter-spacing="0.106cm" fo:font-weight="bold" style:font-size-asian="36pt" style:font-weight-asian="bold" style:font-name-complex="Times New Roman1" style:font-size-complex="36pt" style:font-weight-complex="bold"/>
    </style:style>
    <style:style style:name="T25" style:family="text">
      <style:text-properties fo:color="#000000" fo:font-size="36pt" fo:letter-spacing="0.071cm" fo:font-weight="bold" style:font-size-asian="36pt" style:font-weight-asian="bold" style:font-name-complex="Times New Roman1" style:font-size-complex="36pt" style:font-weight-complex="bold"/>
    </style:style>
    <style:style style:name="T26" style:family="text">
      <style:text-properties fo:color="#000000" fo:font-size="26pt" fo:letter-spacing="0.062cm" fo:font-weight="bold" style:font-size-asian="26pt" style:font-weight-asian="bold" style:font-name-complex="Times New Roman1" style:font-size-complex="26pt" style:font-weight-complex="bold"/>
    </style:style>
    <style:style style:name="T27" style:family="text">
      <style:text-properties fo:color="#000000" fo:font-size="11pt" style:font-size-asian="11pt" style:font-name-complex="Times New Roman1" style:font-size-complex="11pt"/>
    </style:style>
    <style:style style:name="T28" style:family="text">
      <style:text-properties fo:color="#000000" fo:font-size="11pt" fo:letter-spacing="0.035cm" fo:font-weight="bold" style:font-size-asian="11pt" style:font-weight-asian="bold" style:font-name-complex="Times New Roman1" style:font-size-complex="11pt" style:font-weight-complex="bold"/>
    </style:style>
    <style:style style:name="T29" style:family="text">
      <style:text-properties fo:color="#000000" fo:font-size="11pt" style:text-underline-style="solid" style:text-underline-width="auto" style:text-underline-color="font-color" style:font-size-asian="11pt" style:font-name-complex="Times New Roman1" style:font-size-complex="11pt"/>
    </style:style>
    <style:style style:name="T30" style:family="text">
      <style:text-properties fo:color="#000000" fo:font-size="11pt" fo:font-weight="bold" style:font-size-asian="11pt" style:font-weight-asian="bold" style:font-name-complex="Times New Roman1" style:font-size-complex="11pt" style:font-weight-complex="bold"/>
    </style:style>
    <style:style style:name="T31" style:family="text">
      <style:text-properties fo:color="#000000" fo:font-size="11pt" fo:font-style="italic" style:font-size-asian="11pt" style:font-style-asian="italic" style:font-name-complex="Times New Roman1" style:font-size-complex="11pt" style:font-style-complex="italic"/>
    </style:style>
    <style:style style:name="T32" style:family="text">
      <style:text-properties fo:color="#000000" fo:font-size="11pt" fo:letter-spacing="0.132cm" fo:font-weight="bold" style:font-size-asian="11pt" style:font-weight-asian="bold" style:font-name-complex="Times New Roman1" style:font-size-complex="11pt" style:font-weight-complex="bold"/>
    </style:style>
    <style:style style:name="T33" style:family="text">
      <style:text-properties fo:color="#000000" fo:font-size="11pt" fo:font-style="normal" style:font-size-asian="11pt" style:font-style-asian="normal" style:font-name-complex="Times New Roman1" style:font-size-complex="11pt" style:font-style-complex="normal"/>
    </style:style>
    <style:style style:name="T34" style:family="text">
      <style:text-properties fo:color="#000000" fo:font-size="11pt" fo:font-weight="normal" style:font-size-asian="11pt" style:font-weight-asian="normal" style:font-name-complex="Times New Roman1" style:font-size-complex="11pt" style:font-weight-complex="normal"/>
    </style:style>
    <style:style style:name="T35" style:family="text">
      <style:text-properties fo:color="#000000" fo:font-weight="bold" style:font-weight-asian="bold" style:font-name-complex="Times New Roman1" style:font-weight-complex="bold"/>
    </style:style>
    <style:style style:name="T36" style:family="text">
      <style:text-properties fo:color="#000000" style:font-name-complex="Times New Roman1"/>
    </style:style>
    <style:style style:name="T37" style:family="text">
      <style:text-properties fo:color="#000000" fo:font-size="14pt" fo:font-weight="bold" style:font-size-asian="14pt" style:font-weight-asian="bold" style:font-name-complex="Times New Roman1" style:font-size-complex="14pt" style:font-weight-complex="bold"/>
    </style:style>
    <style:style style:name="T38" style:family="text">
      <style:text-properties fo:color="#000000" fo:font-size="14pt" style:text-underline-style="none" style:font-size-asian="14pt" style:font-name-complex="Times New Roman1" style:font-size-complex="14pt"/>
    </style:style>
    <style:style style:name="T39" style:family="text">
      <style:text-properties fo:color="#000000" fo:font-size="18pt" style:font-size-asian="18pt" style:font-name-complex="Times New Roman1" style:font-size-complex="18pt"/>
    </style:style>
    <style:style style:name="T40" style:family="text">
      <style:text-properties fo:color="#000000" fo:font-size="18pt" fo:font-weight="bold" style:font-size-asian="18pt" style:font-weight-asian="bold" style:font-name-complex="Times New Roman1" style:font-size-complex="18pt" style:font-weight-complex="bold"/>
    </style:style>
    <style:style style:name="T41" style:family="text">
      <style:text-properties fo:color="#000000" fo:font-size="18pt" style:text-underline-style="none" style:font-size-asian="18pt" style:font-name-complex="Times New Roman1" style:font-size-complex="18pt"/>
    </style:style>
    <style:style style:name="T42" style:family="text">
      <style:text-properties fo:color="#000000" fo:font-size="16pt" fo:font-weight="bold" style:font-size-asian="16pt" style:font-weight-asian="bold" style:font-name-complex="Times New Roman1" style:font-size-complex="16pt" style:font-weight-complex="bold"/>
    </style:style>
    <style:style style:name="T43" style:family="text">
      <style:text-properties fo:text-transform="uppercase" fo:color="#000000" style:font-name="Times New Roman" fo:font-size="11pt" fo:letter-spacing="0.018cm" style:font-size-asian="11pt" style:font-name-complex="Times New Roman1" style:font-size-complex="11pt"/>
    </style:style>
    <style:style style:name="T44" style:family="text">
      <style:text-properties fo:text-transform="uppercase" fo:color="#000000" style:font-name="Times New Roman" fo:font-size="11pt" fo:letter-spacing="0.018cm" fo:font-weight="bold" style:font-size-asian="11pt" style:font-weight-asian="bold" style:font-name-complex="Times New Roman1" style:font-size-complex="11pt" style:font-weight-complex="bold"/>
    </style:style>
    <style:style style:name="T45" style:family="text">
      <style:text-properties fo:text-transform="uppercase" fo:color="#000000" style:font-name="Times New Roman" fo:font-size="18pt" fo:letter-spacing="0.018cm" fo:font-weight="bold" style:font-size-asian="18pt" style:font-weight-asian="bold" style:font-name-complex="Times New Roman1" style:font-size-complex="18pt" style:font-weight-complex="bold"/>
    </style:style>
    <style:style style:name="T46" style:family="text">
      <style:text-properties fo:text-transform="uppercase" fo:color="#000000" style:font-name="Times New Roman" fo:font-size="16pt" fo:font-weight="bold" style:font-size-asian="16pt" style:font-weight-asian="bold" style:font-name-complex="Times New Roman1" style:font-size-complex="16pt" style:font-weight-complex="bold"/>
    </style:style>
    <style:style style:name="T47" style:family="text">
      <style:text-properties fo:text-transform="uppercase" fo:color="#000000" fo:font-size="11pt" fo:letter-spacing="0.018cm" style:font-size-asian="11pt" style:font-name-complex="Times New Roman1" style:font-size-complex="11pt"/>
    </style:style>
    <style:style style:name="T48" style:family="text">
      <style:text-properties fo:text-transform="uppercase" fo:color="#000000" fo:font-size="11pt" fo:letter-spacing="0.018cm" fo:font-weight="bold" style:font-size-asian="11pt" style:font-weight-asian="bold" style:font-name-complex="Times New Roman1" style:font-size-complex="11pt" style:font-weight-complex="bold"/>
    </style:style>
    <style:style style:name="T49" style:family="text">
      <style:text-properties fo:text-transform="uppercase" fo:color="#000000" fo:font-size="18pt" fo:letter-spacing="0.018cm" fo:font-weight="bold" style:font-size-asian="18pt" style:font-weight-asian="bold" style:font-name-complex="Times New Roman1" style:font-size-complex="18pt" style:font-weight-complex="bold"/>
    </style:style>
    <style:style style:name="T50" style:family="text">
      <style:text-properties fo:text-transform="uppercase" fo:color="#000000" fo:font-size="16pt" fo:font-weight="bold" style:font-size-asian="16pt" style:font-weight-asian="bold" style:font-name-complex="Times New Roman1" style:font-size-complex="16pt" style:font-weight-complex="bold"/>
    </style:style>
    <style:style style:name="T51" style:family="text">
      <style:text-properties style:font-name="Times New Roman" fo:font-size="14pt" fo:font-weight="bold" style:font-size-asian="14pt" style:font-weight-asian="bold" style:font-name-complex="Times New Roman1" style:font-size-complex="14pt" style:font-weight-complex="bold"/>
    </style:style>
    <style:style style:name="T52" style:family="text">
      <style:text-properties fo:font-size="14pt" fo:font-weight="bold" style:font-size-asian="14pt" style:font-weight-asian="bold" style:font-name-complex="Times New Roman1" style:font-size-complex="14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43"/>
      <text:p text:style-name="P43"/>
      <text:p text:style-name="P43"/>
      <text:p text:style-name="P51"/>
      <text:p text:style-name="P51"/>
      <text:p text:style-name="P51"/>
      <text:p text:style-name="P55"><text:span text:style-name="T24">BIOMIMETICS:</text:span></text:p>
      <text:p text:style-name="P55"><text:span text:style-name="T25">Technology Imitates Nature</text:span></text:p>
      <text:p text:style-name="P52"/>
      <text:p text:style-name="P52"/>
      <text:p text:style-name="P52"/>
      <text:p text:style-name="P52"/>
      <text:p text:style-name="P55"><text:span text:style-name="T26">HARUN YAHYA</text:span></text:p>
      <text:p text:style-name="P44"/>
      <text:p text:style-name="P44"/>
      <text:p text:style-name="P45"/>
      <text:p text:style-name="P45"/>
      <text:p text:style-name="P56"/>
      <text:p text:style-name="P59"/>
      <text:p text:style-name="P46"/>
      <text:p text:style-name="P46"/>
      <text:p text:style-name="P46"/>
      <text:p text:style-name="P46"/>
      <text:p text:style-name="P56"><text:span text:style-name="T27">Translated by Carl Rossini</text:span></text:p>
      <text:p text:style-name="P56"><text:span text:style-name="T27">Edited by Tam Mossman</text:span></text:p>
      <text:p text:style-name="P46"/>
      <text:p text:style-name="P56"><text:span text:style-name="T28">March, 2006</text:span></text:p>
      <text:p text:style-name="P48"/>
      <text:p text:style-name="P56"><text:span text:style-name="T29">Published by</text:span></text:p>
      <text:p text:style-name="P56"><text:span text:style-name="T30">GLOBALPUBLISHING</text:span></text:p>
      <text:p text:style-name="P56"><text:span text:style-name="T27">Talatpasa Mah. Emir Gazi Cad.</text:span></text:p>
      <text:p text:style-name="P56"><text:span text:style-name="T27">Ibrahim Elmas Ismerkezi A Blok Kat.4</text:span></text:p>
      <text:p text:style-name="P56"><text:span text:style-name="T27">Okmeydani-Istanbul/Turkey</text:span></text:p>
      <text:p text:style-name="P56"><text:span text:style-name="T27">Phone:+90 212 2220088</text:span></text:p>
      <text:p text:style-name="P46"/>
      <text:p text:style-name="P46"/>
      <text:p text:style-name="P56"><text:span text:style-name="T27">Printed and bound by Secil Ofset in Istanbul</text:span></text:p>
      <text:p text:style-name="P56"><text:span text:style-name="T27">100. Yil Mah. MAS-SIT Matbaacilar Sitesi 4. Cadde No: 77</text:span></text:p>
      <text:p text:style-name="P56"><text:span text:style-name="T27">Bagcilar-Istanbul/Turkey</text:span></text:p>
      <text:p text:style-name="P56"><text:span text:style-name="T27">Phone: (+90 212) 629 06 15</text:span></text:p>
      <text:p text:style-name="P46"/>
      <text:p text:style-name="P46"/>
      <text:p text:style-name="P63"><text:span text:style-name="T27">All translations from the Qur'an are from </text:span><text:span text:style-name="T31">The Noble Qur'an: a New Rendering of its Meaning in English</text:span><text:span text:style-name="T27"> by Hajj Abdalhaqq and Aisha Bewley, published by Bookwork, Norwich, UK. 1420 CE/1999 AH.</text:span></text:p>
      <text:p text:style-name="P46"/>
      <text:p text:style-name="P46"/>
      <text:p text:style-name="P56"><text:span text:style-name="T27">Abbreviation used:</text:span></text:p>
      <text:p text:style-name="P56"><text:span text:style-name="T31">(pbuh)</text:span><text:span text:style-name="T27">: Peace be upon him (following a reference to</text:span></text:p>
      <text:p text:style-name="P56"><text:span text:style-name="T27">the prophets)</text:span></text:p>
      <text:p text:style-name="P46"/>
      <text:p text:style-name="P46"/>
      <text:p text:style-name="P56"><text:span text:style-name="T32">www.harunyahya.com</text:span></text:p>
      <text:p text:style-name="P45"/>
      <text:p text:style-name="P49"/>
      <text:p text:style-name="P49"/>
      <text:p text:style-name="P47"/>
      <text:p text:style-name="P58"/>
      <text:p text:style-name="P60"><text:span text:style-name="T21">CONTENTS</text:span></text:p>
      <text:p text:style-name="P45"/>
      <text:p text:style-name="P57"><text:span text:style-name="T47">INTRODUCTION... </text:span></text:p>
      <text:p text:style-name="P53"/>
      <text:p text:style-name="P57"><text:span text:style-name="T48">Chapter 1.</text:span></text:p>
      <text:p text:style-name="P57"><text:span text:style-name="T47">Intelligent Materials</text:span></text:p>
      <text:p text:style-name="P53"/>
      <text:p text:style-name="P57"><text:span text:style-name="T48">Chapter 2. </text:span></text:p>
      <text:p text:style-name="P57"><text:span text:style-name="T47">The DesignS IN PLANTS and BiomimeticS</text:span></text:p>
      <text:p text:style-name="P53"/>
      <text:p text:style-name="P57"><text:span text:style-name="T48">Chapter 3. </text:span></text:p>
      <text:p text:style-name="P57"><text:span text:style-name="T47">GearBoxes and Jet Engines in Nature</text:span></text:p>
      <text:p text:style-name="P53"/>
      <text:p text:style-name="P57"><text:span text:style-name="T48">Chapter 4. </text:span></text:p>
      <text:p text:style-name="P57"><text:span text:style-name="T47">Using Waves and Vibrations</text:span></text:p>
      <text:p text:style-name="P53"/>
      <text:p text:style-name="P57"><text:span text:style-name="T48">Chapter 5. </text:span></text:p>
      <text:p text:style-name="P57"><text:span text:style-name="T47">Living Things and Flight Technology</text:span></text:p>
      <text:p text:style-name="P53"/>
      <text:p text:style-name="P57"><text:span text:style-name="T48">Chapter 6. </text:span></text:p>
      <text:p text:style-name="P57"><text:span text:style-name="T47">What We Can Learn from Animals</text:span></text:p>
      <text:p text:style-name="P53"/>
      <text:p text:style-name="P57"><text:span text:style-name="T48">Chapter 7. </text:span></text:p>
      <text:p text:style-name="P57"><text:span text:style-name="T47">Organs Superior to Technology</text:span></text:p>
      <text:p text:style-name="P53"/>
      <text:p text:style-name="P57"><text:span text:style-name="T48">Chapter 8. </text:span></text:p>
      <text:p text:style-name="P57"><text:span text:style-name="T47">Biomimetics and Architecture</text:span></text:p>
      <text:p text:style-name="P53"/>
      <text:p text:style-name="P57"><text:span text:style-name="T48">Chapter 9. </text:span></text:p>
      <text:p text:style-name="P57"><text:span text:style-name="T47">Robots that Imitate Living Things</text:span></text:p>
      <text:p text:style-name="P53"/>
      <text:p text:style-name="P57"><text:span text:style-name="T48">Chapter 10. </text:span></text:p>
      <text:p text:style-name="P57"><text:span text:style-name="T47">Technology in Nature</text:span></text:p>
      <text:p text:style-name="P53"/>
      <text:p text:style-name="P57"><text:span text:style-name="T47">APPENDIX.</text:span></text:p>
      <text:p text:style-name="P57"><text:span text:style-name="T47">DECEPTION OF EVOLUTION</text:span></text:p>
      <text:p text:style-name="P45"/>
      <text:p text:style-name="P1"><text:soft-page-break/></text:p>
      <text:p text:style-name="P1"/>
      <text:p text:style-name="P3"/>
      <text:p text:style-name="P7"><text:span text:style-name="T35">About the Author</text:span></text:p>
      <text:p text:style-name="P22"/>
      <text:p text:style-name="P22"/>
      <text:p text:style-name="P28"><text:span text:style-name="T27">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28"><text:span text:style-name="T27">Harun Yahya's works, translated into 41 different languages, constitute a collection for a total of more than 45,000 pages with 30,000 illustrations.</text:span></text:p>
      <text:p text:style-name="P28"><text:span text:style-name="T27">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may God bless him and grant him peace),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may God bless him and grant him peace), who attained ultimate wisdom and moral perfection, as a sign of his intention to offer the last word. </text:span></text:p>
      <text:p text:style-name="P28"><text:span text:style-name="T27">All of Harun Yahya's works share one single goal: to convey the Qur'an's message, encourage readers to consider basic faith-related issues such as God's existence and unity and the Hereafter; and to expose godless systems' feeble foundations and perverted ideologies. </text:span></text:p>
      <text:p text:style-name="P28"><text:span text:style-name="T27">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span></text:p>
      <text:p text:style-name="P28"><text:span text:style-name="T27">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text:span><text:soft-page-break/><text:span text:style-name="T27">movements of denial are now ideologically defeated, thanks to the books written by Harun Yahya. </text:span></text:p>
      <text:p text:style-name="P28"><text:span text:style-name="T27">This is no doubt a result of the Qur'an's wisdom and lucidity. The author modestly intends to serve as a means in humanity's search for God's right path. No material gain is sought in the publication of these works.</text:span></text:p>
      <text:p text:style-name="P28"><text:span text:style-name="T27">Those who encourage others to read these books, to open their minds and hearts and guide them to become more devoted servants of God, render an invaluable service. </text:span></text:p>
      <text:p text:style-name="P28"><text:span text:style-name="T27">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28"><text:span text:style-name="T27">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28"><text:span text:style-name="T27">In this effort, the books of Harun Yahya assume a leading role. By the will of God, these books will be a means through which people in the twenty-first century will attain the peace, justice, and happiness promised in the Qur'an.</text:span></text:p>
      <text:p text:style-name="P22"/>
      <text:p text:style-name="P3"/>
      <text:p text:style-name="P7"><text:span text:style-name="T35">To the Reader</text:span></text:p>
      <text:p text:style-name="P22"/>
      <text:p text:style-name="P22"/>
      <text:p text:style-name="P28"><text:span text:style-name="T27">A special chapter is assigned to the collapse of the theory of evolution because this theory constitutes the basis of all anti-spiritual philosophies. Since Darwinism rejects the fact of creation—and therefore, God's Existence—over the last 14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 </text:span></text:p>
      <text:p text:style-name="P28"><text:span text:style-name="T27">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span></text:p>
      <text:p text:style-name="P28"><text:span text:style-name="T27">This and all the other books by the author can be read individually, or discussed in a group. Readers eager to profit from the books will find discussion very useful, letting them relate their reflections and experiences to one another. </text:span></text:p>
      <text:p text:style-name="P28"><text:span text:style-name="T27">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span></text:p>
      <text:p text:style-name="P28"><text:span text:style-name="T27">We hope the reader will look through the reviews of his other books at the back of this book. His rich source material on faith-related issues is very useful, and a pleasure to read. </text:span></text:p>
      <text:p text:style-name="P28"><text:span text:style-name="T27">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span></text:p>
      <text:p text:style-name="P49"/>
      <text:p text:style-name="P49"/>
      <text:p text:style-name="P45"/>
      <text:p text:style-name="P45"/>
      <text:p text:style-name="P54"/>
      <text:p text:style-name="P58"/>
      <text:p text:style-name="P60"><text:span text:style-name="T49">INTRODUCTION</text:span></text:p>
      <text:p text:style-name="P50"/>
      <text:p text:style-name="P50"/>
      <text:p text:style-name="P28"><text:span text:style-name="T27">Imagine you’ve just bought an immensely detailed model airplane kit. How do you set about putting all the hundreds of tiny parts together? First, no doubt, you’ll examine the illustrations on the box. Then, following the instructions inside shortens the whole process of putting a model together in the best way possible, making no mistakes.</text:span></text:p>
      <text:p text:style-name="P28"><text:span text:style-name="T27">Even lacking any assembly instructions, you can still manage the task if you already possess a similar model airplane. The first plane’s design can serve as an important guide in assembling any later one. In the exact same way, using a flawless design in nature as a model provides shortcuts to designing technological equipment with the same functions in the most perfect possible manner. Aware of this, most scientists and research and development (R&amp;D) experts study the examples of living things before embarking on any new designs, and imitate the systems and designs that already exist. In other words, they examine the designs God has created in nature and, then inspired, go on to develop new technologies. </text:span></text:p>
      <text:p text:style-name="P28"><text:span text:style-name="T27">This approach has given birth to a new branch of science: </text:span><text:span text:style-name="T31">biomimetics</text:span><text:span text:style-name="T27">, which means the imitation of living things in nature. This new study is being spoken of more and more often in technological circles and is opening up important new horizons for mankind.</text:span></text:p>
      <text:p text:style-name="P28"><text:span text:style-name="T27">As biomimetics emerges, imitating the structures of living systems, it presents a major setback for those scientists who still support the theory of evolution. From an evolutionist’s point of view, it’s entirely unacceptable for men—whom they regard as the highest rung on the evolutionary ladder—to try to draw inspiration from (much less imitate) other living things which, allegedly, are so much more primitive than they are.</text:span></text:p>
      <text:p text:style-name="P28"><text:span text:style-name="T27">If more advanced living things take the designs of “primitive” ones as models, that means that we’ll be basing a large part of our future technology on the structure of those so-called lesser organisms. That, in turn, is a fundamental violation of the theory of evolution, whose logic maintains that living things too primitive to adapt to their environments soon became extinct, while the remaining “higher” ones evolved and succeeded. </text:span></text:p>
      <text:p text:style-name="P28"><text:span text:style-name="T27">Biomimetics, while placing the proponents of evolution in a vicious circle, is expanding by the day and coming to dominate scientific thought. In the light of this, yet another new scientific branch has emerged: biomimicry, or the science of imitating the behavior of living creatures.</text:span></text:p>
      <text:p text:style-name="P28"><text:span text:style-name="T27">This book considers the advances that biomimetics and biomimicry have made by taking nature as their model. It examines the flawless but hitherto, little noted systems that have existed ever since living things were first created. It also describes how nature’s many varied and highly efficient mechanisms, which baffle the proponents of evolution, are all products of our Lord’s unique creation.</text:span></text:p>
      <text:p text:style-name="P11"><text:soft-page-break/><text:span text:style-name="T36">What Is Biomimetics?</text:span></text:p>
      <text:p text:style-name="P28"><text:span text:style-name="T27">Biomimetics and biomimicry are both aimed at solving problems by first examining, and then imitating or drawing inspiration from models in nature.</text:span></text:p>
      <text:p text:style-name="P28"><text:span text:style-name="T27">Biomimetics is the term used to describe the substances, equipment, mechanisms and systems by which humans imitate natural systems and designs, especially in the fields of defense, nanotechnology1, robot technology, and artificial intelligence (also known as AI, for short).</text:span></text:p>
      <text:p text:style-name="P28"><text:span text:style-name="T27">The concept of biomimicry, first put forth by Janine M. Benyus, a writer and scientific observer from Montana, was later taken up and begun to be used by a great many others. One of their accounts describes her work and the whole development of biomimicry: </text:span></text:p>
      <text:p text:style-name="P33"><text:span text:style-name="T27">A naturalist and author of several field guides to wildlife, she visited the laboratories of a number of scientific researchers who are taking a more modest approach to unraveling nature’s secrets. The theme of “biomimicry” is that we have much to learn from the natural world, as model, measure, and mentor. What these researchers have in common is a reverence for natural designs, and the inspiration to use them to solve human problems.</text:span><text:span text:style-name="T33">2</text:span></text:p>
      <text:p text:style-name="P28"><text:span text:style-name="T27">David Oakey is a product strategist for Interface Inc., one of the firms making use of nature to improve product quality and productivity. On the subject of biomimicry, he has this to say: </text:span></text:p>
      <text:p text:style-name="P33"><text:span text:style-name="T27">Nature is my mentor for business and design, a model for the way of life. Nature's system has worked for millions of years... Biomimicry is a way of learning from nature.</text:span><text:span text:style-name="T33">3</text:span></text:p>
      <text:p text:style-name="P28"><text:span text:style-name="T27">This rapidly expanding concept found favor with scientists, who were able to accelerate their own research by drawing for inspiration on nature’s incomparably flawless models. Scientific researchers working on economic systems and raw materials—in the industrial field in particular—have now joined forces to determine how best to imitate nature. </text:span></text:p>
      <text:p text:style-name="P28"><text:span text:style-name="T27">Designs in nature ensure the greatest productivity for the least amount of materials and energy. They’re able to repair themselves, are environmentally friendly and wholly recyclable. They operate silently, are pleasing in aesthetic appearance, and offer long lives and durability. All these good qualities are being taken as models to emulate. As the journal </text:span><text:span text:style-name="T31">High Country News</text:span><text:span text:style-name="T27"> wrote, </text:span><text:span text:style-name="T31">“By using natural systems as models, we can create technologies that are more sustainable than those in use today.”</text:span><text:span text:style-name="T27">4</text:span></text:p>
      <text:p text:style-name="P28"><text:span text:style-name="T27">Janine M. Benyus, author of the book </text:span><text:span text:style-name="T31">Biomimicry</text:span><text:span text:style-name="T27">, came to believe in the need for imitating nature by considering its perfections. Following are some of the examples she cites, which led her to defend such an approach:</text:span></text:p>
      <text:p text:style-name="P28"><text:span text:style-name="T27">Hummingbirds' ability to cross the Gulf of Mexico on less than 3 grams of fuel,</text:span></text:p>
      <text:p text:style-name="P28"><text:span text:style-name="T27">How dragonflies are more maneuverable than even the best helicopters,</text:span></text:p>
      <text:p text:style-name="P28"><text:span text:style-name="T27">The heating and air conditioning systems in termite mounds—in terms of equipment and energy consumption, far superior to those constructed by man,</text:span></text:p>
      <text:p text:style-name="P28"><text:soft-page-break/><text:span text:style-name="T27">Bats’ high-frequency transmitter, far more efficient and sensitive than radar systems created by human beings,</text:span></text:p>
      <text:p text:style-name="P28"><text:span text:style-name="T27">How light-emitting algae combine different chemical substances to give off light without heat,</text:span></text:p>
      <text:p text:style-name="P28"><text:span text:style-name="T27">How arctic fish and temperate-zone frogs return to life after being frozen, with the ice doing their organs no harm,</text:span></text:p>
      <text:p text:style-name="P28"><text:span text:style-name="T27">How anole lizards and chameleons change their colors—and how octopi and cuttlefish change both their colors and patterns in a moment—to blend in with their surroundings,</text:span></text:p>
      <text:p text:style-name="P28"><text:span text:style-name="T27">Bees’, turtles’ and birds’ ability to navigate without maps,</text:span></text:p>
      <text:p text:style-name="P28"><text:span text:style-name="T27">Whales and penguins diving underwater for long periods without scuba gear,</text:span></text:p>
      <text:p text:style-name="P28"><text:span text:style-name="T27">How the DNA helix stores information in all living things,</text:span></text:p>
      <text:p text:style-name="P28"><text:span text:style-name="T27">How, through photosynthesis, leaves perform an astounding chemical reaction to create 300 billion tons of sugar every year.</text:span></text:p>
      <text:p text:style-name="P28"><text:span text:style-name="T27">These are just a few examples of the natural mechanisms and designs that create great excitement, and have the potential to enrich a great many areas of technology. As our information accumulates and technological possibilities increase, their potential becomes ever clearer.</text:span></text:p>
      <text:p text:style-name="P28"><text:span text:style-name="T27">In the 19</text:span><text:span text:style-name="T23">th</text:span><text:span text:style-name="T27"> century, for example, nature was imitated only for its aesthetic values. Painters and architects of the time, influenced by the beauties of the natural world, duplicated these structures’ external appearance in their own creations. But the deeper one looks into the fine detail, the more astonishing nature’s immaculate order becomes. Gradually, as the extraordinary nature of natural designs and the benefits that their imitation would bring to mankind, natural mechanisms began to be studied more closely—and finally, at the molecular level. </text:span></text:p>
      <text:p text:style-name="P28"><text:span text:style-name="T27">The emerging materials, structures and machines being developed through biomimetics can be used in new solar cells, advanced robots and future spacecraft. From that perspective, nature’s designs are opening incredibly broad horizons.</text:span></text:p>
      <text:p text:style-name="P9"/>
      <text:p text:style-name="P11"><text:span text:style-name="T37">How Will Biomimetics Change Our Lives?</text:span></text:p>
      <text:p text:style-name="P28"><text:span text:style-name="T27">Our Lord has given us the designs in nature as great blessings. Imitating them, taking them as models will direct mankind toward what is right and true. For some reason, only recently has the scientific community understood that nature’s designs are an enormous resource and that these need to be made use of in daily life.</text:span></text:p>
      <text:p text:style-name="P28"><text:span text:style-name="T27">A great many authoritative scientific publications accept that natural structures represent a huge resource for showing mankind the way toward superior designs. </text:span><text:span text:style-name="T31">Nature</text:span><text:span text:style-name="T27"> magazine expresses it in these terms: </text:span></text:p>
      <text:p text:style-name="P33"><text:span text:style-name="T27">Yet fundamental research on the character of nature’s mechanisms, from the elephant to the protein, is sure to enrich the pool from which designers and engineers can draw ideas. The scope for deepening this pool is still tremendous.</text:span><text:span text:style-name="T33">5</text:span></text:p>
      <text:p text:style-name="P28"><text:soft-page-break/><text:span text:style-name="T27">The correct use of this resource will certainly lead to a process of rapid developments in technology. Biomimetics expert Janine M. Benyus has stated that imitating nature will let us advance in a great many fields, such as food and energy production, information storage, and health. As examples, she cites mechanisms inspired by leaves, which work on solar energy; the production of computers that transmit signals the way cells do; and ceramics made to resist breakage by imitating mother-of-pearl.6</text:span></text:p>
      <text:p text:style-name="P28"><text:span text:style-name="T27">Therefore, it’s evident that the Biomimetic Revolution will influence mankind profoundly and let us live in ever greater ease and comfort.</text:span></text:p>
      <text:p text:style-name="P28"><text:span text:style-name="T27">One by one, today’s developing technologies are discovering the miracles of creation; and biomimetics is only one of the fields that’s putting the extraordinary designs of living things to use as models in the service of mankind. A few of the scientific papers dealing with these matters include: </text:span></text:p>
      <text:p text:style-name="P28"><text:span text:style-name="T27">"Learning from Designs in Nature"7</text:span></text:p>
      <text:p text:style-name="P28"><text:span text:style-name="T27">"Projects at the Centre for Biomimetics"8</text:span></text:p>
      <text:p text:style-name="P28"><text:span text:style-name="T27">"Science Is Imitating Nature"9</text:span></text:p>
      <text:p text:style-name="P28"><text:span text:style-name="T27">"Life’s Lessons in Design"10</text:span></text:p>
      <text:p text:style-name="P28"><text:span text:style-name="T27">"Biomimicry: Secrets Hiding in Plain Sight"11</text:span></text:p>
      <text:p text:style-name="P28"><text:span text:style-name="T27">"Biomimicry: Innovation Inspired by Nature"12</text:span></text:p>
      <text:p text:style-name="P28"><text:span text:style-name="T27">"Biomimicry: Genius that Surrounds Us"13</text:span></text:p>
      <text:p text:style-name="P28"><text:span text:style-name="T27">"Biomimetics: Creating Materials From Nature’s Blueprints"14</text:span></text:p>
      <text:p text:style-name="P28"><text:span text:style-name="T27">"Engineers Ask Nature for Design Advice"15</text:span></text:p>
      <text:p text:style-name="P28"><text:span text:style-name="T27">Perusing articles like these demonstrates how the results of this scientific research are, one by one, revealing proofs of the existence of God.</text:span></text:p>
      <text:p text:style-name="P22"/>
      <text:p text:style-name="P22"/>
      <text:p text:style-name="P27"><text:span text:style-name="T50">Intelligent Design, in other words Creation</text:span></text:p>
      <text:p text:style-name="P9"/>
      <text:p text:style-name="P11"><text:span text:style-name="T37">In order to create, God has no need to design </text:span></text:p>
      <text:p text:style-name="P22"/>
      <text:p text:style-name="P28"><text:span text:style-name="T27">It’s important that the word “design” be properly understood. That God has created a flawless design does not mean that He first made a plan and then followed it. God, the Lord of the Earth and the heavens, needs no “designs” in order to create. God is exalted above all such deficiencies. His planning and creation take place at the same instant. </text:span></text:p>
      <text:p text:style-name="P28"><text:span text:style-name="T27">Whenever God wills a thing to come about, it is enough for Him just to say, "Be!"</text:span></text:p>
      <text:p text:style-name="P28"><text:span text:style-name="T27">As verses of the Qur’an tell us:</text:span></text:p>
      <text:p text:style-name="P37"/>
      <text:p text:style-name="P39"><text:span text:style-name="T27">His command when He desires a thing is just to say to it, “Be!” and it is. (Qur'an, 36: 82)</text:span></text:p>
      <text:p text:style-name="P37"/>
      <text:p text:style-name="P39"><text:soft-page-break/><text:span text:style-name="T27">[God is] the Originator of the heavens and Earth. When He decides on something, He just says to it, “Be!” and it is. (Qur'an, 2: 117)</text:span></text:p>
      <text:p text:style-name="P37"/>
      <text:p text:style-name="P37"/>
      <text:p text:style-name="P37"/>
      <text:p text:style-name="P40"/>
      <text:p text:style-name="P41"><text:span text:style-name="T39">Chapter 1.</text:span></text:p>
      <text:p text:style-name="P38"/>
      <text:p text:style-name="P40"><text:span text:style-name="T39">INTELLIGENT MATERIALS</text:span></text:p>
      <text:p text:style-name="P37"/>
      <text:p text:style-name="P37"/>
      <text:p text:style-name="P39"><text:span text:style-name="T27">C</text:span><text:span text:style-name="T34">urrently, many scientists are studying the structure of natural materials and using them as models in their own research, simply because these structures possess such sought-after properties as strength, lightness and elasticity. For example, the inner shell of the abalone is twice as resistant as the ceramics that even advanced technology can produce. Spider silk is five times stronger than steel, and the adhesive that mussels use to moor themselves to rocks maintains its properties even underwater.16 </text:span></text:p>
      <text:p text:style-name="P28"><text:span text:style-name="T27">Gulgun Akbaba, a member of the Turkish</text:span><text:span text:style-name="T31"> Bilim ve Teknik </text:span><text:span text:style-name="T27">(Science and Technology) Magazine research and publication group, speaks of the superior characteristics of natural materials and the ways in which we can make use of them: </text:span></text:p>
      <text:p text:style-name="P33"><text:span text:style-name="T27">Traditional ceramic and glass materials have become unable to adapt to technology, which improves almost with every passing day. Scientists are [now] working to fill this gap. The architectural secrets in the structures in nature have slowly begun to be revealed… In the same way that a mussel shell can repair itself or a wounded shark can repair damage to its skin, the materials used in technology will also be able to renew themselves. </text:span></text:p>
      <text:p text:style-name="P33"><text:span text:style-name="T27">These materials which are harder, stronger, more resistant and have superior physical, mechanical, chemical and electromagnetic properties, possess lightness and the ability to withstand high temperatures required by such vehicles as rockets, space shuttles, and research satellites when leaving and entering the Earth’s atmosphere. Work on the giant supersonic passenger carriers planned for intercontinental travel also requires light, heat-resistant materials. In medicine, the production of artificial bone requires materials that combine spongy appearance with hard structure, and tissue as close as possible to that found in nature.</text:span><text:span text:style-name="T33">17</text:span></text:p>
      <text:p text:style-name="P28"><text:span text:style-name="T27">To produce ceramic, used for a wide range of purposes from construction to electrical equipment, temperatures greater than 1,000-1,500</text:span><text:span text:style-name="T23">o</text:span><text:span text:style-name="T27">C (1,830-2,730</text:span><text:span text:style-name="T23">o</text:span><text:span text:style-name="T27">F) are generally needed.</text:span></text:p>
      <text:p text:style-name="P28"><text:span text:style-name="T27">Several ceramic materials exist in nature, yet such high temperatures are never used to create them. A mussel, for instance, secretes its shell in a perfect manner at only 4</text:span><text:span text:style-name="T23">o</text:span><text:span text:style-name="T27">C (39</text:span><text:span text:style-name="T23">o</text:span><text:span text:style-name="T27">F). This example of nature’s superior creation drew the attention of Turkish scientist Ilhan Aksay, who turned his thoughts to wondering how we might produce better, stronger, useful and functional ceramics. </text:span></text:p>
      <text:p text:style-name="P28"><text:span text:style-name="T27">Examining the internal structures of the shells of a number of sea creatures, Aksay noticed the extraordinary properties of abalone shells. Magnified 300,000 times with an electron microscope, the shell resembled a brick wall, with calcium carbonate “bricks” </text:span><text:soft-page-break/><text:span text:style-name="T27">alternating with a protein “mortar.” Despite calcium carbonate’s essentially brittle nature, the shell was extremely strong due to its laminated structure and less brittle than man-made ceramics. Aksay found that its lamination helps keep cracks from propagating, in roughly the same way that a braided rope doesn’t fail when one single strand breaks.18</text:span></text:p>
      <text:p text:style-name="P28"><text:span text:style-name="T27">Inspired by such models, Aksay developed some very hard, resistant ceramic-metal composites. After being tested in various US Army laboratories, a boron-carbide/aluminum composite he helped develop was used as armor plating for tanks!19 </text:span></text:p>
      <text:p text:style-name="P28"><text:span text:style-name="T27">In order to produce biomimetic materials, today’s scientists are carrying out research at the microscopic level. As one example, Professor Aksay points out that the bioceramic-type materials in bones and teeth are formed at body temperature with a combination of organic materials such as proteins, and yet possess properties much superior to those of man-made ceramics. Encouraged by Aksay’s thesis that natural materials’ superior properties stem from connections at the nanometric level (one-millionth of a millimeter), many companies aiming to produce micro-tools at these dimensions have embarked on bio-inspired materials—that is, artificial substances inspired by biological ones.20 </text:span></text:p>
      <text:p text:style-name="P28"><text:span text:style-name="T27">All too many industrial products and byproducts, produced under conditions of high pressures and temperatures, contain harmful chemicals. Yet nature produces similar substances under what might be described as “life-friendly” conditions—in water-based solutions, for example, and at room temperature. This represents a distinct advantage for consumers and scientists alike.21 </text:span></text:p>
      <text:p text:style-name="P28"><text:span text:style-name="T27">Producers of synthetic diamonds, designers of metal alloys, polymer scientists, fiber optic experts, producers of fine ceramic and developers of semi-conductors all find applying biomimetic methods to be the most practical. Natural materials, which can respond to all their needs, also display enormous variety. Therefore, research experts in various fields—from bullet-proof vests to jet engines—imitate the originals found in nature, replicating their superior properties by artificial means. </text:span></text:p>
      <text:p text:style-name="P28"><text:span text:style-name="T27">Man-made materials eventually crack and shatter. This requires replacement or repairs, carried out with adhesives, for instance. But some materials in nature, such as the mussel’s shell, can be repaired by the original organisms. Recently, in imitation, scientists have begun development of substances such as polymers and polycyclates, which can renew themselves.</text:span><text:span text:style-name="T23">22</text:span><text:span text:style-name="T27"> In the search to develop strong, self-renewing bio-inspired materials, one natural substance taken as a model is rhinoceros horn. In the 21</text:span><text:span text:style-name="T23">st</text:span><text:span text:style-name="T27"> century, such research will form the basis of material science studies. </text:span></text:p>
      <text:p text:style-name="P9"><text:soft-page-break/></text:p>
      <text:p text:style-name="P11"><text:span text:style-name="T37">Composites</text:span></text:p>
      <text:p text:style-name="P28"><text:span text:style-name="T27">Most of the materials in nature consist of composites. Composites are solid materials that result when two or more substances are combined to form a new substance possessing properties that are superior to those of the original ingredients.23 </text:span></text:p>
      <text:p text:style-name="P28"><text:span text:style-name="T27">The artificial composite known as fiberglass, for instance, is used in boat hulls, fishing rods, and sports-equipment materials such as bows and arrows. Fiberglass is created by mixing fine glass fibers with a jelly-like plastic called polymer. As the polymer hardens, the composite substance that emerges is light, strong and flexible. Altering the fibers or plastic substance used in the mixture also changes the composite’s properties.24 </text:span></text:p>
      <text:p text:style-name="P28"><text:span text:style-name="T27">Composites consisting of graphite and carbon fibers are among the ten best engineering discoveries of the last 25 years. With these, light-structured composite materials are designed for new planes, space shuttle parts, sports equipment, Formula-1 racing cars and yachts, and new discoveries are quickly being made. Yet so far, manmade composites are much more primitive and frail than those occurring naturally.</text:span></text:p>
      <text:p text:style-name="P28"><text:span text:style-name="T27">Like all the extraordinary structures, substances and systems in nature, the composites touched on briefly here are each an example of God’s extraordinary art of creation. Many verses of the Qur’an draw attention to the unique nature and perfection of this creation. God reveals the incalculable number blessings imparted to mankind as a result of His incomparable creation: </text:span></text:p>
      <text:p text:style-name="P39"/>
      <text:p text:style-name="P42"><text:span text:style-name="T27">If you tried to number God’s blessings, you could never count them. God is Ever-Forgiving, Most Merciful. (Qur’an, 16: 18)</text:span></text:p>
      <text:p text:style-name="P37"/>
      <text:p text:style-name="P11"><text:span text:style-name="T37">Fiberglass Technology in Crocodile Skin</text:span></text:p>
      <text:p text:style-name="P28"><text:span text:style-name="T27">The fiberglass technology that began to be used in the 20</text:span><text:span text:style-name="T23">th</text:span><text:span text:style-name="T27"> century has existed in living things since the day of their creation. A crocodile’s skin, for example, has much the same structure as fiberglass. </text:span></text:p>
      <text:p text:style-name="P28"><text:span text:style-name="T27">Until recently, scientists were baffled as to why crocodile skin was impervious to arrows, knives and sometimes, even bullets. Research came up with surprising results: The substance that gives crocodile skin its special strength is the collagen protein fibers it contains. These fibers have the property of strengthening a tissue when added to it. No doubt collagen didn’t come to possess such detailed characteristics as the result of a long, random process, as evolutionists would have us believe. Rather, it emerged perfect and complete, with all its properties, at the first moment of its creation. </text:span></text:p>
      <text:p text:style-name="P10"/>
      <text:p text:style-name="P11"><text:span text:style-name="T37">Steel-Cable Technology in Muscles</text:span></text:p>
      <text:p text:style-name="P28"><text:span text:style-name="T27">Another example of natural composites are tendons. These tissues, which connect muscles to the bones, have a very firm yet pliant structure, thanks to the collagen-based fibers that make them up. Another feature of tendons is the way their fibers are woven together. </text:span></text:p>
      <text:p text:style-name="P28"><text:span text:style-name="T27">Ms. Benyus is a member of the teaching faculty at America’s Rutgers University. In her book </text:span><text:span text:style-name="T31">Biomimicry</text:span><text:span text:style-name="T27">, she states that the tendons in our muscles are constructed according to a very special method and goes on to say:</text:span></text:p>
      <text:p text:style-name="P33"><text:span text:style-name="T27">The tendon in your forearm is a twisted bundle of cables, like the cables used in a suspension bridge. Each individual cable is itself a twisted bundle of thinner cables. Each of these thinner cables is itself a twisted bundle of molecules, which are, of course, twisted, helical bundles of atoms. Again and again a mathematical beauty unfolds, a self-referential, fractal kaleidoscope of engineering brilliance.</text:span><text:span text:style-name="T33">25</text:span><text:span text:style-name="T27"> </text:span></text:p>
      <text:p text:style-name="P28"><text:span text:style-name="T27">In fact, the steel-cable technology used in present-day suspension bridges was inspired by the structure of tendons in the human body. The tendons’ incomparable design is only one of the countless proofs of God’s superior design and infinite knowledge.</text:span></text:p>
      <text:p text:style-name="P10"/>
      <text:p text:style-name="P11"><text:span text:style-name="T37">Multi-Purpose Whale Blubber</text:span></text:p>
      <text:p text:style-name="P28"><text:span text:style-name="T27">A layer of fat covers the bodies of dolphins and whales, serving as a natural flotation mechanism that allows whales to rise to the surface to breathe. At the same time, it protects these warm-blooded mammals from the cold waters of the ocean depths. Another property of whale blubber is that when metabolized, it provides two to three times as much energy as sugar or protein. During a whale’s nonfeeding migration </text:span><text:soft-page-break/><text:span text:style-name="T27">of thousands of kilometers, when it is unable to find sufficient food, it obtains the needed energy from this fat in its body.</text:span></text:p>
      <text:p text:style-name="P28"><text:span text:style-name="T27">Alongside this, whale blubber is a very flexible rubberlike material. Every time it beats its tail in the water, the elastic recoil of blubber is compressed and stretched. This not only provides the whale with extra speed, but also allows a 20% energy saving on long journeys. With all these properties, whale blubber is regarded as a substance with the very widest range of functions. </text:span></text:p>
      <text:p text:style-name="P28"><text:span text:style-name="T27">Whales have had their coating of blubber for thousands of years, yet only recently has it been discovered to consist of a complex mesh of collagen fibers. Scientists are still working to fully understand the functions of this fat-composite mix, but they believe that it is yet another miracle product that would have many useful applications if produced synthetically.26 </text:span></text:p>
      <text:p text:style-name="P10"/>
      <text:p text:style-name="P11"><text:span text:style-name="T37">Mother-of-Pearl’s Special Damage-Limiting Structure</text:span></text:p>
      <text:p text:style-name="P28"><text:span text:style-name="T27">The nacre structure making up the inner layers of a mollusk shell has been imitated in the development of materials for use in super-tough jet engine blades. Some 95% of the mother-of-pearl consists of chalk, yet thanks to its composite structure it is 3,000 times tougher than bulk chalk. When examined under the microscope, microscopic platelets 8 micrometers across and 0.5 micrometers thick can be seen, arranged in layers (1 micrometer = 10</text:span><text:span text:style-name="T23">-6</text:span><text:span text:style-name="T27"> meter). These platelets are composed of a dense and crystalline form of calcium carbonate, yet they can be joined together, thanks to a sticky silk-like protein.27 </text:span></text:p>
      <text:p text:style-name="P28"><text:span text:style-name="T27">This combination provides toughness in two ways. When mother-of-pearl is stressed by a heavy load, any cracks that form begin to spread, but change direction as they attempt to pass through the protein layers. This disperses the force imposed, thus preventing fractures. A second strengthening factor is that whenever a crack does form, the protein layers stretch out into strands across the fracture, absorbing the energy that would permit the cracks to continue.28 </text:span></text:p>
      <text:p text:style-name="P28"><text:span text:style-name="T27">The structure that reduces damage to mother-of-pearl has become a subject of study by a great many scientists. That the resistance in nature’s materials is based on such logical, rational methods doubtlessly indicates the presence of a superior intelligence. As this example shows, God clearly reveals evidence of His existence and the superior might and power of His creation by means of His infinite knowledge and wisdom. As He states in one verse: </text:span></text:p>
      <text:p text:style-name="P37"/>
      <text:p text:style-name="P39"><text:span text:style-name="T27">Everything in the heavens and everything in the earth belongs to Him. God is the Rich Beyond Need, the Praiseworthy. (Qur’an, 22: 64)</text:span></text:p>
      <text:p text:style-name="P10"><text:soft-page-break/></text:p>
      <text:p text:style-name="P11"><text:span text:style-name="T37">The Hardness of Wood Is Hidden in Its Design</text:span></text:p>
      <text:p text:style-name="P28"><text:span text:style-name="T27">In contrast to the substances in other living things, vegetable composites consist more of cellulose fibers than collagen. Wood’s hard, resistant structure derives from producing this cellulose—a hard material that is not soluble in water. This property of cellulose makes wood so versatile in construction. Thanks to cellulose, timber structures keep standing for hundreds of years. Described as tension-bearing and matchless, cellulose is used much more extensively than other building materials in buildings, bridges, furniture and any number of items. </text:span></text:p>
      <text:p text:style-name="P28"><text:span text:style-name="T27">Because wood absorbs the energy from low-velocity impacts, it’s highly effective at restricting damage to one specific location. In particular, damage is reduced the most when the impact occurs at right angles to the direction of the grain. Diagnostic research has shown that different types of wood exhibit different levels of resistance. One of the factors is density, since denser woods absorb more energy during impact. The number of vessels in the wood, their size and distribution, are also important factors in reducing impact deformation.29 </text:span></text:p>
      <text:p text:style-name="P28"><text:span text:style-name="T27">The Second World War's Mosquito aircraft, which so far have shown the greatest tolerance to damage, were made by gluing dense plywood layers between lighter strips of balsa wood. The hardness of wood makes it a most reliable material. When it does break, the cracking takes place so slowly that one can watch it happen with the naked eye, thus giving time to take precautions.30</text:span></text:p>
      <text:p text:style-name="P28"><text:span text:style-name="T27">Wood consists of parallel columns of long, hollow cells placed end to end, and surrounded by spirals of cellulose fibers. Moreover, these cells are enclosed in a complex polymer structure made of resin. Wound in a spiral, these layers form 80% of the total thickness of the cell wall and, together, bear the main weight. When a wood cell collapses in on itself, it absorbs the energy of impact by breaking away from the surrounding cells. Even if the crack runs between the fibers, still the wood is not deformed. Broken wood is nevertheless strong enough to support a significant load. </text:span></text:p>
      <text:p text:style-name="P28"><text:span text:style-name="T27">Material made by imitating wood’s design is 50 times more durable than other synthetic materials in use today.31 Wood is currently imitated in materials being developed for protection against high-velocity particles, such as shrapnel from bombs or bullets. </text:span></text:p>
      <text:p text:style-name="P28"><text:span text:style-name="T27">As these few examples show, natural substances possess a most intelligent design. The structures and resistance of mother-of-pearl and wood are no coincidence. There is evident, conscious design in these materials. Every detail of their flawless design—from the fineness of the layers to their density and the number of vessels—has been carefully planned and created to bring about resistance. In one verse, God reveals that He has created everything around us: </text:span></text:p>
      <text:p text:style-name="P37"/>
      <text:p text:style-name="P39"><text:soft-page-break/><text:span text:style-name="T27">What is in the heavens and in the earth belongs to God. God encompasses all things. (Qur’an, 4: 126)</text:span></text:p>
      <text:p text:style-name="P10"/>
      <text:p text:style-name="P11"><text:span text:style-name="T37">Spider Silk Is Stronger Than Steel</text:span></text:p>
      <text:p text:style-name="P28"><text:span text:style-name="T27">A great many insects—moths and butterflies, for example—produce silk, although there are considerable differences between these substances and spider silk. </text:span></text:p>
      <text:p text:style-name="P28"><text:span text:style-name="T27">According to scientists, spider thread is one of the strongest materials known. If we set down all of a spider web’s characteristics, the resulting list will be a very long one. Yet even just a few examples of the properties of spider silk are enough to make the point:32</text:span></text:p>
      <text:p text:style-name="P28"><text:span text:style-name="T27">The silk thread spun by spiders, measuring just one-thousandth of a millimeter across, is five times stronger than steel of the same thickness.</text:span></text:p>
      <text:p text:style-name="P28"><text:span text:style-name="T27">It can stretch up to four times its own length.</text:span></text:p>
      <text:p text:style-name="P28"><text:span text:style-name="T27">It is also so light that enough thread to stretch clear around the planet would weigh only 320 grams.</text:span></text:p>
      <text:p text:style-name="P28"><text:span text:style-name="T27">These individual characteristics may be found in various other materials, but it is a most exceptional situation for them all to come together at once. It’s not easy to find a material that’s both strong and elastic. Strong steel cable, for instance, is not as elastic as rubber and can deform over time. And while rubber cables don’t easily deform, they aren’t strong enough to bear heavy loads. </text:span></text:p>
      <text:p text:style-name="P28"><text:span text:style-name="T27">How can the thread spun by such a tiny creature have properties vastly superior to rubber and steel, product of centuries of accumulated human knowledge? </text:span></text:p>
      <text:p text:style-name="P28"><text:span text:style-name="T27">Spider silk’s superiority is hidden in its chemical structure. Its raw material is a protein called keratin, which consists of helical chains of amino acids cross-linked to one another. Keratin is the building block for such widely different natural substances as hair, nails, feathers and skin. In all the substances it comprises, its protective property is especially important. Furthermore, that keratin consists of amino acids bound by loose hydrogen links makes it very elastic, as described in the American magazine </text:span><text:span text:style-name="T31">Science News</text:span><text:span text:style-name="T27">: </text:span><text:span text:style-name="T31">“On the human scale, a web resembling a fishing net could catch a passenger plane.”</text:span><text:span text:style-name="T27">33</text:span></text:p>
      <text:p text:style-name="P28"><text:span text:style-name="T27">On the underside of the tip of the spider's abdomen are three pairs of spinnerets. Each of these spinnerets is studded with many hairlike tubes called spigots. The spigots lead to silk glands inside the abdomen, each of which produces a different type of silk. As a result of the harmony between them, a variety of silk threads are produced. Inside the spider’s body, pumps, valves and pressure systems with exceptionally developed properties are employed during the production of the raw silk, which is then drawn out through the spigots.34</text:span></text:p>
      <text:p text:style-name="P28"><text:span text:style-name="T27">Most importantly, the spider can alter the pressure in the spigots at will, which also changes the structure of molecules making up the liquid keratin. The valves’ control mechanism, the diameter, resistance and elasticity of the thread can all be altered, thus </text:span><text:soft-page-break/><text:span text:style-name="T27">making the thread assume desired characteristics without altering its chemical structure. If deeper changes in the silk are desired, then another gland must be brought into operation. And finally, thanks to the perfect use of its back legs, the spider can put the thread on the desired track.</text:span></text:p>
      <text:p text:style-name="P28"><text:span text:style-name="T27">Once the spider’s chemical miracle can be replicated fully, then a great many useful materials can be produced: safety belts with the requisite elasticity, very strong surgical sutures that leave no scars, and bulletproof fabrics. Moreover, no harmful or poisonous substances need to be used in their production. </text:span></text:p>
      <text:p text:style-name="P28"><text:span text:style-name="T27">Spiders’ silk possesses the most extraordinary properties. On account of its high resistance to tension, ten times more energy is required to break spider silk than other, similar biological materials.35 </text:span></text:p>
      <text:p text:style-name="P28"><text:span text:style-name="T27">As a result, much more energy needs to be expended in order to break a piece of spider silk of the same size as a nylon thread. One main reason why spiders are able to produce such strong silk is that they manage to add assisting compounds with a regular structure by controlling the crystallization and folding of the basic protein compounds. Since the weaving material consists of liquid crystal, spiders expend a minimum of energy while doing this. </text:span></text:p>
      <text:p text:style-name="P28"><text:span text:style-name="T27">The thread produced by spiders is much stronger than the known natural or synthetic fibers. But the thread they produce cannot be collected and used directly, as can the silks of many other insects. For that reason, the only current alternative is artificial production. </text:span></text:p>
      <text:p text:style-name="P28"><text:span text:style-name="T27">Researchers are engaged in wide-ranging studies on how spiders produce their silk. Dr. Fritz Vollrath, a zoologist at the university of Aarhus in Denmark, studied the garden spider </text:span><text:span text:style-name="T31">Araneus diadematus</text:span><text:span text:style-name="T27"> and succeeded in uncovering a large part of the process. He found that spiders harden their silk by acidifying it. In particular, he examined the duct through which the silk passes before exiting the spider's body. Before entering the duct, the silk consists of liquid proteins. In the duct, specialized cells apparently draw water away from the silk proteins. Hydrogen atoms taken from the water are pumped into another part of the duct, creating an acid bath. As the silk proteins make contact with the acid, they fold and form bridges with one another, hardening the silk, which is </text:span><text:span text:style-name="T31">"stronger and more elastic than Kevlar [. . .] the strongest man-made fiber,"</text:span><text:span text:style-name="T27"> as Vollrath puts it.36 </text:span></text:p>
      <text:p text:style-name="P28"><text:span text:style-name="T27">Kevlar, a reinforcing material used in bulletproof vests and tires, and made through advanced technology, is the strongest manmade synthetic. Yet spider thread possesses properties that are far superior to Kevlar. As well as its being very strong, spider silk can also be re-processed and re-used by the spider who spun it. </text:span></text:p>
      <text:p text:style-name="P28"><text:span text:style-name="T27">If scientists manage to replicate the internal processes taking place inside the spider—if protein folding can be made flawless and the weaving material's genetic information added, then it will be possible to industrially produce silk-based threads with a great many special properties. It is therefore thought that if the spider thread weaving </text:span><text:soft-page-break/><text:span text:style-name="T27">process can be understood, the level of success in the manufacture of man-made materials will be improved.</text:span></text:p>
      <text:p text:style-name="P28"><text:span text:style-name="T27">This thread, which scientists are only now joining forces to investigate, has been produced flawlessly by spiders for at least 380 million years.37 This, no doubt, is one of the proofs of God’s perfect creation. Neither is there any doubt that all of these extraordinary phenomena are under His control, taking place by His will. As one verse states, </text:span><text:span text:style-name="T30">“There is no creature He does not hold by the forelock” </text:span><text:span text:style-name="T27">(Qur’an, 11: 56).</text:span></text:p>
      <text:p text:style-name="P10"/>
      <text:p text:style-name="P11"><text:span text:style-name="T37">The Mechanism for Producing Spider Thread </text:span></text:p>
      <text:p text:style-name="P11"><text:span text:style-name="T37">Is Superior to Any Textile Machine</text:span></text:p>
      <text:p text:style-name="P28"><text:span text:style-name="T27">Spiders produce silks with different characteristics for different purposes. </text:span><text:span text:style-name="T31">Diatematus</text:span><text:span text:style-name="T27">, for instance, can use its silk glands to produce seven different types of silk—similar to production techniques employed in modern textile machines. Yet those machines’ enormous size can’t be compared with the spider’s few cubic millimeters silk-producing organ. Another superior feature of its silk is the way that the spider can recycle it, able to produce new thread by consuming its damaged web. </text:span></text:p>
      <text:p text:style-name="P22"/>
      <text:p text:style-name="P22"/>
      <text:p text:style-name="P29"/>
      <text:p text:style-name="P30"><text:span text:style-name="T40">Chapter 2.</text:span></text:p>
      <text:p text:style-name="P25"/>
      <text:p text:style-name="P29"><text:span text:style-name="T40">THE DESIGN IN PLANTS AND BIOMIMETICS</text:span></text:p>
      <text:p text:style-name="P22"/>
      <text:p text:style-name="P22"/>
      <text:p text:style-name="P28"><text:span text:style-name="T27">Fiber-optic technology, which has recently begun to be employed, uses cables capable of transmitting light and high-capacity information. What if someone were to tell you that living things have been using this technology for millions of years? These are organisms you know very well, but whose superior design a great many people never even consider—plants.</text:span></text:p>
      <text:p text:style-name="P28"><text:span text:style-name="T27">Because so many look at their world around them in a superficial way, out of familiarity, they never see the examples of superior design in the living things that God has created. But in fact, all living things are full of secrets. Asking why and how is enough to let you raise this curtain of familiarity. Anyone who thinks about these questions will realize that everything we see around us is the work of a Creator possessed of reason and knowledge—our All-Powerful Lord. As an example, take the photosynthesis that plants carry out—a miracle of creation, whose mysteries have not yet been uncovered.</text:span></text:p>
      <text:p text:style-name="P28"><text:span text:style-name="T27">Photosynthesis is the process whereby green plants turn light into carbohydrates that human beings and animals can consume. Perhaps at first sight, this description might not seem too remarkable, yet biochemists believe that artificial photosynthesis could easily change the whole world.</text:span></text:p>
      <text:p text:style-name="P28"><text:span text:style-name="T27">Plants carry out photosynthesis by means of a complex string of events. The exact nature of these processes is still unclear. Just this feature alone is enough to silence the proponents of the theory of evolution. Professor Ali Demirsoy describes very well the dilemma that photosynthesis represents for evolutionist scientists: </text:span></text:p>
      <text:p text:style-name="P33"><text:span text:style-name="T27">Photosynthesis is a rather complicated event and appears impossible to emerge in the organelles within the cell. That is because it is impossible for all the stages to come about at once, and meaningless for them to do so separately.</text:span><text:span text:style-name="T33">38</text:span></text:p>
      <text:p text:style-name="P28"><text:span text:style-name="T27">Plants trap sunlight in natural solar cell parts known as chloroplasts. In the same way, we store in batteries the energy we obtain from artificial solar panels, which turn light into electrical energy. </text:span></text:p>
      <text:p text:style-name="P28"><text:span text:style-name="T27">A plant cell’s low power output necessitates the use of a great many “panels,” in the form of leaves. It’s enough for leaves, like solar panels, to face the sun in order to meet human beings’ energy needs. When the chloroplasts’ functions are fully replicated, tiny solar batteries will be able to operate equipment requiring a great deal of energy. Spacecraft and artificial satellites will be able to operate using solar energy alone, with no need for any other energy source. </text:span></text:p>
      <text:p text:style-name="P28"><text:soft-page-break/><text:span text:style-name="T27">Plants, which possess such superior capabilities and astound the scientists who try to imitate them, bow their heads to God, like all other living things. This is revealed in a verse: </text:span></text:p>
      <text:p text:style-name="P37"/>
      <text:p text:style-name="P39"><text:span text:style-name="T27">Shrubs and trees both bend in worship. (Qur’an, 55: 6) </text:span></text:p>
      <text:p text:style-name="P9"/>
      <text:p text:style-name="P9"/>
      <text:p text:style-name="P12"/>
      <text:p text:style-name="P13"><text:span text:style-name="T42">Protected Surfaces</text:span></text:p>
      <text:p text:style-name="P22"/>
      <text:p text:style-name="P28"><text:span text:style-name="T27">Any surface can be damaged by dirt, or even by bright light. That is why scientists have developed furniture and car polishes, and liquids to block ultraviolet rays and protect against any possible wear and tear. In nature also, animals and plants produce in their own cells a variety of substances to protect their outer surfaces against external damage. The complex chemical compounds produced by the bodies of living things astound scientists, and designers seek to imitate many examples.</text:span></text:p>
      <text:p text:style-name="P28"><text:span text:style-name="T27">Coating wooden surfaces is important to protect them from dirt and wear and tear, particularly against water, which can enter and rot soft timber. But did you know that the first wood coatings were made from natural oils and insect secretions? </text:span></text:p>
      <text:p text:style-name="P28"><text:span text:style-name="T27">Many protective substances used in our daily lives were actually used long before in nature by living things. Wood polish is just one example. The hard shells of insects also protect them against water and damage from the outside. </text:span></text:p>
      <text:p text:style-name="P28"><text:span text:style-name="T27">Insects’ shells and exoskeletons are reinforced by a protein called sclerotin, making them among the hardest surfaces in the natural world. Furthermore, an insect’s protective chitin covering never loses its color and brightness.39 </text:span></text:p>
      <text:p text:style-name="P28"><text:span text:style-name="T27">Clearly, considering all this, the systems construction firms use to cover and protect external surfaces will be much more effective if they have a composition similar to those found in insects. </text:span></text:p>
      <text:p text:style-name="P45"/>
      <text:p text:style-name="P11"><text:span text:style-name="T37">The Constantly Self-Cleaning Lotus </text:span></text:p>
      <text:p text:style-name="P28"><text:span text:style-name="T27">The lotus plant (a white water lily)grows in the dirty, muddy bottom of lakes and ponds, yet despite this, its leaves are always clean. That is because whenever the smallest particle of dust lands on the plant, it immediately waves the leaf, directing the dust particles to one particular spot. Raindrops falling on the leaves are sent to that same place, to thus wash the dirt away. </text:span></text:p>
      <text:p text:style-name="P28"><text:span text:style-name="T27">This property of the lotus led researchers to design a new house paint. Researchers began working on how to develop paints that wash clean in the rain, in much the same way as lotus leaves do. As a result of this investigation, a German company called ISPO produced a house paint brand-named Lotusan. On the market in Europe and Asia, the product even came with a guarantee that it would stay clean for five years without detergents or sandblasting.40</text:span></text:p>
      <text:p text:style-name="P28"><text:span text:style-name="T27">Of necessity, many living things possess natural features that protect their external surfaces. There is no doubt, however, that neither the lotus’s external structure nor insects’ chitin layer came about by themselves. These living things are unaware of the superior properties they possess. It is God Who creates them, together with all their features. One verse describes God’s art of creation in these terms: </text:span></text:p>
      <text:p text:style-name="P37"/>
      <text:p text:style-name="P39"><text:soft-page-break/><text:span text:style-name="T27">He is God—the Creator, the Maker, the Giver of Form. To Him belong the Most Beautiful Names. Everything in the heavens and earth glorifies Him. He is the Almighty, the All-Wise. (Qur’an, 59: 24)</text:span></text:p>
      <text:p text:style-name="P10"/>
      <text:p text:style-name="P11"><text:span text:style-name="T37">Plants and New Car Design</text:span></text:p>
      <text:p text:style-name="P28"><text:span text:style-name="T27">When designing its new ZIC (Zero Impact Car) model, the Fiat motor company copied the way trees and shrubs divide themselves into branches. Designers built a small channel along the middle of the car, in a similar way as in a plant's stem, and placed in that channel batteries to provide the car with the energy it requires. The car seats were inspired by the plant in the illustration and, just as in that original plant, the seats were attached directly to the channel. The car’s roof featured a honeycomb structure similar to that in seaweed.</text:span><text:span text:style-name="T31"> </text:span><text:span text:style-name="T27">This structure made the ZIC both light and strong.41 </text:span></text:p>
      <text:p text:style-name="P28"><text:span text:style-name="T27">In a field like automobile technology that freely displays the very latest innovations, a simple plant, living in nature since the very first day it came into being thousands of years ago, provided engineers and designers with a source of inspiration. Evolutionists—who maintain that life came about by chance and whose forms developed over time, always moving in the direction of improvement—find this and similar events difficult to accept. </text:span></text:p>
      <text:p text:style-name="P28"><text:span text:style-name="T27">How can human beings, possessed of consciousness and reason, learn from plants—devoid of any intelligence or knowledge, which cannot even move—and implement what they learn to achieve ever more practical results? The features that plants and other organisms display cannot, of course, be explained away as coincidences. As proofs of creation, they represent a serious quandary for evolutionists.</text:span></text:p>
      <text:p text:style-name="P10"/>
      <text:p text:style-name="P11"><text:span text:style-name="T37">Plants that Give Off Alarm Signals</text:span></text:p>
      <text:p text:style-name="P28"><text:span text:style-name="T27">Nearly everyone imagines that plants are unable to combat danger, which is why they easily become fodder for insects, herbivores, and other animals. Yet research has shown that on the contrary, plants use amazing tactics to repel, even overcome their enemies. </text:span></text:p>
      <text:p text:style-name="P28"><text:span text:style-name="T27">To keep leaf-chewing insects at bay, for example, plants sometimes produce noxious chemicals and in a few cases, chemicals to attract other predators to prey on those first ones. Both tactics are no doubt very clever. In the field of agriculture, in fact, efforts are going on to imitate this very useful defense strategy. Jonathan Gershenzon, researching the genetics of plant defenses at Germany’s Max Planck Institute for Chemical Ecology, believes that if this intelligent strategy can be imitated properly, then in the future, non-toxic forms of agricultural pest control could be provided.42</text:span></text:p>
      <text:p text:style-name="P28"><text:span text:style-name="T27">When attacked by pests, some plants release volatile organic chemicals that attract predators and parasitoids, which lay their eggs inside the living body of pests. The larvae which hatch out inside the pest grow by feeding on the pest from within. This indirect strategy thus eliminates harmful organisms that might damage the crop. </text:span></text:p>
      <text:p text:style-name="P28"><text:soft-page-break/><text:span text:style-name="T27">Again, it is by chemical means that the plant realizes that a pest is eating its leaves. The plant gives off such an alarm signal not because it “knows” it’s losing its leaves, but rather as a response to chemicals in the pest species’ saliva. Although superficially, this phenomenon appears to be quite simple, actually quite a number of points need to be considered:</text:span></text:p>
      <text:p text:style-name="P28"><text:span text:style-name="T27">1)<text:tab/>How does the plant perceive chemicals in the pest's saliva?</text:span></text:p>
      <text:p text:style-name="P28"><text:span text:style-name="T27">2)<text:tab/>How does the plant know that it will be freed from the pest's ravages when it gives off the alarm signal?</text:span></text:p>
      <text:p text:style-name="P28"><text:span text:style-name="T27">3)<text:tab/>How does it know that the signal it gives off will attract predators?</text:span></text:p>
      <text:p text:style-name="P28"><text:span text:style-name="T27">4)<text:tab/>What causes the plant to send its signal to insects that feed on its assailants?</text:span></text:p>
      <text:p text:style-name="P28"><text:span text:style-name="T27">5)<text:tab/>That signal the plant gives off is chemical, rather than auditory. The chemicals employed by insects have a most complex structure. The slightest deficiency or error in the formula, and the signal may lose its efficacy. How is the plant thus able to fine-tune this chemical signal?</text:span></text:p>
      <text:p text:style-name="P28"><text:span text:style-name="T27">No doubt it is impossible for a plant, lacking a brain, to arrive at a solution to danger, to analyze chemicals like a scientist, even to produce such a compound and carry out a planned strategy. Very definitely, indirectly overcoming an enemy is the work of a superior intelligence. That intelligence’s possessor is God, Creator of the plants with all their flawless characteristics and Who inspires them to do what they can to protect themselves. </text:span></text:p>
      <text:p text:style-name="P28"><text:span text:style-name="T27">Therefore, current biomimetic research is making a great effort to imitate the astonishing intelligence that God displays in all living things.</text:span></text:p>
      <text:p text:style-name="P28"><text:span text:style-name="T27">One group of researchers, from both the International Centre of Insect Physiology and Ecology in Nairobi, Kenya and Britain's Institute of Arable Crops Research, carried out a study on this subject. To remove pests among maize and sorghum, their team planted species that the stem-borers like to eat, pulling the pests from the crop. Among the crops, they growed species that repel stem-borers and attract parasitoids. In such fields, they found, the number of plants infested with stem-borers dropped by more than 80%. Further applications of this incomparable solution observed in plants will make for still further advances.43</text:span></text:p>
      <text:p text:style-name="P28"><text:span text:style-name="T27">Wild tobacco plants in Utah are subject to attack by caterpillars of the moth </text:span><text:span text:style-name="T31">Manduca quinquemaculata</text:span><text:span text:style-name="T27">, the eggs of which are a favorite food of the bug </text:span><text:span text:style-name="T31">Geocoris pallens</text:span><text:span text:style-name="T27">. Thanks to volatile chemicals that the tobacco plant releases, the </text:span><text:span text:style-name="T31">G. pallens </text:span><text:span text:style-name="T27">is attracted, and number of </text:span><text:span text:style-name="T31">M. quinquemaculata</text:span><text:span text:style-name="T27"> caterpillars is reduced.44</text:span></text:p>
      <text:p text:style-name="P9"/>
      <text:p text:style-name="P9"/>
      <text:p text:style-name="P12"><text:span text:style-name="T42">Fiber Optic Design in the Ocean Depths </text:span></text:p>
      <text:p text:style-name="P23"/>
      <text:p text:style-name="P28"><text:soft-page-break/><text:span text:style-name="T31">Rossella racovitzae</text:span><text:span text:style-name="T27">, a species of marine sponge, possesses spicules guiding light as optic fibers do, which of course is employed in the very latest technology. The optical fibers can instantly transport vast amounts of information encoded as light pulses across tremendous distances. Transmitting laser light down a fiber-optic cable makes possible communications unimaginably greater than with cables made of ordinary materials. In fact, a strand no thicker than a hair, containing 100 optical fibers, can transmit 40,000 different sound channels. </text:span></text:p>
      <text:p text:style-name="P28"><text:span text:style-name="T27">This species of sponge which lives in the cold, dark depths of Antarctic seas is easily able to collect the light it requires for photosynthesis thanks to its thorn-shaped protrusions of optical fibers, and is a source of light for its surroundings. This enables both the sponge itself and other living things that benefit from its ability to collect and transmit light to survive. Single-celled algae attach themselves to the sponge and obtain from it the light they need to survive.</text:span></text:p>
      <text:p text:style-name="P28"><text:span text:style-name="T27">Fiber optics is one of the most advanced technologies of recent years. Japanese engineers use this technology to transmit solar rays to those parts of skyscrapers that receive no direct light. Giant lenses sited in a skyscraper’s roof focus the sun’s rays on the ends of fiber optic transmitters, which then send light to even the very darkest parts of the buildings. </text:span></text:p>
      <text:p text:style-name="P28"><text:span text:style-name="T27">This sponge lives at some 100 to 200 meters depth, off the shores of the Antarctic Ocean, under icebergs in what is virtually total darkness. Sunlight is of the greatest importance to its survival. The creature manages to solve this problem by means of optical fibers that collect solar light in a most effective manner. </text:span></text:p>
      <text:p text:style-name="P28"><text:span text:style-name="T27">Scientists are amazed that a living thing should have used the fiber optic principle, utilized by high-tech industries, in such an environment for the past 600 million years. Ann M. Mescher, a mechanical engineer and polymer fiber specialist at the University of Washington, expresses it in these terms: </text:span></text:p>
      <text:p text:style-name="P33"><text:span text:style-name="T27">It’s fascinating that there’s a creature that produces these fibers at low temperature with these unique mechanical properties and fairly good optical properties.</text:span><text:span text:style-name="T33">45</text:span></text:p>
      <text:p text:style-name="P28"><text:span text:style-name="T27">Brian D. Flinn, University of Washington materials scientist, describes the superior structure in this sponge: </text:span></text:p>
      <text:p text:style-name="P33"><text:span text:style-name="T27">It’s not something they’re going to put into telecommunications in the next two or three years. It’s something that might be 20 years off.</text:span><text:span text:style-name="T33">46</text:span></text:p>
      <text:p text:style-name="P28"><text:span text:style-name="T27">This all demonstrates that the living things within nature harbor a great many models for human beings. God, Who has designed everything down to the finest detail, has created these designs for mankind to learn from and think upon. This is revealed in the verses: </text:span></text:p>
      <text:p text:style-name="P37"/>
      <text:p text:style-name="P39"><text:span text:style-name="T27">In the creation of the heavens and the Earth, and the alternation of night and day, there are signs for people with intelligence: those who remember </text:span><text:soft-page-break/><text:span text:style-name="T27">God, standing, sitting and lying on their sides, and reflect on the creation of the heavens and the Earth: “Our Lord, You have not created this for nothing. Glory be to You! So safeguard us from the punishment of the Fire.” (Qur’an, 3: 190-191)</text:span></text:p>
      <text:p text:style-name="P37"/>
      <text:p text:style-name="P37"/>
      <text:p text:style-name="P29"/>
      <text:p text:style-name="P30"><text:span text:style-name="T40">Chapter 3.</text:span></text:p>
      <text:p text:style-name="P25"/>
      <text:p text:style-name="P29"><text:span text:style-name="T40">GEARBOXES AND JET ENGINES IN NATURE</text:span></text:p>
      <text:p text:style-name="P37"/>
      <text:p text:style-name="P37"/>
      <text:p text:style-name="P39"><text:span text:style-name="T27">J</text:span><text:span text:style-name="T34">ust about everyone interested in motor vehicles knows the importance of gearboxes and jet engines. Few, however, are aware that there are gearboxes and jet engines in nature, which possess designs far superior to those employed by man. </text:span></text:p>
      <text:p text:style-name="P28"><text:span text:style-name="T27">Gearboxes allow you to change gears in the vehicle so that the motor is used most efficiently. Natural gearboxes work along the same principles as those in cars. Flies, for example, use a natural gearbox that provides three-speed gearshift connected to its wings. Thanks to this system, a fly can instantaneously accelerate or slow down by flapping its wings at the desired speed while in the air.47</text:span></text:p>
      <text:p text:style-name="P28"><text:span text:style-name="T27">In cars, at least four gears are used to transmit the power from the engine to the wheels. It is possible to drive smoothly only when the gears are used in succession, from low gear to high, and back again. Instead of gears in cars, which are heavy and take up a lot of room, flies have a mechanism that takes up only a few cubic millimeters. Thanks to their far more functional mechanism, flies can beat their wings with ease.</text:span></text:p>
      <text:p text:style-name="P28"><text:span text:style-name="T27">The squid, octopus and nautilus employ a propellant force similar to the principle used by jet engines. To understand just how effective this force is, consider that the species of squid known as </text:span><text:span text:style-name="T31">Loligo vulgaris</text:span><text:span text:style-name="T27"> can travel in the water at speeds up to 32 kilometers [20 miles] an hour.48</text:span></text:p>
      <text:p text:style-name="P28"><text:span text:style-name="T27">The nautilus, an incomparable example in this regard, resembles an octopus and may be compared to a ship with a jet engine. It takes water in through a tube beneath its head and then shoots the water out. While the water travels in one direction, the nautilus is propelled in the other. </text:span></text:p>
      <text:p text:style-name="P28"><text:span text:style-name="T27">Another feature makes scientists envious of these creatures: Their natural jet engines remain impervious to the high pressure of the deep sea. Moreover, the systems that let them move are both silent and extremely light. In fact, the nautilus’ superior design served as a model for submarines. </text:span></text:p>
      <text:p text:style-name="P22"/>
      <text:p text:style-name="P28"><text:span text:style-name="T37">100-Million-Year-Old Technology Under the Sea</text:span></text:p>
      <text:p text:style-name="P28"><text:span text:style-name="T27">When a submarine fills its ballast tanks with water, the ship becomes heavier than water and sinks toward the bottom. If water in the tanks is emptied out by means of compressed air, then the submarine surfaces. The nautilus employs the same technique. In its body there is a 19-cm (7.48 in) spiral organ rather like a snail’s shell, inside which are 38 interconnected “diving” chambers. To empty out the water; it also needs compressed air—but where does the nautilus find the air it needs?</text:span></text:p>
      <text:p text:style-name="P28"><text:soft-page-break/><text:span text:style-name="T27">By biochemical means, the nautilus produces a special gas in its body and transfers this gas to the chambers, expelling water from them to regulate its buoyancy. This allows the nautilus to dive or surface when hunting or chased by predators. </text:span></text:p>
      <text:p text:style-name="P28"><text:span text:style-name="T27">A submarine can only venture safely to a depth of about 400 meters (1,310 feet), whereas the nautilus can easily descend to a depth of 450 meters (1,500 feet).49</text:span></text:p>
      <text:p text:style-name="P28"><text:span text:style-name="T27">Such a depth is very dangerous to many living things. But despite this, the nautilus remains unaffected, its shell is not crushed by the pressure and its body suffers no harm. </text:span></text:p>
      <text:p text:style-name="P28"><text:span text:style-name="T27">Another very important point needs to be considered here. The nautilus has possessed this system, which can withstand the pressure at some 450 meters, since the day it was created. How can it have designed this special structure all by itself? On its own, could the nautilus have developed the gas to obtain the necessary compressed air to empty out the water in its shell? It is definitely impossible for the creature to know how to create the chemical reaction to produce gas, much less build the structures in its body necessary to bring that chemical reaction about, nor to structure a shell capable of withstanding tons of water pressure. </text:span></text:p>
      <text:p text:style-name="P28"><text:span text:style-name="T27">This superior design is the work of God, Who flawlessly created everything, with no prior models. God’s title of al-Badi’ (the Innovative Creator), is revealed in the Qur’an: </text:span></text:p>
      <text:p text:style-name="P22"/>
      <text:p text:style-name="P39"><text:span text:style-name="T27">He is the Originator of the heavens and the Earth... (Qur'an, 6: 101)</text:span></text:p>
      <text:p text:style-name="P40"/>
      <text:p text:style-name="P41"><text:span text:style-name="T39">Chapter 4.</text:span></text:p>
      <text:p text:style-name="P38"/>
      <text:p text:style-name="P40"><text:span text:style-name="T39">USING WAVES AND VIBRATIONS</text:span></text:p>
      <text:p text:style-name="P37"/>
      <text:p text:style-name="P37"/>
      <text:p text:style-name="P39"><text:span text:style-name="T27">S</text:span><text:span text:style-name="T34">ound moves through air and water in the form of waves, which bounce back if they strike an object. If you possess the necessary technology and knowledge, these rebounding waves can provide a great deal of information about the body they encountered, such as its distance from the source, its size, and the direction and speed of its motion.</text:span></text:p>
      <text:p text:style-name="P28"><text:span text:style-name="T27">This technology to locate objects by means of sound and pressure waves was developed in the 20th century, actually for military purposes. But today, it is also used to locate sunken ships and for mapping the ocean floor. However, millions of years ago, long before man discovered this technology, living things in nature were using the sound waves they spread around them in order to survive. </text:span></text:p>
      <text:p text:style-name="P28"><text:span text:style-name="T27">Dolphins, bats, fish and moths have all possessed this system, known as sonar, ever since they were created. What is more, their systems are much more sensitive and functional than those employed by human beings today.</text:span></text:p>
      <text:p text:style-name="P9"/>
      <text:p text:style-name="P11"><text:span text:style-name="T37">Bats’ Sonar Goes Far Beyond the Bounds of Human Technology</text:span></text:p>
      <text:p text:style-name="P28"><text:span text:style-name="T27">The U.S. Defense Department set out to implement principles of bat sonar in its own system of sonar, an indispensable method for locating submarines under the surface of the sea. According to a report in </text:span><text:span text:style-name="T31">Science</text:span><text:span text:style-name="T27">, one of America’s best-known magazines, the Defense Department set aside a special allocation to pay for this project. </text:span></text:p>
      <text:p text:style-name="P28"><text:span text:style-name="T27">It has long been known that bats use their sonar system to find their way around in the pitch dark. Recently, researchers have uncovered new secrets of how they do it. According to their research, the brown insectivorous bat, </text:span><text:span text:style-name="T31">Eptesicus fuscus</text:span><text:span text:style-name="T27">, can process two million overlapping echoes a second. Furthermore, it can perceive these echoes with a resolution of only 0.3 millimeters (1/80th of an inch). According to these figures, bat's sonar is three times more sensitive than its man-made equivalent.50 </text:span></text:p>
      <text:p text:style-name="P28"><text:span text:style-name="T27">Bats' sonar navigational skills teach us a great deal about flying in the dark. Research carried out with infrared thermal imaging cameras and ultrasound detectors afforded considerable information about how bats fly in search of prey at night.</text:span></text:p>
      <text:p text:style-name="P28"><text:span text:style-name="T27">Bats can seize an insect from mid-air as the insect rises from the grass. Some bats even plunge into bushes to capture their prey. It’s no easy task to seize an insect buzzing in the air using only reflected sound waves. But if you consider that the insect is among the bushes, and sound waves bounce back from all the leaves surrounding it, you will grasp what an impressive task the bat actually performs.</text:span></text:p>
      <text:p text:style-name="P28"><text:soft-page-break/><text:span text:style-name="T27">In a situation like that, bats reduce their sonar squeals, to prevent their becoming confused by echoes from the surrounding vegetation. Yet by itself, this tactic isn’t enough to enable bats to perceive the objects individually, because they also need to distinguish the arrival time and direction of the overlapping echoes.51</text:span></text:p>
      <text:p text:style-name="P28"><text:span text:style-name="T27">Bats also use their sonar when flying over water to drink, and in some cases, to capture prey from the ground. Their expert maneuverability can best be seen when one bat chases another. Understanding how they can do this will let us produce a wide range of technological products, especially equipment for sonar navigation and detection. Moreover, bats’ broad-band sonar system is also imitated today in mine-sweeping technology.52</text:span></text:p>
      <text:p text:style-name="P28"><text:span text:style-name="T27">As we have seen, the properties of living things benefit us in a very large number of ways. In one verse, God draws attention to the uses in animals: </text:span></text:p>
      <text:p text:style-name="P37"/>
      <text:p text:style-name="P39"><text:span text:style-name="T27">And there is certainly a lesson for you in your livestock. We give you to drink from what is in their bellies and there are many ways in which you benefit from them... (Qur’an, 23: 21)</text:span></text:p>
      <text:p text:style-name="P9"/>
      <text:p text:style-name="P11"><text:span text:style-name="T37">Dolphin Sound Waves and Sonar Technology</text:span></text:p>
      <text:p text:style-name="P28"><text:span text:style-name="T27">From a special organ known as the melon in its head, a dolphin can sometimes produce as many as 1,200 clicks a second. Simply by moving its head, this creature is able to transmit the waves in the direction it wishes. When the sound waves strike an object, they are reflected and return to the dolphin. The echoes reflected from the object pass through the dolphin's lower jaw to the middle ear, and from there to the brain. Thanks to the enormous speed at which these data are interpreted, very accurate and sensitive information is obtained. The echoes let the dolphin determine the direction of movement, speed and size of the object that reflects them.53 </text:span></text:p>
      <text:p text:style-name="P28"><text:span text:style-name="T27">The dolphin sonar is so sensitive that it can even identify one single fish from among an entire shoal.54 It can also distinguish between two separate metal coins, three kilometers away in the pitch dark.55</text:span></text:p>
      <text:p text:style-name="P28"><text:span text:style-name="T27">In the present day, the instrument known as SONAR56 is used to identify targets and their directions for ships and submarines. Sonar works on exactly the same principle as that employed by the dolphin. </text:span></text:p>
      <text:p text:style-name="P28"><text:span text:style-name="T27">At Yale University, a robot was developed to be used for exploring new environments. An electrical engineering professor Roman Kuc equipped the robot with a sonar system imitating the one used by dolphins. Professor Kuc, who spent 10 years working on ultrasound sensors and robotics research, admitted, </text:span><text:span text:style-name="T31">“We decided to take a closer look at how echolocation is used in nature to see if we might be missing something.”</text:span><text:span text:style-name="T27">57</text:span></text:p>
      <text:p text:style-name="P28"><text:soft-page-break/><text:span text:style-name="T27">Imagine that someone told you that under the sea, sound waves travel at 1,500 meters a second; then asked you to calculate, if your submarine sent out sound waves that came back in four seconds’ time, how far away was the object that reflected them. </text:span></text:p>
      <text:p text:style-name="P28"><text:span text:style-name="T27">You would calculate that you were three kilometers away. Dolphins are also capable of comfortably performing similar calculations, but they know neither the speed at which their sound waves travel through the water, nor how to multiply and divide. They don’t carry out any of these functions; all the animals do is behave the way God inspires them.</text:span></text:p>
      <text:p text:style-name="P9"/>
      <text:p text:style-name="P11"><text:span text:style-name="T37">Sonar Helps the Visually Impaired</text:span></text:p>
      <text:p text:style-name="P28"><text:span text:style-name="T27">As scientific research advances, we are discovering astonishing abilities in living things that offer solutions to problems in many areas of daily life, from the workplace to our hospitals. Darcy Winslow, General Manager of Environmental Business Opportunities for Nike, expresses this truth: </text:span></text:p>
      <text:p text:style-name="P33"><text:span text:style-name="T27">The extent to which the natural world can provide technological solutions for the types of product performance characteristics we must provide are virtually unlimited. Biomimicry still requires exploration, innovation and creativity, but by thinking like or working with a biologist, we must learn to ask a different set of questions and look to nature for inspiration and learning opportunities.</text:span><text:span text:style-name="T33">58</text:span></text:p>
      <text:p text:style-name="P28"><text:span text:style-name="T27">Many firms are now following a strategy that parallels the one that Winslow set out. It is now possible to see electronic and mechanical engineers working together with biologists. </text:span></text:p>
      <text:p text:style-name="P28"><text:span text:style-name="T27">Already, engineers influenced by bat's sonar have mounted a small sonar unit onto a pair of glasses. After a period of familiarization with the glasses, visually handicapped people are now able to avoid obstacles and even ride bicycles. Still, the system’s designers stress that it will never replace human vision eye or be as functional as that of the bat. </text:span></text:p>
      <text:p text:style-name="P28"><text:span text:style-name="T27"><text:s/>It’s of course impossible for flawless features like this, which even experts have difficulties in replicating, to have appeared by chance. We must not forget that what we refer to here as “features” are actually complex, interconnected systems. The absence or breakdown of only one component means that the whole system fails to work. For example, if bats sent out sound waves but couldn’t interpret the echoes reflected back, they would in fact have no echolocation system at all.</text:span></text:p>
      <text:p text:style-name="P28"><text:span text:style-name="T27">In scientific literature, the flawless and complete design that living things display is known as “irreducible complexity.” In other words, certain designs become meaningless and functionless if reduced down to a simpler form. Irreducible complexity in all organisms and their systems demolishes the fundamental idea of the theory of evolution, according to which organisms advance gradually, from the simple towards the complex. If a system can serve no purpose before it reaches its final form, there is no logical reason for it to maintain its existence over millions of years, while it refines and completes itself. A species can survive down the generations only if all its systems are </text:span><text:soft-page-break/><text:span text:style-name="T27">present. No components of a system can afford the luxury of hoping to complete their alleged evolution over time. This clearly proves that when living things first appeared on Earth, they were created with all their structures developed and fully formed, as they are today.</text:span></text:p>
      <text:p text:style-name="P28"><text:span text:style-name="T27">God brought animals and all other living things into being through His superior creation. News of this creation is given in a verse: </text:span></text:p>
      <text:p text:style-name="P37"/>
      <text:p text:style-name="P39"><text:span text:style-name="T27">And He created livestock. There is warmth for you in them, and various uses and some you eat. (Qur’an, 16: 5)</text:span></text:p>
      <text:p text:style-name="P10"/>
      <text:p text:style-name="P11"><text:span text:style-name="T37">The Superior Design in the Bat Is Showing Us to Make Our Roads Safer</text:span></text:p>
      <text:p text:style-name="P28"><text:span text:style-name="T27">Researchers at the University of Edinburgh developed a robot that used its smart ears to find its way by means of echolocation, just like a bat. Jose Carmena, of the university’s department of informatics, and his colleagues named this invention “RoBat.” The RoBat was equipped with a central sound source, serving the same function as a bat’s mouth, and two fixed receivers at a distance apart comparable to a bat's ears.</text:span></text:p>
      <text:p text:style-name="P28"><text:span text:style-name="T27">In order to make the best use of echoes, other features of the bat were also borne in mind when designing the RoBat. Bats move their ears to detect interference patterns in the echoes and thus, can easily avoid obstacles in front of them, navigate and hunt down preys. Like bats, the RoBat was also equipped with smart acoustic sensors to make its mechanism as flawless as possible.</text:span></text:p>
      <text:p text:style-name="P28"><text:span text:style-name="T27">Thanks to such nature-inspired sound sensors, it is hoped that one day our roads will be much safer.</text:span></text:p>
      <text:p text:style-name="P28"><text:span text:style-name="T27">In fact, such car manufacturers as Mercedes and BMW already use ultrasonic sensors to help drivers reverse. Thanks to them, the driver is alerted to how close he is to a car or other obstruction behind him.59</text:span></text:p>
      <text:p text:style-name="P9"/>
      <text:p text:style-name="P11"><text:span text:style-name="T37">A Fish’s Detector Against Pollution</text:span></text:p>
      <text:p text:style-name="P28"><text:span text:style-name="T27">The West African elephant nose fish </text:span><text:span text:style-name="T31">(Gnathonemus petersii)</text:span><text:span text:style-name="T27"> lives in 27</text:span><text:span text:style-name="T23">o</text:span><text:span text:style-name="T27">C (80</text:span><text:span text:style-name="T23">o</text:span><text:span text:style-name="T27">F) muddy waters of Nigeria. This 10 cm (3.9 in) fish uses its eyes very little in the muddy water. It finds its way by means of the electrical signals constantly given off by muscles in its tail. Under normal circumstances, it emits 300-500 signals a minute. As the pollution levels rise, however, the number of signals emitted per minute can exceed 1,000.</text:span></text:p>
      <text:p text:style-name="P28"><text:span text:style-name="T27">Detectors that make use of elephant nose fish are used to measure pollution levels in the British city of Bournemouth. A water company in the city gave specimens of water from the River Stour to be checked by 20 elephant nose fish. Each fish lives in an aquarium filled with water from the river. The receptor signals in the aquarium are forwarded to computers to which they are linked. If the water is polluted the increased </text:span><text:soft-page-break/><text:span text:style-name="T27">numbers of signals emitted by the fish are identified, and the alarm signal is given by means of the computer.60</text:span></text:p>
      <text:p text:style-name="P22"/>
      <text:p text:style-name="P22"/>
      <text:p text:style-name="P22"/>
      <text:p text:style-name="P45"/>
      <text:p text:style-name="P45"/>
      <text:p text:style-name="P45"/>
      <text:p text:style-name="P29"/>
      <text:p text:style-name="P30"><text:span text:style-name="T40">Chapter 5.</text:span></text:p>
      <text:p text:style-name="P25"/>
      <text:p text:style-name="P29"><text:span text:style-name="T40">LIVING THINGS AND FLIGHT TECHNOLOGY</text:span></text:p>
      <text:p text:style-name="P45"/>
      <text:p text:style-name="P45"/>
      <text:p text:style-name="P28"><text:span text:style-name="T27">Which is the most flawless, efficient flying machine? A Skorsky helicopter, a Boeing 747 passenger jet, or an F-16 fighter?</text:span></text:p>
      <text:p text:style-name="P28"><text:span text:style-name="T27">The words, beginning a scientific article about birds in </text:span><text:span text:style-name="T31">Reader's Digest</text:span><text:span text:style-name="T27">, provide an answer to that question, stating that compared to birds, a marvel of aerodynamics, even the most advanced aircraft are nothing more than crude copies.61</text:span></text:p>
      <text:p text:style-name="P28"><text:span text:style-name="T27">Birds are perfect flying machines. Any vehicle needs to be fairly light in order to fly. This applies right down to the screws and bolts used to attach the wings. This explains why airplane manufacturers always try to use special materials that are light but also strong and resistant to blows. But despite all the efforts expended toward this goal, we humans are nowhere near birds in this field. Have you ever seen a bird explode or fall apart in mid-air? Or a bird lose a wing because the connections to its body have become weakened?</text:span></text:p>
      <text:p text:style-name="P28"><text:span text:style-name="T27">The flawless designs in birds have an enormous influence on the development of aviation. Indeed, the Wright brothers, regarded as the inventors of the airplane, used the vulture wing as a model when building the wings of their Kitty Hawk plane.62</text:span></text:p>
      <text:p text:style-name="P28"><text:span text:style-name="T27">Hollow bones, powerful chest muscles to move those bones, feathers with properties that enable them to remain in the air, aerodynamic wings, a metabolism that meets high energy needs… All these features, which clearly show that birds are the product of design, also give them extraordinary abilities in the air.</text:span></text:p>
      <text:p text:style-name="P28"><text:span text:style-name="T27">Birds are more advanced than planes in a great many other regards. Birds such as the raven and dove can turn somersaults in the air, and hummingbirds can remain suspended in flight. They can change their minds in flight and suddenly alight on a branch. No airplane can perform such maneuvers.</text:span></text:p>
      <text:p text:style-name="P28"><text:span text:style-name="T27">Even before the airplane had been discovered, the flawless design employed by birds in order to fly influenced a great many inventors. As is recorded in early silent movies, in the 19th century some individuals actually tied homemade wings onto their arms and hurled themselves into space, trying to imitate the movements of birds. Predictably, it did not take them long to realize that wings alone were not enough to permit them to fly.</text:span></text:p>
      <text:p text:style-name="P28"><text:span text:style-name="T27">Since then, mankind has made considerable progress in terms of scientific techniques, and research and development. Yet some are still making claims at least as hollow and irrational as those early inventors. In their view, reptiles turned into birds gradually, stage by stage. This imaginary mechanism of gradual evolution has no foundation to support it. Birds possess a totally different structure from land-dwelling creatures. Their bone and muscle structure, feathers, aerodynamic wings and </text:span><text:soft-page-break/><text:span text:style-name="T27">metabolisms bear not the slightest similarity to those of reptiles,63 and the alleged gradual evolution model cannot account for even one of their bodily mechanisms.</text:span></text:p>
      <text:p text:style-name="P9"/>
      <text:p text:style-name="P11"/>
      <text:p text:style-name="P14"><text:span text:style-name="T37">The New Objective in Aeronautics: A Wing that Changes </text:span></text:p>
      <text:p text:style-name="P11"><text:span text:style-name="T37">Shape According to Prevailing Conditions</text:span></text:p>
      <text:p text:style-name="P28"><text:span text:style-name="T27">As they fly, birds can use their wings in the most efficient way possible, automatically changing to deal with factors like temperature and wind. Currently, companies engaged in airplane technology are actively seeking to develop designs that make use of these features.</text:span></text:p>
      <text:p text:style-name="P28"><text:span text:style-name="T27">NASA, Boeing and the U.S. Air Force have designed a flexible wing, made of glass fibers, that can change its shape according to data from a computer inside the plane. This computer will also be able to process data from measuring equipment regarding flight conditions such as temperature, wind force, etc.64</text:span></text:p>
      <text:p text:style-name="P28"><text:span text:style-name="T27">Airbus, another firm working in this field, is trying to build adaptive wings that can change shape according to prevailing conditions, in order to reduce fuel consumption as much as possible.65</text:span></text:p>
      <text:p text:style-name="P28"><text:span text:style-name="T27">In short, birds’ wing structures are literally a marvel of design. For many years, their matchless ability in flying has been a source of inspiration for engineers. God has equipped these creatures in the best possible manner for flight. He draws attention to them in the following verse: </text:span></text:p>
      <text:p text:style-name="P37"/>
      <text:p text:style-name="P39"><text:span text:style-name="T27">Haven't they looked at the birds above them, with wings outspread and folded back? Nothing holds them up but the All-Merciful. He sees all things. (Qur’an, 67: 19)</text:span></text:p>
      <text:p text:style-name="P10"/>
      <text:p text:style-name="P11"><text:span text:style-name="T37">How Birds’ Wings Are Shaping Flight Technology</text:span></text:p>
      <text:p text:style-name="P28"><text:span text:style-name="T27">The study of bird flight has led to important changes in the structure of airplane wings. </text:span></text:p>
      <text:p text:style-name="P28"><text:span text:style-name="T27">One of the first planes to make use of these changes was the American F-111 fighter. F-111 did not have control surfaces such as ailerons and flaps, which are used to control movements of the aircraft. Instead, just as birds do, the fighter could sweep its wings. This allowed it to remain balanced even while turning.66</text:span></text:p>
      <text:p text:style-name="P9"/>
      <text:p text:style-name="P11"><text:span text:style-name="T37">In Aviation Research, the Vulture’s Feathers Show the Way</text:span></text:p>
      <text:p text:style-name="P28"><text:span text:style-name="T27">During a plane’s flight, pressure changes at the wing’s edge can form small vortexes—air currents at the edges of the wings that can impede flight performance. </text:span></text:p>
      <text:p text:style-name="P28"><text:span text:style-name="T27">Aviation research studies have revealed that when vultures fly, they open their quill feathers—the large feathers at the edge of the wing—like the fingers of a hand. From this observation, researchers thought of taking it as a model to make small metal ailerons and test them in flight. Using these, they hoped it would be possible to reduce the vortexes’ unwelcome effects on a plane by setting up a series of smaller vortexes to replace the large ones that had previously been causing problems. Experiments proved this idea to be correct, and they are now seeking to implement it in real aircraft. </text:span></text:p>
      <text:p text:style-name="P9"><text:soft-page-break/></text:p>
      <text:p text:style-name="P11"><text:span text:style-name="T37">20th-Century Science Failed to Unravel the Aerodynamic </text:span></text:p>
      <text:p text:style-name="P11"><text:span text:style-name="T37">Techniques That Insects Use to Fly</text:span></text:p>
      <text:p text:style-name="P28"><text:span text:style-name="T27">As an insect flies, it beats its wings an average of several hundred times a second. Some insects can even flap and rotate their wings 600 times a second.67 </text:span></text:p>
      <text:p text:style-name="P28"><text:span text:style-name="T27">So many movements are carried out with such extraordinary rapidity that this design can’t possibly be reproduced technologically. In order to reveal the flight techniques of fruit flies, Michael Dickinson, a professor in the department of integrative biology at the University of California, Berkeley, and his colleagues constructed a robot, called Robofly. Robofly imitates the insect's flapping motion, but on a 100-fold larger scale and at only a 1,000th of the fly’s speed. It can flap its wings once every five seconds, driven by six computer-controlled motors.68</text:span></text:p>
      <text:p text:style-name="P28"><text:span text:style-name="T27">For years, many scientists like Professor Dickinson have been carrying out experiments hoping to discover the details of how insects flap their wings back and forth. During his experiments on fruit flies, Dickinson discovered that insect wings do not merely oscillate up and down, as if attached by a simple hinge, but actually use the most complex aerodynamic techniques. Moreover, the wings change orientation during each flap: The wing’s top surface faces up as the wing moves downwards, but then the wing rotates on its axis so that the underside faces up as the wing rises. Scientists trying to analyze these complex motions say that the conventional steady-state aerodynamics, the approach that works for airplane wings, is insufficient.</text:span></text:p>
      <text:p text:style-name="P28"><text:span text:style-name="T27">Fruit flies actually make use of more than one aerodynamic feature. For example, when they flap their wings, they leave behind them a complicated whirlpool of air currents, rather like the wake of a ship. As the wing reverses direction, it passes back through this churning air, recovering some of the energy lost beforehand. The muscles that allow the fruit fly's only 2.5 mm wings to flap 200 times a second are considered as the most powerful of all insects’ flight muscles.69</text:span></text:p>
      <text:p text:style-name="P28"><text:span text:style-name="T27">Many other details in addition to their wings, the flies’ sharp eyes, their small rear wings (known as halteres) aiding balance, and the sensors organizing the timing of the flapping motion, all testify to the perfection of their design.</text:span></text:p>
      <text:p text:style-name="P28"><text:span text:style-name="T27">Flies have been using these aerodynamic rules for millions of years. That today’s scientists, equipped with the most advanced technology, can’t fully account for insects’ flying techniques is one of the evident proofs of creation. For those who are able to think, God reveals the incomparable nature of His wisdom and knowledge in the tiny fly. In one verse, He reveals: </text:span></text:p>
      <text:p text:style-name="P37"/>
      <text:p text:style-name="P39"><text:span text:style-name="T27">Humanity! An example has been made, so listen to it carefully. Those whom you call upon besides God are not even able to create a single fly, even if they were to join together to do it. And if a fly steals something from them, </text:span><text:soft-page-break/><text:span text:style-name="T27">they cannot get it back. How feeble are both the seeker and the sought! (Qur’an, 22: 73)</text:span></text:p>
      <text:p text:style-name="P37"/>
      <text:p text:style-name="P37"/>
      <text:p text:style-name="P29"/>
      <text:p text:style-name="P30"><text:span text:style-name="T40">Chapter 6.</text:span></text:p>
      <text:p text:style-name="P25"/>
      <text:p text:style-name="P29"><text:span text:style-name="T40">WHAT WE CAN LEARN FROM ANIMALS</text:span></text:p>
      <text:p text:style-name="P37"/>
      <text:p text:style-name="P37"/>
      <text:p text:style-name="P39"><text:span text:style-name="T27">E</text:span><text:span text:style-name="T34">very single animal possesses many astonishing features given to it at creation. Some enjoy the ideal hydrodynamic form to allow them to move through water; others use rather outlandish sensory devices. Most of these are devices that mankind has encountered for the first time, or has just begun to grasp. Thanks to the science of biomimicry, products emerging from the imitation of these extraordinary discoveries will no doubt be employed frequently in our future.</text:span></text:p>
      <text:p text:style-name="P10"/>
      <text:p text:style-name="P11"><text:span text:style-name="T37">Surface Drag and Swimsuits Inspired by Shark Skin</text:span></text:p>
      <text:p text:style-name="P28"><text:span text:style-name="T27">In Olympic swimming competitions, 1/100th of a second can make the difference between winning and losing. Because the resistive drag opposing the motion of swimmers’ bodies is of great importance, many swimmers choose newly-designed swimsuits that reduce the drag. These tightly fitting suits, covering a rather large area of the body, are made out of a fabric which was designed to mimic the properties of a shark's skin by superimposing vertical resin stripes.</text:span></text:p>
      <text:p text:style-name="P28"><text:span text:style-name="T27">Scanning electron microscope studies have revealed that tiny "teeth" (riblets) cover the surface of a sharks’ skin that produce vertical vortices or spirals of water, keeping the water closer to the shark’s body and thus reducing drag. This phenomenon is known as the Riblet Effect, and research into shark skin is ongoing at NASA Langley Research Center. </text:span></text:p>
      <text:p text:style-name="P28"><text:span text:style-name="T27">Swimsuits made with new fibers and weaving techniques are produced to cling tightly to the swimmer’s body and reduce drag as much as possible. Research has shown that such garments can reduce drag by 8% over ordinary swimsuits.70</text:span></text:p>
      <text:p text:style-name="P10"/>
      <text:p text:style-name="P11"><text:span text:style-name="T37">USA Takes the Viper as a Model in Its Defense</text:span></text:p>
      <text:p text:style-name="P28"><text:span text:style-name="T27">Dr. John Pearce, of the University of Texas Electrical and Computer Engineering Department, has studied </text:span><text:span text:style-name="T31">Crotalines</text:span><text:span text:style-name="T27">, better known as pit vipers</text:span><text:span text:style-name="T31">.</text:span><text:span text:style-name="T27"> </text:span></text:p>
      <text:p text:style-name="P28"><text:span text:style-name="T27">His research focused on the pit organs of these snakes. In front of the snake’s eye is a tiny nerve-rich depression, called the pit, which is used in locating warm-blooded prey. It contains a sophisticated heat-sensing system—so sensitive, in fact, that the snake can detect a mouse several meters away in pitch darkness.71</text:span></text:p>
      <text:p text:style-name="P28"><text:span text:style-name="T27">The researchers stated that when they unravel the secrets of the pit viper’s search-and-destroy mechanism, the methods the snake employs can be adapted more widely to protect the country from enemy missiles. They hope to develop systems that will help pilots flying dangerous missions avoid enemy weaponry. Dr. Pearce says, </text:span><text:span text:style-name="T31">“The Air Force wants to see if they can mimic the biological system and get a better missile </text:span><text:soft-page-break/><text:span text:style-name="T31">detector.”</text:span><text:span text:style-name="T27">72 But so far, he explains that studies carried out to that end have found it difficult to match the snake’s sensitivity: </text:span></text:p>
      <text:p text:style-name="P33"><text:span text:style-name="T27">We’re basically modeling the sensitivity of the snake organ. You can measure nerve impulses, but the question is, what do those impulses mean? We use a numerical model to tell us: there’s this much infrared hitting the organ, and that means this many nerve pulses.</text:span><text:span text:style-name="T33">73</text:span></text:p>
      <text:p text:style-name="P28"><text:span text:style-name="T27">The snake’s pit is a thin membrane rich in blood vessels and nerve bundles. The membrane is so sensitive, and the variations in the responses so minute and subtle that to catch and study these signals has proved exceedingly difficult. To understand the functioning of the pit organ, it is necessary to work with delicate measurements and photomicrographs. </text:span></text:p>
      <text:p text:style-name="P28"><text:span text:style-name="T27">As this example shows, living things in nature display a superior intelligence and technology. Researchers investigating natural designs as their models thus acquire inspiration for projects that might otherwise last years and bring them to a conclusion in a much shorter time.</text:span></text:p>
      <text:p text:style-name="P45"/>
      <text:p text:style-name="P11"><text:span text:style-name="T37">Chameleons and Clothes that Change Color</text:span></text:p>
      <text:p text:style-name="P28"><text:span text:style-name="T27">The impressive ability that chameleons have to change colors to match their surroundings is both astonishing and aesthetically pleasing. The chameleon can camouflage itself at a speed that quite amazes people. </text:span></text:p>
      <text:p text:style-name="P28"><text:span text:style-name="T27">With great expertise, the chameleon uses its cells called chromatophores which contain basic yellow and red pigments, the reflective layer reflecting blue and white light, and the melanophores containing the black to dark brown pigment melanin, which darkens its color.74</text:span></text:p>
      <text:p text:style-name="P28"><text:span text:style-name="T27">For instance, place a chameleon into a bright yellow environment, and it quickly turns yellow. In addition, the chameleon can match not only one single color, but a mixture of hues. The secret behind this lies in the way pigment-containing cells under this master of camouflage’s skin expand or contract to match their surroundings. </text:span></text:p>
      <text:p text:style-name="P28"><text:span text:style-name="T27">Current research under way at Massachusetts Institute of Technology, USA, is aimed at making clothes, bags and shoes able to change colors the same way as the chameleon does. Researchers envision clothing made from the newly developed fiber, which can reflect all the light that hits it, and equipped with a tiny battery pack. This technology will allow the clothing to change colors and patterns in seconds by means of a switch on the pack.75 Yet this technology is still very expensive. For instance, the cost of a color-changing man’s jacket is around $10,000.</text:span></text:p>
      <text:p text:style-name="P28"><text:span text:style-name="T27">What would you think if someone showed you a jacket and claimed, “This can change color. Yet nobody prepared the jacket, nor its ability to change color. It all just happened by itself.” Probably you’d imagine that person to be mad or else very ignorant. Quite clearly, there must have been a tailor to put it together, and even before that, engineers to create its ability to change color. </text:span></text:p>
      <text:p text:style-name="P28"><text:soft-page-break/><text:span text:style-name="T27">So, how can the chameleon carry out these impeccable changes? Did it design the systems that permit the change, install them inside its own body, and carry out the processes all by itself? Of course it would be most irrational to claim that the chameleon did this all of its own free will. Since even human beings find it definitely impossible to bring about such a change, how can a reptile install a system capable of changing its own body’s appearance? To claim that such a superior ability came about by chance is nonsensical and invalid.</text:span></text:p>
      <text:p text:style-name="P28"><text:span text:style-name="T27">No natural mechanism has the power to form such impeccable abilities and bestow them on the living things that need it. A superior power rules the atoms, molecules, and cells in the creature’s body and arranges them as it wishes. God, Who created the chameleons, reveals to us the incomparable nature of His creation in such examples. As is revealed in the Qur’an, God is All-Powerful: </text:span></text:p>
      <text:p text:style-name="P37"/>
      <text:p text:style-name="P39"><text:span text:style-name="T27">Everything in the heavens and the earth glorifies God. He is the Almighty, the All-Wise. The kingdom of the heavens and the Earth belongs to Him. He gives life and causes to die. He has power over all things. (Qur’an, 57: 1-2)</text:span></text:p>
      <text:p text:style-name="P11"/>
      <text:p text:style-name="P14"><text:span text:style-name="T37">515-Million-Year-Old Optic Design</text:span></text:p>
      <text:p text:style-name="P28"><text:span text:style-name="T27">In an article published in</text:span><text:span text:style-name="T31"> American Scientist</text:span><text:span text:style-name="T27">, the well-known US scientific magazine, Andrew R. Parker states that he and his colleagues examined a mummified fly preserved in amber resin for 45 million years. There was a periodic grating structure on the curved surfaces of the fly ommatidia (individual visual organs composing the fly's compound eye). Analyzing the reflective properties of this structure, they realized that the fly-eye structure was a very efficient antireflector, particularly at high angles of incidence. This hypothesis was indeed confirmed in later studies.</text:span></text:p>
      <text:p text:style-name="P28"><text:span text:style-name="T27">Thanks to these findings and others, today’s scientists have determined how to greatly increase the efficiency of solar absorbers and solar panels used to provide energy for satellites. Work is currently under way to reduce the angular reflection of infrared (heat) and other light waves by mimicking the fly-eye structure. Most suitable for use in solar panel surfaces, the fly-eye grating has also done away with the necessity for expensive equipment to ensure that these panels are always directly facing the Sun.76</text:span></text:p>
      <text:p text:style-name="P28"><text:span text:style-name="T27"><text:s/>Only recently have space technologists discovered and imitated this design, but flies have possessed it for millions of years. Similar structures have recently been discovered also on some Burgess Shale fossils, 515 million years old. Permitting very acute and color vision, this design shows just what a superior product of creation it really is. But such evidence can be comprehended only by believers—those who can use their reason to comprehend that everything that exists is under God’s control. </text:span></text:p>
      <text:p text:style-name="P28"><text:span text:style-name="T27">One verse describes how similar proofs mean nothing to those who deny God: </text:span></text:p>
      <text:p text:style-name="P37"/>
      <text:p text:style-name="P39"><text:span text:style-name="T27">God is not ashamed to use the example of a mosquito or of an even smaller thing. As for those who believe, they know it is the truth from their Lord. But as for those who do not believe, they say, “What does God mean by this example?” He misguides many by it and guides many by it. But He only misguides the deviators. (Qur’an, 2: 26)</text:span></text:p>
      <text:p text:style-name="P10"/>
      <text:p text:style-name="P11"><text:span text:style-name="T37">Stenocara: A Fully-Fledged Water Capturing Unit</text:span></text:p>
      <text:p text:style-name="P28"><text:span text:style-name="T27">In the desert, where few living things are to be found, some species possess the most astonishing designs. One of these is the tenebrinoid beetle </text:span><text:span text:style-name="T31">Stenocara,</text:span><text:span text:style-name="T27"> which lives in the Namib Desert, in Southern Africa. A report in the November 1, 2001, edition of </text:span><text:span text:style-name="T31">Nature</text:span><text:span text:style-name="T27"> describes how this beetle collects the water so vital to its survival. </text:span></text:p>
      <text:p text:style-name="P28"><text:span text:style-name="T31">Stenocara</text:span><text:span text:style-name="T27">’s water capture system basically depends on a special feature of its back, whose surface is covered with tiny bumps. The surface of the regions between these bumps is wax-coated, though the peaks of the bumps are wax-free. This allows the beetle to collect in a more productive manner.</text:span></text:p>
      <text:p text:style-name="P28"><text:span text:style-name="T31">Stenocara</text:span><text:span text:style-name="T27"> extracts from the air the water vapor that occurs only rarely in its desert environment. What is remarkable is how it separates out the water from the desert air, where tiny water droplets evaporate very quickly due to heat and wind. Such droplets, </text:span><text:soft-page-break/><text:span text:style-name="T27">weighing almost nothing, are borne along parallel to the ground by the wind. The beetle, behaving as if it knew this, tilts its body forwards into the wind. Thanks to its unique design, droplets form on the wings and roll down the beetle's surface to its mouthparts.77 </text:span></text:p>
      <text:p text:style-name="P28"><text:span text:style-name="T27">The article about </text:span><text:span text:style-name="T31">Stenocara</text:span><text:span text:style-name="T27"> included the following comment: </text:span><text:span text:style-name="T31">“The mechanism by which water is extracted from the air and formed into large droplets has so far not been explained, despite its biomimetic potential.”</text:span><text:span text:style-name="T27">78 </text:span></text:p>
      <text:p text:style-name="P28"><text:span text:style-name="T27">Examining the features of this beetle’s back under an electron microscope, scientists established that it’s a perfect model for water-trapping tent and building coverings, or water condensers and engines. Designs of such a complex nature cannot come about just by themselves or through natural events. Also, it’s impossible for a tiny beetle to have “invented” any system of such extraordinary design. Just </text:span><text:span text:style-name="T31">Stenocara</text:span><text:span text:style-name="T27"> alone is sufficient to prove that our Creator designed everything that exists.</text:span></text:p>
      <text:p text:style-name="P22"/>
      <text:p text:style-name="P11"><text:span text:style-name="T37">100% Efficient Light-Generating Fireflies</text:span></text:p>
      <text:p text:style-name="P28"><text:span text:style-name="T27">From the tip of their abdomens, fireflies produce greeny-yellow light. This light is produced in cells containing a chemical called luciferin, which reacts with oxygen and an enzyme known as luciferase. The beetle can turn the light on and off by varying the amount of air entering its cells from its breathing tubes. A normal household bulb has a productivity level of 10%, the other 90% of the energy being wasted as heat. But in a firefly, almost 100% of the energy produced is light, representing with this very efficient process, a target for scientists to aim for.79 </text:span></text:p>
      <text:p text:style-name="P28"><text:span text:style-name="T27">What force allows fireflies to engage in such a high level of efficiency? According to evolutionists, the answer lies in unconscious atoms, happenstance, or other external factors with no propulsive force; none of which can possess the power to actually initiate such productive activity. God’s art is infinite and incomparable. In many verses of the Qur’an, God speaks of the need for people to use reason to consider and draw lessons from what He has created. Therefore, man’s responsibility is to consider God's miracles and turn only towards Him.</text:span></text:p>
      <text:p text:style-name="P9"/>
      <text:p text:style-name="P11"><text:span text:style-name="T37">A Solution to Traffic Problems from Locusts!</text:span></text:p>
      <text:p text:style-name="P28"><text:span text:style-name="T27">Auto accidents cost millions of lives every year. In its search for a solution, the scientific world now believes that locusts might offer just such a remedy. Even though locusts travel in swarms of millions, research has shown that they never collide with one another. The answer to how locusts avoid doing so led to the opening of a whole new scientific horizon. </text:span></text:p>
      <text:p text:style-name="P28"><text:span text:style-name="T27">Experiments determined that locusts send out an electronic signal to any body approaching them to identify that body’s location, and then change direction accordingly.80 Inventors are now trying to implement the method locusts employ in </text:span><text:soft-page-break/><text:span text:style-name="T27">order to resolve a problem that has remained intractable for years. These creatures, behaving in the way God inspires them to, are among the clearest proofs of creation. </text:span></text:p>
      <text:p text:style-name="P9"/>
      <text:p text:style-name="P11"><text:span text:style-name="T37">Birds’ Flight Methods as a Model for High-Speed Trains</text:span></text:p>
      <text:p text:style-name="P28"><text:span text:style-name="T27">When Japanese engineers and scientists were designing their high-speed 500-Series electric trains, they encountered a major problem: Examining wild birds for the perfect solution, soon they found the design they were seeking and implemented it successfully.</text:span></text:p>
      <text:p text:style-name="P10"/>
      <text:p text:style-name="P11"><text:span text:style-name="T37">Owl Flight and High-Speed Train Noise</text:span></text:p>
      <text:p text:style-name="P28"><text:span text:style-name="T27">In the high-speed trains developed by the Japanese, safety is one of the most important factors. A second is compatibility with Japanese environmental standards. Japan’s noise regulations regarding railway operators are the strictest in the world. Using current technology, it’s not actually that difficult to go faster, though it’s hard to eliminate noise while doing so. Under Japanese Environment Agency regulations, a railway’s noise levels must not exceed 75 decibels at a point 25 meters (82 feet) away from the center of railway track in urban areas. At a crossing in a town, when cars start to move all at once on the green light, they create more than 80 decibels. This goes to show just how quiet the high-speed Shinkansen train must be.</text:span></text:p>
      <text:p text:style-name="P28"><text:span text:style-name="T27">The reason for the noise that a train produces up to a certain operation speed is the rolling of its wheels on the tracks. At speeds of 200 kmph (125 mph) or over, however, the sound source becomes the aerodynamic noise caused by its movement through the air. </text:span></text:p>
      <text:p text:style-name="P28"><text:span text:style-name="T27">The major sources of aerodynamic noise are the pantographs, or current collectors, used to take in electricity from overhead catenary. Engineers, realizing that they couldn’t reduce noise levels with the conventional rectangular pantographs, concentrated their research on animals that move quickly, yet silently.</text:span></text:p>
      <text:p text:style-name="P28"><text:span text:style-name="T27">Of all birds, owls make the least noise during flight. One of the ways they manage this is through the plumes of their wings. In addition, an owl’s wings have many small saw-toothed feathers (serrations) visible even to the naked eye, which other birds lack. These serrations generate small vortexes in the air flow. Aerodynamic noise stems from vortexes forming in the air flow. As these grow in size, the noise increases. Since owls’ wings feature many saw-toothed projections, they form smaller vortexes instead of large ones, and the owls can fly very quietly.</text:span></text:p>
      <text:p text:style-name="P28"><text:span text:style-name="T27">When Japanese designers and engineers tested stuffed owls in a wind tunnel, they once again witnessed the perfection of these birds’ wing design. Later, they succeeded in efficiently reducing train noise by using wing-shaped pantographs based on the principle of the owl’s serrations. Thus the pantograph system developed by the Japanese, inspired by nature, became the quietest functioning.81 </text:span></text:p>
      <text:p text:style-name="P10"><text:soft-page-break/></text:p>
      <text:p text:style-name="P11"><text:span text:style-name="T37">The Kingfisher’s Dive and High-Speed Trains’ Entry into Tunnels</text:span></text:p>
      <text:p text:style-name="P28"><text:span text:style-name="T27">The tunnels on the lines used by high-speed trains represented another problem for engineers to solve. When a train enters a tunnel at a high speed, atmospheric pressure waves rise up and gradually grow up to be like tidal waves that approach the exit of the tunnel at the same sonic speed. At the exit, the waves then return. At the tunnel’s exit, part of the pressure waves is released with a sometimes explosive noise. </text:span></text:p>
      <text:p text:style-name="P28"><text:span text:style-name="T27">Since the pressure of the waves is about one thousandth of atmospheric pressure or less, they're referred to as tunnel micro-pressure waves, which form as shown in the diagram.</text:span></text:p>
      <text:p text:style-name="P28"><text:span text:style-name="T27">The very disturbing noise created under the influence of the pressure waves can be reduced by widening the tunnel, but the task of altering the cross-sectional area of tunnels is very difficult and expensive. </text:span></text:p>
      <text:p text:style-name="P28"><text:span text:style-name="T27">At first, engineers thought that reducing the cross-sectional area of trains and making the forefront shape sharp and smooth might be a solution. They put these ideas into action in an experimental train, but remained unable to eliminate the micro-pressure waves it created.</text:span></text:p>
      <text:p text:style-name="P28"><text:span text:style-name="T27">Wondering if similar dynamics arose in nature, the designers and engineers thought of the kingfisher. In order to hunt its prey, the kingfisher dives into water, which has greater fluid resistance than air, and it experiences sudden changes in the resistance like a train does when it enters a tunnel.</text:span></text:p>
      <text:p text:style-name="P28"><text:span text:style-name="T27">Accordingly, a train traveling at 300 kmph (186 mph) needs to have a forefront shape like a kingfisher’s beak, which facilitates the bird’s diving.</text:span></text:p>
      <text:p text:style-name="P28"><text:span text:style-name="T27">Studies conducted by the Japanese Railway Technical Research Institute and the University of Kyushu revealed that the ideal shape to suppress tunnel micro-pressure waves was a shape of revolving paraboloid or a wedge. A close-up cross-section of a kingfisher’s upper and lower beak form precisely this shape.82 The kingfisher is yet another example of how all living things are created with exactly what they need to survive—and whose designs can serve as models for human beings.</text:span></text:p>
      <text:p text:style-name="P10"/>
      <text:p text:style-name="P11"><text:span text:style-name="T37">Peacock Feathers and Self-Changing Display Signs</text:span></text:p>
      <text:p text:style-name="P28"><text:span text:style-name="T27">In a peacock's feathers, the keratin protein together with the brown feather pigment melanin, the only pigment these feathers contain, allow light to refract so that we can see the color. The light and dark colors we see in feathers derive from the directional layering of keratin. Peacock feathers' exceedingly bright hues stem from this structural feature.</text:span></text:p>
      <text:p text:style-name="P28"><text:span text:style-name="T27">Nature inspired one Japanese company to develop reusable display signs, whose surfaces are structurally altered under ultraviolet light which changes the materials’s crystalline alignment, thus eliminating certain colors so as to display the desired </text:span><text:soft-page-break/><text:span text:style-name="T27">message. These signs can be used over and over and imprinted with new images. This eliminates the cost of producing new signs, as well as the need for using toxic paints.83 </text:span></text:p>
      <text:p text:style-name="P10"/>
      <text:p text:style-name="P11"><text:span text:style-name="T37">A Computer Solution from Butterflies</text:span></text:p>
      <text:p text:style-name="P28"><text:span text:style-name="T27">We use computers so extensively that they’ve become part of every moment of our lives 24 hours a day—at home, at work, even in our cars. Computer technology is developing rapidly day by day, and increasing living standards require of computers’ functioning to increase at the same pace, growing faster all the time. The latest models can achieve breathtaking speeds, and faster chips mean that computers can carry out more tasks in less time. However, faster chips lead to greater consumption of electricity, which warms up the chips as a result. It is essential for computer chips to be cooled down to prevent them from melting. The existing fans are no longer sufficient to cool down the latest generation of chips. Designers seeking a solution to this problem eventually declared that they had found a solution in nature. </text:span></text:p>
      <text:p text:style-name="P28"><text:span text:style-name="T27">Butterfly wings contain a perfect structure in their design. Research carried out at Tufts University has revealed that there is a cooling system in butterfly wings. When this system is compared to that in computer chips, it has a much better performance. A team headed by assistant research professor of mechanical engineering Peter Wong was funded by the American National Science Foundation to study how iridescent butterflies control heat.</text:span></text:p>
      <text:p text:style-name="P28"><text:span text:style-name="T27">Since butterflies are cold-blooded, they have to constantly regulate their body temperatures. This is a serious problem, because friction during flight leads to considerable quantities of heat. This heat needs to be cooled down at once. Otherwise, the butterfly will not survive. The solution is provided by the millions of microscopic scales, called thin-film structures, clinging to their wings. The heat generated is thus dispersed.84</text:span></text:p>
      <text:p text:style-name="P28"><text:span text:style-name="T27">The team estimates that this research will become useful for chip manufacturers like Intel and Motorola in the near future. But in butterflies, this matchless design has been around for as long as they have. That butterfly wings embody such a flawless solution introduces us to the wisdom and power of the Creator. That power belongs to God, Who has dominion and power over all.</text:span></text:p>
      <text:p text:style-name="P22"/>
      <text:p text:style-name="P22"/>
      <text:p text:style-name="P22"/>
      <text:p text:style-name="P29"/>
      <text:p text:style-name="P30"><text:span text:style-name="T40">Chapter 7.</text:span></text:p>
      <text:p text:style-name="P25"/>
      <text:p text:style-name="P29"><text:span text:style-name="T40">ORGANS SUPERIOR TO TECHNOLOGY</text:span></text:p>
      <text:p text:style-name="P24"/>
      <text:p text:style-name="P22"/>
      <text:p text:style-name="P28"><text:span text:style-name="T27">A July 12, 2001 news release published by America’s Sandia National Laboratories announced that as a result of their work, they had “approached the visual acuity of the eye itself.” The report stated that using 64 computers, a digital image was produced that took them only seconds to acquire.85 </text:span></text:p>
      <text:p text:style-name="P28"><text:span text:style-name="T27">This is a most important development, yet one point shouldn’t be forgotten. In as little as one-tenth of a second, human eyes form an image that takes up no more space than one square millimeter on the retina. With this in mind, it can be seen that the human eye is much faster and more functional than 64 computers, using the very latest technology.</text:span></text:p>
      <text:p text:style-name="P10"/>
      <text:p text:style-name="P11"><text:span text:style-name="T37">Technology Is Unable to Match the Design in the Human Heart</text:span></text:p>
      <text:p text:style-name="P28"><text:span text:style-name="T27">Human beings live for an average of between 70 and 80 years. The human heart beats some 70 to 80 times a minute, for a total of several billion times during the course of an individual’s lifetime. The Abiomed company, known for its research into artificial hearts, has stated that despite all its work, it will be unable to imitate the flawless functioning that the heart displays successfully over the years. For the company’s newly-developed artificial heart to beat 175 million beats, or about five years, appears a significant target.86</text:span></text:p>
      <text:p text:style-name="P28"><text:span text:style-name="T27">A product of the latest technology, this artificial heart was tested in calves before human beings, although the calves survived for only a few months. The artificial heart developed by the company has been put in safety trials in human heart failure patients in 2004. But, obviously researchers find the human heart so difficult to imitate. Steven Vogel of Duke University, a biomechanic who has also written a book on this subject, describes why: </text:span></text:p>
      <text:p text:style-name="P33"><text:span text:style-name="T27">It’s that the engines we have available, whatever their power output or efficiency work so differently. Muscle is a soft, wet, contractile engine, and that’s just unlike anything in our technological armamentarium. So you can’t imitate a heart . . . </text:span><text:span text:style-name="T33">87</text:span></text:p>
      <text:p text:style-name="P28"><text:span text:style-name="T27">Like the genuine article, Abiomed’s artificial heart consists of two ventricles. There the similarity ends, however. Alan Snyder of Penn State, a bioengineer who led the research, explains the difference in these terms: “In the natural heart, you’re using muscle as a container and the container pumps on its own.”88 Pumps that work along the same lines as the heart contain a container </text:span><text:span text:style-name="T31">and</text:span><text:span text:style-name="T27"> a system that pumps the fluid. In the heart, however, the container carries out its own pumping. That is the difference Snyder summarized.</text:span></text:p>
      <text:p text:style-name="P28"><text:soft-page-break/><text:span text:style-name="T27">Researchers, wondering how to make a heart that contracts by itself, set the interior walls of the two ventricles into motion by placing a separate engine between them. This artificial heart works with a battery located in the patient’s abdomen. This battery has to be recharged continuously by radio waves emitted by a rechargable battery pack patients will wear in a harness. </text:span></text:p>
      <text:p text:style-name="P28"><text:span text:style-name="T27">Our natural hearts, on the other hand, have no need of a battery for energy, because they boast an incomparable muscular design capable of creating its own energy in every cell. Another feature of the heart that can’t be replicated is the incomparable efficiency of its pulses. In fact, the heart can pump five liters of blood a minute while at rest, which can rise to 25-30 liters during exercise. Kung, Abiomed’s director, describes this extraordinary change of tempo as “a challenge that currently no mechanical device can meet.” The artificial heart made by the company can only pump 10 liters a minute at best, which is not sufficient for a great many ordinary activities.89</text:span></text:p>
      <text:p text:style-name="P28"><text:span text:style-name="T27">The real heart is nourished and strengthened according to its needs by the blood it pumps. Such a heart can work for 50 to 60 years with no need for repairs. The heart possesses the capacity for self-renewal, which is why it never loses its ability for uninterrupted work. This is yet another feature that makes it impossible to imitate artificially.</text:span></text:p>
      <text:p text:style-name="P28"><text:span text:style-name="T27">Our heart, which scientists can only dream of matching with present-day technology, shows to us the superior knowledge of our Creator and our Great Lord—God.</text:span></text:p>
      <text:p text:style-name="P10"/>
      <text:p text:style-name="P11"><text:span text:style-name="T37">From the Immune System, a Solution to the Computer Virus Menace</text:span></text:p>
      <text:p text:style-name="P28"><text:span text:style-name="T27">Once a single computer is affected by a virus, this means that other computers in the world may soon be contaminated as well. Many companies, therefore, have seen it necessary to set up an “immune system” to protect their network systems from viruses and continue to carry out intensive research in this area. One of the centers that is carrying out this work is the virus isolation laboratory at the IBM's Watson Research Center in New York. There, a high-security microbiology laboratory works with lethal viruses, also producing programs that can diagnose the 12,000 or so viruses identified so far—and also isolate the viruses from a computer in a safe manner and then kill them.</text:span></text:p>
      <text:p text:style-name="P28"><text:span text:style-name="T27">IBM is only one of the firms trying to construct a worldwide immune system to protect its existing computer systems from virus threats in the cyberspace. Steve White, one of the company’s executives, states that to achieve that end, an immune system like the human body’s is needed. </text:span></text:p>
      <text:p text:style-name="P33"><text:span text:style-name="T27">It's only the existence of an immune system that allows the human race to exist. Only an immune system in cyberspace will allow it to exist.</text:span><text:span text:style-name="T33">90</text:span></text:p>
      <text:p text:style-name="P28"><text:span text:style-name="T27">Pursuing this analogy between the computer and living things, researchers have begun producing protective programs that function like our own immune systems. They believe what we have learnt from epidemiology (the branch of science which studies </text:span><text:soft-page-break/><text:span text:style-name="T27">contagious diseases) and immunology (which deals with the immune system) will be able to protect electronic programs from new threats in the same way that antibodies protect living organisms. </text:span></text:p>
      <text:p text:style-name="P28"><text:span text:style-name="T27">Computer viruses are clever self-replicating programs designed to infiltrate computers, multiply by copying themselves and damage or “hijack” the computers they enter. Indications that such viruses are present include a slowing down of the computer system, occasional mysterious damage to files, and sometimes, complete failure or “crashing” of the computer itself—much as with the various diseases that affect human beings. </text:span></text:p>
      <text:p text:style-name="P28"><text:span text:style-name="T27">To protect our computers against the menace of viruses, identification programs search every code in the computer’s memory to find traces of viruses that have previously been identified and stored in the programs’ memory. Computer viruses carry traces of the signature of the software writer that let them be recognized. When the computer’s search program recognizes that telltale signature, it warns that the computer has been infected with a virus.</text:span></text:p>
      <text:p text:style-name="P28"><text:span text:style-name="T27">Even so, anti-virus programs can’t offer complete protection for computers. Some programmers can write new viruses within a matter of a few days and again insert them into cyberspace through just one infected computer. That being the case, it’s vital that anti-virus programs be constantly updated so that they have the information they need to recognize new viruses. New anti-virus programs need to be added constantly, therefore, to protect against the virus threat.</text:span></text:p>
      <text:p text:style-name="P28"><text:span text:style-name="T27">With the increasing spread of worldwide use of the Internet, these viruses have begun to spread very much faster and to inflict serious harm to infected computers. IBM researchers have found solutions by imitating natural examples. First of all, just like biological viruses in nature, artificial computer viruses use the host programming to multiply. Starting from that analogy, researchers investigated how the human immune system works to protect the body.</text:span></text:p>
      <text:p text:style-name="P28"><text:span text:style-name="T27">When it encounters a foreign organism, the body immediately begins to build antibodies that will recognize the invader and destroy it. The immune system doesn’t need to analyze the whole of a cell that might result in a sickness. Once any preliminary infection has been suppressed, the body keeps a number of the appropriate antibodies in readiness, to respond immediately to any future recurrence. Thanks to these standby antibodies, there is no need to examine the entire infected cell. Similarly, existing anti-virus programs also contain an "antibody" that recognizes not the whole computer virus, but rather its signature.</text:span></text:p>
      <text:p text:style-name="P28"><text:span text:style-name="T27">As we have seen, the solutions to many problems in the technical arena that leave us floundering already exist in nature. Our immune system, of which every detail has been thought out and which functions perfectly, was ready to protect us before we were even born. It is Our Lord Who watches and protects all. In one verse it is revealed:</text:span></text:p>
      <text:p text:style-name="P37"/>
      <text:p text:style-name="P39"><text:soft-page-break/><text:span text:style-name="T27">My Lord is the Preserver of everything. (Qur’an, 11: 57)</text:span></text:p>
      <text:p text:style-name="P9"/>
      <text:p text:style-name="P9"/>
      <text:p text:style-name="P12"><text:span text:style-name="T42">From the Eye to the Camera: the Technology of Sight</text:span></text:p>
      <text:p text:style-name="P22"/>
      <text:p text:style-name="P28"><text:span text:style-name="T27">The eyes of vertebrates resemble spheres with openings called pupils through which light enters. Behind the pupils are lenses. Light passes first through these lenses, then through the fluid that fills the eyeball, finally striking the retina. In the retina there are some 100 million cells known as rods and cones. The rod cells distinguish between light and dark, and the cones detect colors. All these cells turn the light falling onto them into electrical signals and send them to the brain via the optic nerve. </text:span></text:p>
      <text:p text:style-name="P28"><text:span text:style-name="T27">The eye regulates the intensity of the light entering it by means of the iris, surrounding the pupil. The iris is able to expand and contract, thanks to its tiny muscles. Similarly, the amount of light entering a camera is restricted by a device known as a diaphragm. In his book </text:span><text:span text:style-name="T31">Wild Technology</text:span><text:span text:style-name="T27">, Phil Gates describes how the camera is a very simple copy of the eye: </text:span></text:p>
      <text:p text:style-name="P33"><text:span text:style-name="T27">Cameras are primitive, mechanical versions of vertebrate eyes. They are light-proof boxes equipped with a lens to focus an image on film that is briefly exposed when a shutter is opened. In eyes the image is focused by changing the shape of the lens, but cameras are focused by changing the distance of the lens from the film.</text:span><text:span text:style-name="T33">91</text:span></text:p>
      <text:p text:style-name="P15"/>
      <text:p text:style-name="P18"><text:span text:style-name="T38">Focusing</text:span></text:p>
      <text:p text:style-name="P28"><text:span text:style-name="T27">This is the first step in taking a photograph. The same kind of focusing of an image is also necessary in order for it to fall clearly onto the sensitive retina in the eye. With cameras, this is done by hand or automatically in more sophisticated models. Microscopes and telescopes, used to see up close and far away, can also be focused, yet this process always involves a certain loss of time.</text:span></text:p>
      <text:p text:style-name="P28"><text:span text:style-name="T27">The human eye, on the other hand, performs this process constantly by itself, and very quickly. Furthermore, the method it employs is so superior that it cannot possibly be imitated. Thanks to the muscles around it, the lens sends the image onto the retina. Very flexible, this lens easily changes shape, sharpening the point on which light falls by expanding or contracting. </text:span></text:p>
      <text:p text:style-name="P28"><text:span text:style-name="T27">If the lens didn’t do this automatically—for instance, if we had to consciously focus on the object of our attention—then we’d have to make a constant effort to be able to see. Images in our sight would blur in and out of focus. We would require time to see anything properly and as a result, all of our actions would be slowed down.</text:span></text:p>
      <text:p text:style-name="P28"><text:span text:style-name="T27">Because God has made our eyes flawless, however, we experience none of these difficulties. When he wants to see anything, no one has to wrestle with setting his eyes’ focus and make various optical calculations. In order to see an object clearly, it is </text:span><text:soft-page-break/><text:span text:style-name="T27">sufficient to look at it. The rest of the process is handled automatically by the eye and the brain—moreover, it all takes place in the space of time it takes to wish to do it.</text:span></text:p>
      <text:p text:style-name="P15"/>
      <text:p text:style-name="P18"><text:span text:style-name="T38">Light Settings</text:span></text:p>
      <text:p text:style-name="P28"><text:span text:style-name="T27">A photograph taken in the daytime will be very clear, but not when the same film is used to take a picture of the night sky. Yet even though our eyes open and close in less than one-tenth of a second, we can see the stars quite clearly, because our eyes automatically set themselves according to various intensities of light. Muscles around the pupil allow this to happen. If our surroundings are dark, these muscles expand, the pupil widens and more light is allowed into the eye. With plenty of light, the muscles contract, the pupil shrinks and less light is permitted to enter. That is why we enjoy clear vision both night and day.</text:span></text:p>
      <text:p text:style-name="P16"/>
      <text:p text:style-name="P18"><text:span text:style-name="T38">A Window on a Colored World</text:span></text:p>
      <text:p text:style-name="P28"><text:span text:style-name="T27">The eye “snaps” both a black-and-white picture and a colored one at the same time. These two pictures are later combined in the brain, where they take on a normal appearance, in much the same way as four-color photography combines black with red, yellow, and blue to produce a realistic full-color image. </text:span></text:p>
      <text:p text:style-name="P28"><text:span text:style-name="T27">The rod cells in the retina perceive objects in black and white, but in a detailed manner. The cone cells identify the colors. As a result, the signals received are analyzed, and our brains form a colored image of the outside world.</text:span></text:p>
      <text:p text:style-name="P16"/>
      <text:p text:style-name="P18"><text:span text:style-name="T38">The Eye’s Superior Technology </text:span></text:p>
      <text:p text:style-name="P28"><text:span text:style-name="T27">Compared with the eye, cameras possess a very primitive structure. Visual images are many times more precise than those obtainable with even the most highly developed camera. As a result, images perceived by the eye are of much higher quality than those provided by any man-made equipment.</text:span></text:p>
      <text:p text:style-name="P28"><text:span text:style-name="T27">This whole idea can be better grasped if we examine the principles of a TV camera, which operates by transmitting numerous dots of light. During broadcast, a scanning procedure is applied, and the object before the camera is thus divided into a specific number of lines. A photocell lamp scans all the dots in each line consecutively, from left to right. Having finished scanning one line, it moves on to the next, and the process continues. The light values of each dot are analyzed, and the resulting signal is emitted. This photocell scans 625 or 819 lines in one-twenty fifth of a second. When one entire image is complete, a new one is transmitted. In this way the quantity of signals emitted is very high, all created at a dazzling speed.</text:span></text:p>
      <text:p text:style-name="P28"><text:span text:style-name="T27">The eye’s mechanism is much more functional. One can clearly understand the astonishing perfection of its structure when one considers that it never needs to repair or replace any parts.</text:span></text:p>
      <text:p text:style-name="P28"><text:soft-page-break/><text:span text:style-name="T27">As medical science advances, the human eye’s miraculous nature is being ever better understood. By applying to technology the knowledge we’re acquiring about the eye, ever more advanced cameras and countless optical systems are being developed. But no matter how much technology advances, the electronic devices manufactured so far remain a primitive copy of the eye itself. No computer-supported camera or other man-made gadget can rival the human eye.92</text:span></text:p>
      <text:p text:style-name="P26"/>
      <text:p text:style-name="P28"><text:span text:style-name="T37">So how did this complex structure in the eye emerge?</text:span></text:p>
      <text:p text:style-name="P28"><text:span text:style-name="T27">It is undoubtedly impossible for any structure this complex to form itself by trial and error, over a long period of time. The eye’s structure is such that it won’t be able to work if even one component is lacking. No design can come about by chance, and the eye reveals a very clear and incomparable design. This leads us to the question of Who designed it. The only Originator of the design is God. The fact that such an organ has been given to us, allowing us to perceive everything round us in the best possible way, is a great reason for us to thank Him. As we are told in one verse of the Qur’an,</text:span></text:p>
      <text:p text:style-name="P37"/>
      <text:p text:style-name="P39"><text:span text:style-name="T27">Say: “It is He Who brought you into being and gave you hearing, sight and hearts. What little thanks you show!” (Qur’an, 67: 23)</text:span></text:p>
      <text:p text:style-name="P9"/>
      <text:p text:style-name="P9"/>
      <text:p text:style-name="P12"><text:span text:style-name="T42">Scientists’ Attempt to Imitate the Eye</text:span></text:p>
      <text:p text:style-name="P22"/>
      <text:p text:style-name="P28"><text:span text:style-name="T27">Amazed at the eye’s functioning, and seeking to duplicate its superior features in the technological field, scientists have recently begun to examine more closely the flawless mechanisms of living things in nature. A number of studies in biomimetics have greatly accelerated progress in the technological arena.</text:span></text:p>
      <text:p text:style-name="P17"/>
      <text:p text:style-name="P18"><text:span text:style-name="T38">Computer Circuitry Imitates Nature</text:span></text:p>
      <text:p text:style-name="P28"><text:span text:style-name="T27">The retinal cells in our eyes recognize and interpret light, then send this information to other cells to which they are connected. All these visual processes have inspired a new model for computers.</text:span></text:p>
      <text:p text:style-name="P28"><text:span text:style-name="T27">The retina, consisting of nerve cells tightly linked to one another, is not restricted to only perceiving light. Before signals from the retina are transmitted to the brain, they undergo a huge number of processes. For instance, cells that compose the retina process information to accentuate the edges of objects, called "edge extraction," boost the power of the electrical signal and carry out adjustments, depending on whether the ambient illumination is dark or bright. Yes, powerful modern computers are capable of carrying out similar functions, but the retina’s neural network uses a relatively much smaller amount of energy.93</text:span></text:p>
      <text:p text:style-name="P28"><text:soft-page-break/><text:span text:style-name="T27">One research team, led by Carver Mead of the California Institute of Technology, is looking into the secrets that allow the retina to carry out all these processes so easily. Together with the Caltech biologist Misha Mahowald, Mead designed electronic circuits containing light receptors like those in the eye, with a structure similar to the retina’s neural network. Also as in the retina, these light receptors are connected to others, allowing the electronic circuit components to communicate with one another, just as retinal cells do.94</text:span></text:p>
      <text:p text:style-name="P28"><text:span text:style-name="T27">Despite all these efforts, however, it’s proved to be impossible to imitate the retinal network’s circuitry, because of the vast number of individual cells in the living retina and the connections between them. Design engineers, therefore, are now trying to understand how the retina’s neural network operates and are designing simpler circuits which, ideally, can perform similar functions. </text:span></text:p>
      <text:p text:style-name="P9"/>
      <text:p text:style-name="P11"><text:span text:style-name="T37">The Fly’s Ear Will Cause a Revolution in Hearing Devices</text:span></text:p>
      <text:p text:style-name="P28"><text:span text:style-name="T27">Researchers from Cornell University in Ithaca, N.Y., began studying hearing systems in nature in order to design more sensitive auditory equipment. As a result, they realized that the ear of </text:span><text:span text:style-name="T31">Ormia ochracea</text:span><text:span text:style-name="T27">, and its extraordinary design could lead to a revolution in hearing aids. The ear of this species of fly can identify a sound’s direction in a most accurate manner. As an article of U.S. National Institute on Deafness and Other Communication Disorders describes it: </text:span></text:p>
      <text:p text:style-name="P33"><text:span text:style-name="T27">Humans were considered the best creatures at locating sounds... Because humans have six or so inches between their right and left ears, the difference between what each ear hears is greater, making it easier to compute the location of the sound. But with its right ear only half a millimeter away from its left, Ormia has a much bigger challenge in telling the difference.</text:span><text:span text:style-name="T33">95</text:span></text:p>
      <text:p text:style-name="P28"><text:span text:style-name="T27">Identifying the direction of sounds is essential for </text:span><text:span text:style-name="T31">Ormia</text:span><text:span text:style-name="T27">’s survival, because it must locate crickets as a source of food for its larvae. The fly deposits its eggs atop the cricket, and its larvae feed on the insect after they emerge.</text:span></text:p>
      <text:p text:style-name="P28"><text:span text:style-name="T31">Ormia</text:span><text:span text:style-name="T27"> has very sensitive ears designed to establish the location of a chirping cricket. It can pinpoint sounds exceptionally well. </text:span></text:p>
      <text:p text:style-name="P28"><text:span text:style-name="T27">For locating sounds, the human brain uses a similar method to that of </text:span><text:span text:style-name="T31">Ormia</text:span><text:span text:style-name="T27">. For this purpose, it’s enough for sound to reach the closer ear first, then the more distant one. When a sound wave strikes the eardrum’s membrane, it is converted into an electrical signal and immediately transmitted to the brain. The brain calculates the milliseconds of difference between the sound’s reaching both ears and thus determines the direction it came from. The fly, whose brain is no larger than a pinhead, performs this calculation only in 50 nanoseconds, 1,000 times faster than we can.96</text:span></text:p>
      <text:p text:style-name="P28"><text:span text:style-name="T27">Scientists are trying to use the exceptionally functional design of this small fly’s ear in the manufacturing of hearing and listening devices under the brand name of ORMIAFON. As we have shown, even the tiny fly possesses a superior structure and </text:span><text:soft-page-break/><text:span text:style-name="T27">design that demolishes evolution’s nonsensical theory of "coincidence." In the same way, this minute creature’s every organ and feature display the infinite might and knowledge of our Creator. It is impossible for such a tiny yet complex creature to be recreated even by skillful scientists working together and employing the most advanced technology, let alone through an imaginary "evolutionary" process. </text:span></text:p>
      <text:p text:style-name="P28"><text:span text:style-name="T27">Even this tiny fly constitutes a self-evident proof of God’s superior creation.</text:span></text:p>
      <text:p text:style-name="P22"/>
      <text:p text:style-name="P22"/>
      <text:p text:style-name="P29"/>
      <text:p text:style-name="P30"><text:span text:style-name="T40">Chapter 8.</text:span></text:p>
      <text:p text:style-name="P25"/>
      <text:p text:style-name="P29"><text:span text:style-name="T40">BIOMIMETICS AND ARCHITECTURE</text:span></text:p>
      <text:p text:style-name="P22"/>
      <text:p text:style-name="P22"/>
      <text:p text:style-name="P28"><text:span text:style-name="T27">Since the designs in nature are quite flawless, their inspirations are now frequently employed in architectural designs. All the features necessary in a structure, such as energy savings, beauty, functionality and durability have already been created in the natural world. No matter how many superior systems human beings may run across, their imitations can never be as good or practical as the originals. </text:span></text:p>
      <text:p text:style-name="P28"><text:span text:style-name="T27">In order to copy nature’s designs and implement them in architectural design, a high level of engineering know-how is essential. Yet the living things in the natural world know nothing about load bearing or architectural principles. Nor do they have any opportunity of understanding them. All living things behave in the manner God inspires in them. In one verse, He reveals that all living things are under His control: </text:span></text:p>
      <text:p text:style-name="P37"/>
      <text:p text:style-name="P39"><text:span text:style-name="T27">… There is no creature He does not hold by the forelock... (Qur’an, 11: 56)</text:span></text:p>
      <text:p text:style-name="P16"/>
      <text:p text:style-name="P18"><text:span text:style-name="T38">Oyster Shells—a Model for Light, Sturdy Roofs</text:span></text:p>
      <text:p text:style-name="P28"><text:span text:style-name="T27">The shells of mussels and oysters resemble wavy hair because of their irregularly shapes. This shape allows the shells, despite being very lightweight, to withstand enormous pressure. Architects have employed their structure as a model for designing various roofs and ceilings. For example, the roof of Canada’s Royan Market was designed with the oyster shell in mind.97 </text:span></text:p>
      <text:p text:style-name="P9"/>
      <text:p text:style-name="P18"><text:span text:style-name="T38">From the Water Lily to the Crystal Palace</text:span></text:p>
      <text:p text:style-name="P28"><text:span text:style-name="T27">Built for the first World’s Fair in London in 1851, the Crystal Palace was a technological marvel of glass and iron. Some 35 meters (108 feet)high and covering an area of approximately 7,500 square meters (18 acres), it featured more than 200,000 panes of glass, each 30 by 120 centimeters (12-by-49 inches) in size.</text:span></text:p>
      <text:p text:style-name="P28"><text:span text:style-name="T27">The Crystal Palace was designed by landscape designer Joseph Paxton, who drew inspiration from </text:span><text:span text:style-name="T31">Victoria amazonica</text:span><text:span text:style-name="T27">, a species of water lily. Despite its very fragile appearance, this lily possesses huge leaves that are strong enough for people to stand on.</text:span></text:p>
      <text:p text:style-name="P28"><text:span text:style-name="T27">When Paxton examined these leaves’ undersides, he found they were supported by fibrous extensions like ribs. Each leaf has radial ribs stiffened by slender crossribs. Paxton thought these ribs could be duplicated as weight-bearing iron struts, and the leaves themselves as the glass panes. In this way, he succeeded in constructing a roof made of glass and iron, which was very light yet still very strong.98</text:span></text:p>
      <text:p text:style-name="P28"><text:soft-page-break/><text:span text:style-name="T27">The water lily begins growing in the mud at the bottom of Amazonian lakes, but in order to survive, it needs to reach the surface. When it comes to the surface of the water it stops growing, then starts forming thorn-tipped buds. In as little as a few hours, these buds open into enormous leaves up to two meters across. The more area they cover on the surface of the river, the more sunlight they can obtain with which to carry out photosynthesis.</text:span></text:p>
      <text:p text:style-name="P28"><text:span text:style-name="T27">Another thing the root of the water lily requires is oxygen, of which there is little in the muddy bottom where the plant is rooted. However, tubes running down the long stems of the leaves, which can reach as much as 11 meters (35 feet)in height, serve as channels that carry oxygen from the leaves down to the roots.99</text:span></text:p>
      <text:p text:style-name="P28"><text:span text:style-name="T27">As the seed starts to grow in the depths of the lake, how does it know that it will soon need light and oxygen, without which it can’t survive, and that everything it requires is at the surface of the water? A plant that has only just begun to germinate is unaware that the water around has a surface up above, and knows nothing of the Sun or oxygen.</text:span></text:p>
      <text:p text:style-name="P28"><text:span text:style-name="T27">According to evolutionist logic, therefore, new water lilies should have drowned under several feet of water and become extinct long ago. Yet the fact is that these water lilies are still around today, in all their perfection.</text:span></text:p>
      <text:p text:style-name="P28"><text:span text:style-name="T27">Amazon lilies, after reaching the light and oxygen they need, curl their leaves upwards at the edges so that they do not fill with water and sink. These precautions may help them survive, but if the species is to continue, they need some insects to carry their pollen to other lilies. In the Amazon, beetles have a special attraction to the color white and therefore, select this lily’s flowers to land on. With the arrival of this six-legged guests, who will allow the Amazon lilies to survive down the generations, the petals close up, preventing the insects from escaping, while offering them large quantities of pollen. After holding them imprisoned for the whole night and throughout the next day, the flower then releases them, also changing color so that the beetles do not bring its own pollen back to it. The lily, formerly a shining white, now adorns the river in a dark pink.</text:span></text:p>
      <text:p text:style-name="P28"><text:span text:style-name="T27">No doubt that all these flawless, perfectly calculated, and consecutive steps are not the work of the lily itself, which has no foreknowledge or planning abilities, but flow from the infinite wisdom of God, its Creator. All the details summarized briefly here demonstrate that, like all things in the universe, God created them with all the necessary systems to ensure their survival.</text:span></text:p>
      <text:p text:style-name="P16"/>
      <text:p text:style-name="P18"><text:span text:style-name="T38">A Structure that Makes Bones More Resistant</text:span></text:p>
      <text:p text:style-name="P28"><text:span text:style-name="T27">Even today, the Eiffel Tower is accepted as a marvel of engineering, but the event that led to its design took place back to 40 years before its construction. This was a study in Zurich aimed at revealing "the anatomical structure of the thigh bone."</text:span></text:p>
      <text:p text:style-name="P28"><text:span text:style-name="T27">In the early 1850s, the anatomist Hermann von Meyer was studying the part of the thigh bone that inserts into the hip joint. The thigh bone head extends sideways into the </text:span><text:soft-page-break/><text:span text:style-name="T27">hip socket, and bears the body's weight off-center. Von Meyer saw that the inside of the thigh bone, which is capable of withstanding a weight of one ton when in a vertical position, consists not of one single piece, but contains an orderly latticework of tiny ridges of bone known as trabeculae. </text:span></text:p>
      <text:p text:style-name="P28"><text:span text:style-name="T27">In 1866, when the Swiss engineer Karl Cullman visited von Meyer’s laboratory, the anatomist von Meyer showed him a piece of bone he had been studying. Cullman realized that the bone’s structure was designed to reduce the effects of weight load and pressure. The trabeculae were effectively a series of studs and braces arranged along the lines of force generated when standing. As a mathematician and engineer, Cullman translated these findings into applicable theory and the model lead to the design of the Eiffel Tower.</text:span></text:p>
      <text:p text:style-name="P28"><text:span text:style-name="T27">As in the thigh bone, the Eiffel Tower’s metal curves formed a lattice built from metal studs and braces. Thanks to this structure, the tower was easily able to stand up to the bending and shearing effects caused by the wind.100</text:span></text:p>
      <text:p text:style-name="P28"/>
      <text:p text:style-name="P31"><text:span text:style-name="T52">The Radiolaria Design Used as a Model in Dome Design</text:span></text:p>
      <text:p text:style-name="P28"><text:span text:style-name="T27">Radiolaria and diatoms, organisms that live in the sea, are virtual catalogs of ideal solutions to architectural problems. In fact, these tiny creatures have inspired a great many large-scale architectural projects. The U.S. Pavilion at EXPO ’76 in Montreal is just one example. The pavilion’s dome was inspired by the radiolarians.101</text:span></text:p>
      <text:p text:style-name="P16"/>
      <text:p text:style-name="P18"><text:span text:style-name="T38">The Earthquake-Proof Design in Honeycombs</text:span></text:p>
      <text:p text:style-name="P28"><text:span text:style-name="T27">The construction of honeycombs offers a great many important advantages, including stability. As the bees in the hive give directions to one another in the so-called “waggle dance,” they set up vibrations that, in a structure of such small dimensions, can be equated to an earthquake. The walls of the comb absorb these potentially damaging vibrations. </text:span><text:span text:style-name="T31">Nature </text:span><text:span text:style-name="T27">magazine stated that architects could use this superior structure in designing earthquake-proof buildings. Included in the report was the following statement by Jurgen Tautz of the University of Wurzburg, in Germany: </text:span></text:p>
      <text:p text:style-name="P33"><text:span text:style-name="T27">Vibrations in honeybee nests are like miniature earthquakes generated by the bees, so it’s very interesting to see how the structure responds to it... Understanding the phase reversal could help architects predict which parts of a building will be especially vulnerable to earthquakes... They could then strengthen these areas, or even introduce weak spots into non-critical areas of buildings to absorb harmful vibrations.</text:span><text:span text:style-name="T33">102</text:span></text:p>
      <text:p text:style-name="P28"><text:span text:style-name="T27">As this all shows, the combs that bees construct with such flawless precision expertise are marvels of design. This structure within the comb thus paves the way for architects and scientists, giving them new ideas. It isn’t chance that allows bees to construct their combs so perfectly, as evolutionists claim, but God, the Lord of infinite might and knowledge, Who gives them that ability.</text:span></text:p>
      <text:p text:style-name="P16"/>
      <text:p text:style-name="P18"><text:span text:style-name="T38">Architectural Designs Drawn from Spider Webs</text:span></text:p>
      <text:p text:style-name="P28"><text:span text:style-name="T27">Some spiders spin webs that resemble a tarpaulin covering thrown over a bush. The web is borne by stretched threads attached to the edges of the bush. This load-bearing system lets the spider spread its web wide, while still making no concessions as to its strength.</text:span></text:p>
      <text:p text:style-name="P28"><text:span text:style-name="T27">This marvelous technique has been imitated by man in many structures to cover wide areas. Some of these include the Jeddah Airport’s Pilgrim Terminal, the Munich Olympic Stadium, the Sydney National Athletic Stadium, zoos in Munich and Canada, Denver Airport in Colorado, and the Schlumberger Cambridge Research Centre building in England. </text:span></text:p>
      <text:p text:style-name="P28"><text:span text:style-name="T27">To learn these web-building techniques all by itself, any spider species would have to undergo a long period of engineering training. That, of course, is out of the question. Spiders, knowing nothing about load-bearing or architectural design, merely behave in the manner God inspires in them.</text:span></text:p>
      <text:p text:style-name="P22"/>
      <text:p text:style-name="P22"><text:soft-page-break/></text:p>
      <text:p text:style-name="P22"/>
      <text:p text:style-name="P29"/>
      <text:p text:style-name="P30"><text:span text:style-name="T40">Chapter 9.</text:span></text:p>
      <text:p text:style-name="P25"/>
      <text:p text:style-name="P29"><text:span text:style-name="T40">ROBOTS THAT IMITATE LIVING THINGS</text:span></text:p>
      <text:p text:style-name="P45"/>
      <text:p text:style-name="P45"/>
      <text:p text:style-name="P28"><text:span text:style-name="T27">Like areas contaminated with radioactivity and deep space, the depths of the sea are dangerous places for human beings. Improvements in electronics and computer technology have let us construct robots that can work in such places. Eventually, this discipline split away from electronics and mechanics to form a branch of science in its own right—robotics. These days, those who work with robotics have a new concept on their agenda: biomimetic robotics. </text:span></text:p>
      <text:p text:style-name="P28"><text:span text:style-name="T27">Scientists and engineers engaged in robotics now believe that designing robots for a particular task isn't very practical. They consider it easier and makes better sense to build robots that imitate the features and abilities of living things, indigenous to the environments where these robots are to be employed. For desert exploration, for example, they’ll create a biomimetic robot resembling a scorpion or an ant. A book called </text:span><text:span text:style-name="T31">Neurotechnology for Biomimetic Robots </text:span><text:span text:style-name="T27">contains the following information on this subject:</text:span></text:p>
      <text:p text:style-name="P33"><text:span text:style-name="T27">Biomimetic robots differ from traditional robots in that they are agile, relatively cheap, and able to deal with real-world environments. The engineering of these robots requires a thorough understanding of the biological systems on which they are based, at both the biomechanical and physiological levels.</text:span></text:p>
      <text:p text:style-name="P33"><text:span text:style-name="T27">... The ultimate goal is to develop a truly autonomous robot, one able to navigate and interact with its environment solely on the basis of sensory feedback without prompting from a human operator.</text:span><text:span text:style-name="T33">103</text:span></text:p>
      <text:p text:style-name="P28"><text:span text:style-name="T27">What led scientists to imitate living things was their flawless physical designs. Engineer Hans J. Schneebeli, designer of the robotic device known as the Karlsruhe Hand, stated that the more he worked on robotic hands, the more he admired the human hand. He added that they still need plenty of time to duplicate even a few of the many tasks that a human hand can accomplish.104</text:span></text:p>
      <text:p text:style-name="P28"><text:span text:style-name="T27">On occasion, scientists from such different disciplines as computer technology, mechanics, electronics, mathematics, physics, chemistry and biology must join forces to replicate just one feature of a living creature. Yet evolutionist thinking still maintains that the extraordinarily complex structures of living things could have come about unplanned, of their own accord.</text:span></text:p>
      <text:p text:style-name="P45"/>
      <text:p text:style-name="P18"><text:span text:style-name="T38">Robotics Is Imitating Snakes to Overcome the Problem of Balance</text:span></text:p>
      <text:p text:style-name="P28"><text:span text:style-name="T27">For those engaged in robotics, one of the problems they encounter most frequently is maintaining equilibrium. Even robots equipped with the very latest technology can lose </text:span><text:soft-page-break/><text:span text:style-name="T27">their balance when walking. A three-year-old child can manage to regain balance with no difficulty, yet robots lacking this ability are, of necessity, stationary and of very little use. In fact, one robot that NASA prepared for duty on the planet Mars couldn’t be used at all, for that very reason. After that, robot experts abandoned attempts to build a balance-establishing mechanism and instead looked to a creature that never loses its balance—the snake. </text:span></text:p>
      <text:p text:style-name="P28"><text:span text:style-name="T27">Unlike other vertebrates, snakes lack a hard spine and limbs, and have been created in such a way as to enter cracks and crevices. They can expand and contract the diameter of their bodies, can cling to branches and glide over rocks. Snakes’ properties inspired for a new robotic, interplanetary probe developed by NASA's Ames Research Center which they called the "snakebot." This robot thus was designed to be in a constant state of balance, without ever getting caught up by obstacles.105</text:span></text:p>
      <text:p text:style-name="P16"/>
      <text:p text:style-name="P18"><text:span text:style-name="T38">The Balance Center in the Inner Ear Astounds Robotics Experts</text:span></text:p>
      <text:p text:style-name="P28"><text:span text:style-name="T27">The inner ear performs a vital role in our system of balance, controlling our whole body at every moment and allows us to perform the delicate adjustments required by a tightrope walker, for example.</text:span></text:p>
      <text:p text:style-name="P28"><text:span text:style-name="T27">This center of balance in the inner ear, known as the labyrinth, consists of three small semicircular canals. They are 6.5 mm (0.26 in) in diameter and, in cross-section, the hollow space inside them measures 0.4 mm (0.016 in). The three are laid out in orthogonal planes. An individual canal senses rotations in one of three orthogonal directions. Thus the three canals combine their results and give the ability to sense rotations in any direction in three-dimensional space. </text:span></text:p>
      <text:p text:style-name="P28"><text:span text:style-name="T27">Inside each of these three canals is a viscous fluid. At one end of the tube is a gelatinous cap (cupula), which sits on a bulged area (crista)covered with sensory hair cells. When we turn our heads, walk, or make any movement, the fluid within these canals lags behind because of inertia. The fluid pushes against the cupula, deflecting it. This deflection is measured by the hair cells in the crista as the hairs’ vibration alters the ion balance in the cells connected to them, producing electrical signals. </text:span></text:p>
      <text:p text:style-name="P28"><text:span text:style-name="T27">These signals produced in the inner ear are transmitted by means of nerves to the cerebellum at the back of our brain. These transmitter nerves from the labyrinth to the cerebellum have been shown to contain 20,000 nerve fibers. </text:span></text:p>
      <text:p text:style-name="P28"><text:span text:style-name="T27">The cerebellum interprets this information from the labyrinth, but in order to maintain balance, it also needs other information. Therefore, the cerebellum receives constant information from the eyes and from muscles throughout the body, rapidly analyzing all this information and calculating the body’s position relative to gravity. Then, based on these instant calculations, it notifies the muscles via the nerves of the exact movements they should make to maintain balance.</text:span></text:p>
      <text:p text:style-name="P28"><text:soft-page-break/><text:span text:style-name="T27">These extraordinary processes occur in less than 1/100th of a second. We are able to walk, run, ride a bicycle, and play sports without even being aware all this is going on. Yet if were we to put down on paper all the calculations going on in our bodies at any one instant, the formulae would fill thousands of pages.</text:span></text:p>
      <text:p text:style-name="P28"><text:span text:style-name="T27">Totally flawless, our balance system functions by means of several very complex mechanisms, all interconnected and working together. Modern science and technology have yet to unravel all the details of their operative principles, let alone imitate them.</text:span></text:p>
      <text:p text:style-name="P28"><text:span text:style-name="T27">It is of course impossible for such a complex design to have come about by chance, as evolution theory would have us believe. Every design reveals the existence of a conscious designer. Our balance system’s superior design is one more proof of the existence of God, Who created that system so impeccably, and of His infinite wisdom.</text:span></text:p>
      <text:p text:style-name="P28"><text:span text:style-name="T27">In the face of this realization, man’s responsibility is to give thanks to God, Who gave him such a structure. </text:span></text:p>
      <text:p text:style-name="P16"/>
      <text:p text:style-name="P18"><text:span text:style-name="T38">A Robot Scorpion Able to Withstand Harsh Desert Conditions</text:span></text:p>
      <text:p text:style-name="P28"><text:span text:style-name="T27">In the United States, Defense Advanced Research Projects Agency (DARPA) is working to develop a robot scorpion. The reason the project selected a scorpion as its model is that the robot was to operate in the desert. Scorpions have been able to survive harsh desert conditions ever since their creation. But another reason why DARPA selected a scorpion was that along with being able to move over tough terrain very easily, its reflexes are much simpler than those of mammals—and can be imitated.106</text:span></text:p>
      <text:p text:style-name="P28"><text:span text:style-name="T27">Before developing their robot, the researchers spent a long time observing the movements of live scorpions using high-speed cameras, and analyzed the video data.107 Later, the coordination and organization of the scorpion’s legs were used as a starting point for the model’s creation.</text:span></text:p>
      <text:p text:style-name="P28"><text:span text:style-name="T27">DARPA’s objective is to have its 50 cm (20 in)robot scorpion reach a target 40 km (25 miles)away in the desert and then return—entirely on its own, without receiving any directions.108</text:span></text:p>
      <text:p text:style-name="P28"><text:span text:style-name="T27">Designed by Frank Kirchner and Alan Rudolph at Northeastern University in Boston, the robot has no ability to “think through” complex problems. Upon encountering a difficulty, it merely relies on its reflexes. This allows it to overcome any obstacles that might impede its progress—a rock, for example. At the front, the robot has two ultrasonic sensors. Should it encounter an obstacle more than half its own height, it will try going around it. If the detector on the left identifies an obstacle, it will turn to the right. The robot can be asked to go to a specific region and, with a camera in its tail, send back to base images of the location.</text:span></text:p>
      <text:p text:style-name="P28"><text:span text:style-name="T27">The U.S. Army was greatly impressed by the trials held in Arizona. It is hoped that the robot’s ability to find its way to a target are could be particularly useful in cluttered battlefields such as towns.109</text:span></text:p>
      <text:p text:style-name="P16"><text:soft-page-break/></text:p>
      <text:p text:style-name="P18"><text:span text:style-name="T38">Just Like a Real Lobster, This Robot Will Identify Water Currents </text:span></text:p>
      <text:p text:style-name="P28"><text:span text:style-name="T27">Even fully-equipped human divers have difficulty in moving through turbulent and murky waters, crawling along the bottom where it may be rough, sandy or covered with algae. Lobsters can, and very easily too. But so far, no robot made for use on the sea bed has been successful in such environments. </text:span></text:p>
      <text:p text:style-name="P28"><text:span text:style-name="T27">Joseph Ayers, Director of the Marine Science Center at Northeastern University in Boston is leading a project to develop a robot that imitates the lobster. As he describes it, the project’s “technical goal is to capture the performance advantages that the animal systems hold in the target environment.”110</text:span></text:p>
      <text:p text:style-name="P28"><text:span text:style-name="T27">They expect to use this “robo-lobster” in finding and disarming mines. Ayers says the robot will be ideally suited to this kind of work:</text:span></text:p>
      <text:p text:style-name="P33"><text:span text:style-name="T27">. . . the sequence of behavioral acts that a lobster performs when it searches for food is exactly what one would want a robot to perform to find and neutralize underwater mines.</text:span><text:span text:style-name="T33">111</text:span></text:p>
      <text:p text:style-name="P28"><text:span text:style-name="T27">Lobsters’ shape helps them resist tumbling or moving in fast-moving water. They are able to proceed in the direction they want under the most difficult conditions, even over very rough terrain. In the same way, the robo-lobster will use its tail and claws for stability.</text:span></text:p>
      <text:p text:style-name="P28"><text:span text:style-name="T27">On the robot, micro-electro-mechanical sensors (MEMS) imitate the lobster’s sensory organs. Equipped with water current sensors and antennae, the robot can adapt its movements to the currents of the water around it. A live lobster uses hairs to determine the direction of currents, and the robot lobster’s electro-mechanical sensors are intended to do the same thing.112 </text:span></text:p>
      <text:p text:style-name="P16"/>
      <text:p text:style-name="P18"><text:span text:style-name="T38">The Lobster’s Technique for Identifying Scents</text:span></text:p>
      <text:p text:style-name="P28"><text:span text:style-name="T27">Underwater creatures such as crabs and lobsters use their sense of smell to find food, mates or to flee from predators. One study carried out by researchers from the Universities of California at Berkeley and Stanford revealed how lobsters smell the world around them.</text:span></text:p>
      <text:p text:style-name="P28"><text:span text:style-name="T27">Lobsters possess a very sensitive sense of smell, whose features will open up new horizons for robot engineers trying to build new odor sensors. Mimi A. R. Koehl, a professor of integrative biology in the College of Letters &amp; Science at University of California, Berkeley, says: </text:span></text:p>
      <text:p text:style-name="P33"><text:span text:style-name="T27">If you want to build unmanned vehicles or robots to go into toxic sites where you do not want to send a scuba diver, and if you want those robots to locate something by smell, you need to design noses or olfactory antennae for them.</text:span><text:span text:style-name="T33">113</text:span><text:span text:style-name="T27"> </text:span></text:p>
      <text:p text:style-name="P28"><text:span text:style-name="T27">Lobsters and other crustaceans smell by flicking a pair of antennules toward the source of the odor, so that the chemosensory hairs on the ends of the antennules come </text:span><text:soft-page-break/><text:span text:style-name="T27">into contact with the water-borne odor molecules. The spiny lobster </text:span><text:span text:style-name="T31">Panulirus argus</text:span><text:span text:style-name="T27">, which lives in the Caribbean Sea, has antennules 30 cm (3 to 4 inches) in length. On the outer edge of one of the split ends of its antennules are hairs resembling a brush—a region particularly sensitive to chemicals.</text:span></text:p>
      <text:p text:style-name="P28"><text:span text:style-name="T27">A group of researchers led by Professor Koehl made a mechanical lobster that flicked its antennules in the same way. Tests and observations of this robot, dubbed Rasta Lobsta, were performed to study in detail the technique that lobsters employ in order to smell.</text:span></text:p>
      <text:p text:style-name="P28"><text:span text:style-name="T27">When the lobster wants to smell something, during the downstroke, it pushes the antennule through the water fast enough for the water bearing the odor to penetrate into the brush of sensory hairs. On the return stroke, however, it sweeps more slowly, so the water is unable to move between the hairs and the odor plume that penetrated between the hairs during the downstroke are trapped until the next rapid downstroke.</text:span></text:p>
      <text:p text:style-name="P28"><text:span text:style-name="T27">The antennules move forward and back at the ideal speed for the lobster to be able to smell. Tests have shown that if the antennules moved more slowly, the water would not flow between the hairs, reducing the crustacean’s ability to smell. Therefore, it uses its antennules in such a manner that it’s able to preserve and capture even small differences in odor concentration in a plume.114</text:span></text:p>
      <text:p text:style-name="P16"/>
      <text:p text:style-name="P18"><text:span text:style-name="T38">Structure of Worm Muscles Lead the Way to New Mechanical Systems</text:span></text:p>
      <text:p text:style-name="P28"><text:span text:style-name="T27">The skin covering a worm’s cylindrical body consists of fibers that are wound in a crossed helical form around and along the body—a most impressive design. The contraction of muscles in the body wall leads to an increase in the internal pressure, and the worm is able to change shape as the fibers in the skin allow it to go from short and fat to long and thin. This is the basis of how worms move.</text:span></text:p>
      <text:p text:style-name="P28"><text:span text:style-name="T27">This matchless mechanical system is presently inspiring new projects at Reading University’s Centre for Biomimetics. In one experiment, cylinders of various fiber angles were arranged along the lines of the worm’s anatomy. The plan is to fill these cylinders with a water-absorbent polymer gel. Water causes this gel to expand. In this way, chemical energy is converted to mechanical energy in just the right place, and the resulting pressure will be contained safely inside the helically-wound bag. Once the swelling and contracting of the polymer gel is controlled, it is hoped that the resulting system will operate like an artificial muscle.115</text:span></text:p>
      <text:p text:style-name="P28"><text:span text:style-name="T27">Every living thing that man takes as a model, and every system in it, is a sign of God for those who believe. This truth is expressed in a verse:</text:span></text:p>
      <text:p text:style-name="P37"/>
      <text:p text:style-name="P39"><text:span text:style-name="T27">And in your creation and all the creatures He has spread about there are signs for people with certainty. (Qur’an, 45: 4)</text:span></text:p>
      <text:p text:style-name="P16"><text:soft-page-break/></text:p>
      <text:p text:style-name="P18"><text:span text:style-name="T38">The Gecko’s Feet Open New Technological Horizons </text:span></text:p>
      <text:p text:style-name="P28"><text:span text:style-name="T27">These small lizards are able to run very fast up walls and walk around clinging to the ceiling, very comfortably. Until recently, we didn’t understand how it could be possible for any vertebrate animal to climb up walls like the cartoon and film hero Spiderman. Now, years of research have finally uncovered the secret on which their extraordinary ability depends. Little steps by the gecko have led to enormous discoveries with tremendous implications, particularly for robot designers. A few can be summarized as follows:</text:span></text:p>
      <text:p text:style-name="P28"><text:span text:style-name="T27">-<text:tab/>Researchers in California believe that the lizard’s “sticky” toes can help in developing a dry, and self-cleaning adhesive.116</text:span></text:p>
      <text:p text:style-name="P28"><text:span text:style-name="T27">-<text:tab/>Geckos’ feet generate an adhesive force 600 times greater than that of friction. Gecko-like robots could climb up the walls of burning buildings to rescue those inside. Dry adhesives could be of great benefits in smaller devices, such as in medical applications and computer architecture.117</text:span></text:p>
      <text:p text:style-name="P28"><text:span text:style-name="T27">-<text:tab/>Their legs act like springs, responding automatically when they touch a surface. This is a particularly appropriate feature for robots, which have no brain. Geckos’ feet never lose their effectiveness, no matter how much they are used; they are self-cleaning and they also work in a vacuum or underwater.118</text:span></text:p>
      <text:p text:style-name="P28"><text:span text:style-name="T27">-<text:tab/>A dry adhesive could help hold slick body parts in place during nanosurgery.119</text:span></text:p>
      <text:p text:style-name="P28"><text:span text:style-name="T27">-<text:tab/>Such an adhesive could keep car tires stuck to the road.120</text:span></text:p>
      <text:p text:style-name="P28"><text:span text:style-name="T27">-<text:tab/>Gecko-like robots could be used to repair cracks in ships, bridges and piers, and in the regular maintenance of satellites.121</text:span></text:p>
      <text:p text:style-name="P28"><text:span text:style-name="T27">-<text:tab/>Robots modeled after the geckos’ feet could be used to wash windows, clean floors, and ceilings. Not only will they be able to climb up flat vertical surfaces, but overcome any obstacles they meet on the way.122</text:span></text:p>
      <text:p text:style-name="P45"/>
      <text:p text:style-name="P29"/>
      <text:p text:style-name="P30"><text:span text:style-name="T40">Chapter 10.</text:span></text:p>
      <text:p text:style-name="P29"><text:span text:style-name="T40">TECHNOLOGY IN NATURE</text:span></text:p>
      <text:p text:style-name="P45"/>
      <text:p text:style-name="P45"/>
      <text:p text:style-name="P57"><text:span text:style-name="T27">Creating technology—all the manufacturing methods and equipment used in a particular branch of industry—is no easy matter, because so many components need to be brought together. In order to produce technology in any given area, first of all we need to possess information. Next, the scientists and technical personnel who are to use this information must be added to the equation. These personnel need the right materials and the facilities in which to make use of them. For all these reasons, producing technology is a difficult business. Indeed, the history of those advances we describe as “technological” is by no means a long one. Even today, though many countries enjoy technology, very few of them actually produce it. </text:span></text:p>
      <text:p text:style-name="P28"><text:span text:style-name="T27">As scientific circles have noted, most of the technological products emerging as the result of investment, information and research have their “originals” and counterparts in nature.</text:span></text:p>
      <text:p text:style-name="P28"><text:span text:style-name="T27">Phil Gates, a well-known scientist and author of the book </text:span><text:span text:style-name="T31">Wild Technology</text:span><text:span text:style-name="T27">, expresses this in the following terms: </text:span></text:p>
      <text:p text:style-name="P33"><text:span text:style-name="T27">Many of our best inventions are copied from, or already in use by, other living things. We have only discovered a tiny fraction of the vast numbers of living organisms that share our planet. Somewhere, amongst the millions of organisms that remain undiscovered, there are natural inventions that could improve our lives. They could provide new medicines, building materials, ways of controlling pests and dealing with pollution.</text:span><text:span text:style-name="T33">123</text:span></text:p>
      <text:p text:style-name="P28"><text:span text:style-name="T27">Every niche of our surroundings—from the sky to the land to the depths of the oceans—are full of countless “technological” marvels, each of them a product of creation. Even the simplest industrial product has a designer and place where it was manufactured. That being so, it would be obviously irrational to claim that living things, possessing systems incomparably superior to huge factories with their state-of-the-art machinery, could have arisen through chance, by themselves, as a result of natural conditions.</text:span></text:p>
      <text:p text:style-name="P28"><text:span text:style-name="T27">Every living thing possesses a superior, perfect design that emerged flawless and complete from the very day of its creation, because God is He Who creates flawlessly.</text:span></text:p>
      <text:p text:style-name="P28"><text:span text:style-name="T27">In this chapter we’ll examine some marvels of creation and compare them to present-day technology. We should regard these examples as food for thought, as God instructs us in the Qur'an, </text:span><text:span text:style-name="T30">“An instruction and a reminder for every penitent human being.” </text:span><text:span text:style-name="T27">(Qur’an, 50: 8)</text:span></text:p>
      <text:p text:style-name="P16"><text:soft-page-break/></text:p>
      <text:p text:style-name="P18"><text:span text:style-name="T38">Light Sensors in Plants</text:span></text:p>
      <text:p text:style-name="P28"><text:span text:style-name="T27">Some species of plants are acutely sensitive to changes in light intensity. When night falls, they close up their petals. Some flowering plants even do this in cloudy weather, in order—scientists believe—to protect their pollen from dew and approaching rain. We humans also use sensors that detect light intensity changes, and use them in lamps that go on when it gets dark at night and turn themselves off at dawn.124</text:span></text:p>
      <text:p text:style-name="P16"/>
      <text:p text:style-name="P18"><text:span text:style-name="T38">The Eider Duck and Its Insulation System</text:span></text:p>
      <text:p text:style-name="P28"><text:span text:style-name="T27">Our bodies generate heat energy by digesting the food we’ve eaten during the day. The best way to prevent the loss of this warmth is to keep it from leaving our bodies too soon. That is why we wear varying layers of clothing, depending on the weather. Warm air, trapped between the layers, is unable to reach outside. Preventing energy loss in this way is known as insulation.</text:span></text:p>
      <text:p text:style-name="P28"><text:span text:style-name="T27">The eider duck employs the exact same method. Like many birds, its feathers enable it to fly and also keep it warm. It uses its soft and fluffy chest feathers in building its nest. This down protects the eggs and the emerging featherless chicks from the cold air. Since the eider’s feathers retain warm air, they exemplify the very best form of natural insulation.125 </text:span></text:p>
      <text:p text:style-name="P28"><text:span text:style-name="T27">Modern mountain climbers keep their bodies warm by wearing special costumes filled with feathers with high heat-retaining properties, similar to those of eider feathers.</text:span></text:p>
      <text:p text:style-name="P16"/>
      <text:p text:style-name="P18"><text:span text:style-name="T38">Fiber Optic Technology in Living Creatures</text:span></text:p>
      <text:p text:style-name="P28"><text:span text:style-name="T27">Fiber optics are transparent glass cables capable of transmitting light. Since optical fibers can be easily bent and twisted, they can “pipe” light into even the most inaccessible locations. Fiber optic cables also possess the advantage of being able to carry coded messages loaded onto them, much better than other cables can. </text:span></text:p>
      <text:p text:style-name="P28"><text:span text:style-name="T27">The polar bear’s fur is very similar to an optical fiber, carrying the rays of the faint polar sun directly to the animal’s body. Since the fur possesses fiber optic capabilities, the sun’s rays make direct contact with the bear’s skin. So great is its fur’s capacity to transmit light that despite the harsh polar climate, the animal’s skin turns dark, as if sunburned. The light, converted into heat and absorbed, helps warm the bear’s body. Thanks to its fur’s unique feature, the bear is able to keep its body warm even under the freezing polar conditions.126</text:span></text:p>
      <text:p text:style-name="P28"><text:span text:style-name="T27">Bears’ fur is not their only feature that we can learn from. They can spend up to six months a year in hibernation, doing so by putting their excretory systems on hold and without suffering toxic buildups in their blood. Discovering how they do this will help in the fight against diabetes.127</text:span></text:p>
      <text:p text:style-name="P9"><text:soft-page-break/></text:p>
      <text:p text:style-name="P11"><text:span text:style-name="T37">Arctic Birds Using Counter-Current Heat Exchangers</text:span></text:p>
      <text:p text:style-name="P28"><text:span text:style-name="T27">In the coldest climates, local birds generally have their feet either in cold water or standing on ice. Yet there is no question of them ever freezing. All of them possess circulatory systems that reduce heat loss to a minimum. In these birds, heated and chilled blood circulate in different blood vessels, but these vessels run close together, however. In this way, warm blood flowing to the extremities downwards warms the cold blood circulating upwards. This also reduces the shock of cold blood returning to the body from the feet. This natural heat exchange mechanism, known as counter-current, is the same as that used in various machines.128</text:span></text:p>
      <text:p text:style-name="P28"><text:span text:style-name="T27">In these counter-current heat exchangers, as engineers refer them, two fluids (liquid or gas) flow in opposite directions in two separate but contiguous channels. If the fluid in one channel is warmer than in the other, heat passes from the warm fluid to the colder one. </text:span></text:p>
      <text:p text:style-name="P16"/>
      <text:p text:style-name="P18"><text:span text:style-name="T38">Can Plants Use an Electrical Switch?</text:span></text:p>
      <text:p text:style-name="P28"><text:span text:style-name="T27">The carnivorous Venus flytrap catches insects that land on its hinged trap and trigger the hairs on it. These hairs act like electrical switches. The instant one is touched, it gives off electrical signals that change the water balance in the plant’s cells, and trigger the flow of water out of cells along the leaf midrib, closing the trap.129</text:span></text:p>
      <text:p text:style-name="P28"><text:span text:style-name="T27">The switches controlling the flow of current in electrical circuits operate in much the same way. When the switch is turned off, electric current cannot flow. As soon as it is turned on and the circuit is completed, however, electric current begins to flow along the wire once again. Similarly, animals and plants use a great many biological switches to initiate or halt the flow of electrical signals to the relevant parts of their bodies.130</text:span></text:p>
      <text:p text:style-name="P28"><text:span text:style-name="T27">The Venus flytrap’s circuit actually works like two electrical switches connected together in series. Two hairs must be stimulated before the trap to close.131 This precaution prevents unnecessary closing triggered by such phenomena as raindrops.</text:span></text:p>
      <text:p text:style-name="P28"><text:span text:style-name="T27">Of course, the Venus flytrap knows nothing about electric current or the switches that let these currents flow. Nor is it possible for the plant to receive any kind of training in these areas. That being so, how does it come by this knowledge, which even a human being can’t learn without special instruction, and how is it able to employ it so flawlessly? God, the Ruler of all, teaches the plants what to do. The Venus flytrap acts under His inspiration. </text:span></text:p>
      <text:p text:style-name="P16"/>
      <text:p text:style-name="P18"><text:span text:style-name="T38">If Nerve Cells Lacked Insulation</text:span></text:p>
      <text:p text:style-name="P28"><text:span text:style-name="T27">Nerve fibers carry messages from the brain to the muscles and other organs, and from there, messages back to the brain. The fibers are coated with a special, fatty substance known as myelin that works just like the plastic insulation around an electric </text:span><text:soft-page-break/><text:span text:style-name="T27">cable. Were it not present, then the electrical signals would leak away into the surrounding tissues, either garbling the message or damaging the body.132 </text:span></text:p>
      <text:p text:style-name="P28"><text:span text:style-name="T27">Electric cables are designed to protect from injury those who touch them and also to avoid any loss of power due to electricity leakage. Tough and durable plastics are used for this purpose.</text:span></text:p>
      <text:p text:style-name="P16"/>
      <text:p text:style-name="P18"><text:span text:style-name="T38">Prairie Dogs’ Ventilation Technology</text:span></text:p>
      <text:p text:style-name="P28"><text:span text:style-name="T27">Many animals build underground shelters that require special features to defend them from predators. </text:span></text:p>
      <text:p text:style-name="P28"><text:span text:style-name="T27">In such shelters, the tunnels need to be at a specific distance from the surface and parallel to the ground, or else they may easily be flooded. If the tunnels are dug at a sharp angle, that poses a risk of collapse. Another problem in tunnel construction is meeting the need for air and ventilation.</text:span></text:p>
      <text:p text:style-name="P28"><text:span text:style-name="T27">Prairie dogs are social animals, living in large groups in burrows they construct underground. As their population grows, they dig new burrows, joining them up with tunnels. The space that such complexes occupy can sometimes equal the size of a small city, and thus ventilation assumes a vital importance. Therefore prairie dogs build aboveground towers where their tunnels emerge, rather like volcanoes, which let air be drawn into the city below. </text:span></text:p>
      <text:p text:style-name="P28"><text:span text:style-name="T27">Air travels from regions of high pressure to areas of low. Some of the towers that prairie dogs build are taller than others. Their differences in height give rise to different levels of air pressure in the tunnel entrances. This way, air enters towers with low air pressure above them and emerges through ones with high pressure. Air drawn into the tunnels passes through all the nests, thus establishing an ideal air circulation system.133</text:span></text:p>
      <text:p text:style-name="P28"><text:span text:style-name="T27">To construct a ventilation system such as employed in prairie dogs' tunnels, knowledge of tunnel building, of high and low air pressure, and how they change with altitude are all essential. All these considerations require consciousness, and all these activities indicate the presence of reason and judgment. Therefore, we need to examine the source of this intelligence in the prairie dogs, since clearly it does not belong to the animals themselves—and, contrary to what evolutionists claim, cannot have resulted from blind chance. </text:span></text:p>
      <text:p text:style-name="P28"><text:span text:style-name="T27">God, Who provides countless examples in nature for mankind to ponder upon, created prairie dogs, like all living things on Earth. Every rational person needs to think, listen to the voice of his conscience and turn to God whenever he encounters an example of beauty; because God is the All-forgiving, the Lord of infinite justice. In the Qur’an, God gives glad tidings to servants who believe in Him:</text:span></text:p>
      <text:p text:style-name="P37"/>
      <text:p text:style-name="P39"><text:span text:style-name="T27">Your Lord knows best what is in your selves. If you are righteous, He is Ever-Forgiving to the remorseful. (Qur’an, 17: 25) </text:span></text:p>
      <text:p text:style-name="P45"/>
      <text:p text:style-name="P18"><text:soft-page-break/><text:span text:style-name="T38">Wasps and the Paper Industry</text:span></text:p>
      <text:p text:style-name="P28"><text:span text:style-name="T27">A series of chemical processes turn logs of wood into a kind of pulp that can later be made into paper. However, the natural inventors of paper are actually wasps.</text:span></text:p>
      <text:p text:style-name="P28"><text:span text:style-name="T27">To build their nests, wasps use paper that they make by mixing their saliva with shreds of chewed wood. Our furniture industry makes chipboard in exactly the same way, although using glue instead of saliva.134</text:span></text:p>
      <text:p text:style-name="P28"><text:span text:style-name="T27">Any wasp resembles a particularly efficient tree-processing and paper making factory. However, all of the processes carried out by large industrial complexes, wasps perform within their own tiny bodies. The paper industry still has a lot to learn from wasps!</text:span></text:p>
      <text:p text:style-name="P16"/>
      <text:p text:style-name="P18"><text:span text:style-name="T38">A Robotic Arm Inspired by the Elephant’s Trunk</text:span></text:p>
      <text:p text:style-name="P28"><text:span text:style-name="T27">As scientists tried to design a robotic arm, one of the worst problems they faced was achieving freedom of movement. In order for a robot’s arm to serve any useful purpose, it must be able to perform all the movements required by that particular task. In nature, God has created all creatures with the ability to move their limbs in such a way as to meet all their needs. An elephant’s trunk, with its 50,000 or so muscles,135 is one of the most striking examples. </text:span></text:p>
      <text:p text:style-name="P28"><text:span text:style-name="T27">The elephant is able to move its trunk in any direction it wants and can perform tasks requiring the greatest care and sensitivity.</text:span></text:p>
      <text:p text:style-name="P28"><text:span text:style-name="T27">One robotic arm constructed in the U.S. at Rice University clearly reveals the elephant trunk’s superior design. There is no single skeleton-like structure in the trunk, thus endowing it with enormous flexibility and lightness. The robotic arm, on the other hand, does have a spine. The elephant’s trunk possesses a degree of movement which allows it to move in any direction, while the robotic arm is comprised of 32 degrees of freedom in 16 links.136</text:span></text:p>
      <text:p text:style-name="P28"><text:span text:style-name="T27">This only goes to show that the elephant trunk is a special structure, whose every particular feature reveals the nature of God’s flawless art in creation.</text:span></text:p>
      <text:p text:style-name="P16"/>
      <text:p text:style-name="P19"/>
      <text:p text:style-name="P20"><text:span text:style-name="T41">Conclusion </text:span></text:p>
      <text:p text:style-name="P22"/>
      <text:p text:style-name="P22"/>
      <text:p text:style-name="P28"><text:span text:style-name="T27">Scientists are continually amazed at the incomparable structures and systems they discover in nature—and they express their wonder by copying them to create new technologies for mankind’s benefit. They’ve realized that those impeccable systems and extraordinary techniques that nature employs, far superior to their own knowledge and capabilities, offer incomparable solutions to existing problems. Accordingly, they’re now resorting to natural designs in a great many areas where, after years of effort, they’ve been unable to come up with solutions. As a result, they’ve been able to produce successful results within very short spaces of time. Furthermore, by imitating nature, scientists have saved considerable terms of time and effort, and applied material resources far more effectively.<text:tab/></text:span></text:p>
      <text:p text:style-name="P28"><text:span text:style-name="T27">Recognizing the superior nature of natural designs, evolutionists are suffering yet another disappointment, another loss of hope. Once again, their unscientific claims that living things develop gradually, from the simple to the complex, and that the designs of living things came about through chance has been demonstrated to be untrue. Also, they’ve had to accept, albeit unwillingly, that the incomparable art that has so astonished them—that the knowledge and reason they so greatly admire—cannot be the work of chance, but only of our Almighty Creator.</text:span></text:p>
      <text:p text:style-name="P28"><text:span text:style-name="T27">It is God, the Lord of the worlds, Who creates the flawless and unmatched systems in all living things; He Who creates everything flawlessly. Those who refuse to accept this fact will suffer an irreparable sorrow on the Day of Judgment. In the Qur’an, God describes how such people waste their time in this world. The Qur’an describes in these terms the impeccable nature of our Lord’s artistry:</text:span></text:p>
      <text:p text:style-name="P22"/>
      <text:p text:style-name="P28"><text:span text:style-name="T30">He, Who created the seven heavens in layers. You will not find any flaw in the creation of the All-Merciful. Look again—do you see any gaps? Then look again and again. Your sight will return to you dazzled and exhausted! (Qur'an, 67:3-4)</text:span></text:p>
      <text:p text:style-name="P22"/>
      <text:p text:style-name="P55"/>
      <text:p text:style-name="P61"><text:span text:style-name="T40">Appendix:</text:span></text:p>
      <text:p text:style-name="P55"><text:span text:style-name="T40">DECEPTION OF EVOLUTION</text:span></text:p>
      <text:p text:style-name="P50"/>
      <text:p text:style-name="P45"/>
      <text:p text:style-name="P28"><text:span text:style-name="T27">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God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28"><text:span text:style-name="T27">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28"><text:span text:style-name="T27">We have examined the collapse of the theory of evolution and the proofs of creation in great scientific detail in many of our works, and are still continuing to do so. Given the enormous importance of this subject, it will be of great benefit to summarize it here.</text:span></text:p>
      <text:p text:style-name="P22"/>
      <text:p text:style-name="P18"><text:span text:style-name="T38">The Scientific Collapse of Darwinism</text:span></text:p>
      <text:p text:style-name="P28"><text:span text:style-name="T27">Although this doctrine goes back as far as ancient Greece, the theory of evolution was advanced extensively in the nineteenth century. The most important development that made it the top topic of the world of science was Charles Darwin's </text:span><text:span text:style-name="T31">The Origin of Species</text:span><text:span text:style-name="T27">, published in 1859. In this book, he denied that God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span></text:p>
      <text:p text:style-name="P28"><text:span text:style-name="T27">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span></text:p>
      <text:p text:style-name="P28"><text:span text:style-name="T27">1) The theory cannot explain how life originated on Earth. </text:span></text:p>
      <text:p text:style-name="P28"><text:soft-page-break/><text:span text:style-name="T27">2) No scientific finding shows that the "evolutionary mechanisms" proposed by the theory have any evolutionary power at all. </text:span></text:p>
      <text:p text:style-name="P28"><text:span text:style-name="T27">3) The fossil record proves the exact opposite of what the theory suggests.</text:span></text:p>
      <text:p text:style-name="P28"><text:span text:style-name="T27">In this section, we will examine these three basic points in general outlines:</text:span></text:p>
      <text:p text:style-name="P18"/>
      <text:p text:style-name="P21"><text:span text:style-name="T38">The First Insurmountable Step: The Origin of Life</text:span></text:p>
      <text:p text:style-name="P28"><text:span text:style-name="T27">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span></text:p>
      <text:p text:style-name="P28"><text:span text:style-name="T27">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span></text:p>
      <text:p text:style-name="P16"/>
      <text:p text:style-name="P18"><text:span text:style-name="T38">"Life Comes From Life"</text:span></text:p>
      <text:p text:style-name="P28"><text:span text:style-name="T27">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28"><text:span text:style-name="T27">Similarly, maggots developing in rotting meat was assumed to be evidence of spontaneous generation. However, it was later understood that worms did not appear on meat spontaneously, but were carried there by flies in the form of larvae, invisible to the naked eye. </text:span></text:p>
      <text:p text:style-name="P28"><text:span text:style-name="T27">Even when Darwin wrote</text:span><text:span text:style-name="T31"> The Origin of Species</text:span><text:span text:style-name="T27">, the belief that bacteria could come into existence from non-living matter was widely accepted in the world of science. </text:span></text:p>
      <text:p text:style-name="P28"><text:span text:style-name="T27">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137</text:span></text:p>
      <text:p text:style-name="P28"><text:span text:style-name="T27">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16"><text:soft-page-break/></text:p>
      <text:p text:style-name="P18"><text:span text:style-name="T38">Inconclusive Efforts of the Twentieth Century</text:span></text:p>
      <text:p text:style-name="P28"><text:span text:style-name="T27">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p>
      <text:p text:style-name="P33"><text:span text:style-name="T27">Unfortunately, however, the problem of the origin of the cell is perhaps the most obscure point in the whole study of the evolution of organisms.</text:span><text:span text:style-name="T33">138</text:span></text:p>
      <text:p text:style-name="P28"><text:span text:style-name="T27">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28"><text:span text:style-name="T27">Barely a few years had passed before it was revealed that this experiment, which was then presented as an important step in the name of evolution, was invalid, for the atmosphere used in the experiment was very different from the real Earth conditions.139</text:span></text:p>
      <text:p text:style-name="P28"><text:span text:style-name="T27">After a long silence, Miller confessed that the atmosphere medium he used was unrealistic.140</text:span></text:p>
      <text:p text:style-name="P28"><text:span text:style-name="T27">All the evolutionists' efforts throughout the twentieth century to explain the origin of life ended in failure. The geochemist Jeffrey Bada, from the San Diego Scripps Institute accepts this fact in an article published in </text:span><text:span text:style-name="T31">Earth</text:span><text:span text:style-name="T27"> magazine in 1998:</text:span></text:p>
      <text:p text:style-name="P33"><text:span text:style-name="T27">Today as we leave the twentieth century, we still face the biggest unsolved problem that we had when we entered the twentieth century: How did life originate on Earth?</text:span><text:span text:style-name="T33">141</text:span></text:p>
      <text:p text:style-name="P16"/>
      <text:p text:style-name="P18"><text:span text:style-name="T38">The Complex Structure of Life </text:span></text:p>
      <text:p text:style-name="P28"><text:span text:style-name="T27">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span></text:p>
      <text:p text:style-name="P28"><text:span text:style-name="T27">The conditions required for the formation of a cell are too great in quantity to be explained away by coincidences. The probability of proteins, the building blocks of a cell, being synthesized coincidentally, is 1 in 10</text:span><text:span text:style-name="T23">950</text:span><text:span text:style-name="T27"> for an average protein made up of 500 amino acids. In mathematics, a probability smaller than 1 over 10</text:span><text:span text:style-name="T23">50</text:span><text:span text:style-name="T27"> is considered to be impossible in practical terms.</text:span></text:p>
      <text:p text:style-name="P28"><text:span text:style-name="T27">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span></text:p>
      <text:p text:style-name="P28"><text:soft-page-break/><text:span text:style-name="T27">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31">Scientific American</text:span><text:span text:style-name="T27"> magazine:</text:span></text:p>
      <text:p text:style-name="P33"><text:span text:style-name="T27">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33">142</text:span></text:p>
      <text:p text:style-name="P28"><text:span text:style-name="T27">No doubt, if it is impossible for life to have originated from natural causes, then it has to be accepted that life was "created" in a supernatural way. This fact explicitly invalidates the theory of evolution, whose main purpose is to deny creation. </text:span></text:p>
      <text:p text:style-name="P18"/>
      <text:p text:style-name="P21"><text:span text:style-name="T38">Imaginary Mechanism of Evolution </text:span></text:p>
      <text:p text:style-name="P28"><text:span text:style-name="T27">The second important point that negates Darwin's theory is that both concepts put forward by the theory as "evolutionary mechanisms" were understood to have, in reality, no evolutionary power. </text:span></text:p>
      <text:p text:style-name="P28"><text:span text:style-name="T27">Darwin based his evolution allegation entirely on the mechanism of "natural selection." The importance he placed on this mechanism was evident in the name of his book:</text:span><text:span text:style-name="T31"> The Origin of Species, By Means of Natural Selection…</text:span></text:p>
      <text:p text:style-name="P28"><text:span text:style-name="T27">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28"><text:span text:style-name="T27">Therefore, the mechanism of natural selection has no evolutionary power. Darwin was also aware of this fact and had to state this in his book </text:span><text:span text:style-name="T31">The Origin of Species:</text:span></text:p>
      <text:p text:style-name="P33"><text:span text:style-name="T27">Natural selection can do nothing until favourable individual differences or variations occur.</text:span><text:span text:style-name="T33">143</text:span></text:p>
      <text:p text:style-name="P16"/>
      <text:p text:style-name="P18"><text:span text:style-name="T38">Lamarck's Impact</text:span></text:p>
      <text:p text:style-name="P28"><text:span text:style-name="T27">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span></text:p>
      <text:p text:style-name="P28"><text:span text:style-name="T27">Darwin also gave similar examples. In his book </text:span><text:span text:style-name="T31">The Origin of Species</text:span><text:span text:style-name="T27">, for instance, he said that some bears going into water to find food transformed themselves into whales over time.144</text:span></text:p>
      <text:p text:style-name="P28"><text:span text:style-name="T27">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span></text:p>
      <text:p text:style-name="P16"/>
      <text:p text:style-name="P18"><text:span text:style-name="T38">Neo-Darwinism and Mutations</text:span></text:p>
      <text:p text:style-name="P28"><text:span text:style-name="T27">In order to find a solution, Darwinists advanced the "Modern Synthetic Theory," or as it is more commonly known, Neo-Darwinism, at the end of the 1930s. Neo-Darwinism added mutations, which are distortions formed in the genes of living beings due to such </text:span><text:soft-page-break/><text:span text:style-name="T27">external factors as radiation or replication errors, as the "cause of favorable variations" in addition to natural mutation. </text:span></text:p>
      <text:p text:style-name="P28"><text:span text:style-name="T27">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span></text:p>
      <text:p text:style-name="P28"><text:span text:style-name="T27">The reason for this is very simple: DNA has a very complex structure, and random effects can only harm it. The American geneticist B. G. Ranganathan explains this as follows:</text:span></text:p>
      <text:p text:style-name="P33"><text:span text:style-name="T27">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33">145</text:span></text:p>
      <text:p text:style-name="P28"><text:span text:style-name="T27">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span></text:p>
      <text:p text:style-name="P16"/>
      <text:p text:style-name="P18"><text:span text:style-name="T38">The Fossil Record:No Sign of Intermediate Forms</text:span></text:p>
      <text:p text:style-name="P28"><text:span text:style-name="T27">The clearest evidence that the scenario suggested by the theory of evolution did not take place is the fossil record. </text:span></text:p>
      <text:p text:style-name="P28"><text:span text:style-name="T27">According to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28"><text:span text:style-name="T27">Had this been the case, numerous intermediary species should have existed and lived within this long transformation period. </text:span></text:p>
      <text:p text:style-name="P28"><text:span text:style-name="T27">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text:span><text:soft-page-break/><text:span text:style-name="T27">should be disabled, defective, crippled living beings. Evolutionists refer to these imaginary creatures, which they believe to have lived in the past, as "transitional forms." </text:span></text:p>
      <text:p text:style-name="P28"><text:span text:style-name="T27">If such animals ever really existed, there should be millions and even billions of them in number and variety. More importantly, the remains of these strange creatures should be present in the fossil record. In </text:span><text:span text:style-name="T31">The Origin of Species</text:span><text:span text:style-name="T27">, Darwin explained:</text:span></text:p>
      <text:p text:style-name="P33"><text:span text:style-name="T27">If my theory be true, numberless intermediate varieties, linking most closely all of the species of the same group together must assuredly have existed... Consequently, evidence of their former existence could be found only amongst fossil remains.</text:span><text:span text:style-name="T33">146</text:span></text:p>
      <text:p text:style-name="P16"/>
      <text:p text:style-name="P18"><text:span text:style-name="T38">Darwin's Hopes Shattered</text:span></text:p>
      <text:p text:style-name="P28"><text:span text:style-name="T27">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span></text:p>
      <text:p text:style-name="P28"><text:span text:style-name="T27">One famous British paleontologist, Derek V. Ager, admits this fact, even though he is an evolutionist:</text:span></text:p>
      <text:p text:style-name="P33"><text:span text:style-name="T27">The point emerges that if we examine the fossil record in detail, whether at the level of orders or of species, we find – over and over again – not gradual evolution, but the sudden explosion of one group at the expense of another.</text:span><text:span text:style-name="T33">147</text:span></text:p>
      <text:p text:style-name="P28"><text:span text:style-name="T27">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span></text:p>
      <text:p text:style-name="P33"><text:span text:style-name="T27">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33">148</text:span></text:p>
      <text:p text:style-name="P28"><text:span text:style-name="T27">Fossils show that living beings emerged fully developed and in a perfect state on the Earth. That means that "the origin of species," contrary to Darwin's supposition, is not evolution, but creation.</text:span></text:p>
      <text:p text:style-name="P16"/>
      <text:p text:style-name="P18"><text:span text:style-name="T38">The Tale of Human Evolution</text:span></text:p>
      <text:p text:style-name="P28"><text:span text:style-name="T27">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text:span><text:soft-page-break/><text:span text:style-name="T27">ancestors are supposed to have existed. According to this completely imaginary scenario, four basic "categories" are listed: </text:span></text:p>
      <text:p text:style-name="P28"><text:span text:style-name="T27">1. </text:span><text:span text:style-name="T31">Australopithecus</text:span><text:span text:style-name="T27"> </text:span></text:p>
      <text:p text:style-name="P28"><text:span text:style-name="T27">2. </text:span><text:span text:style-name="T31">Homo habilis</text:span></text:p>
      <text:p text:style-name="P28"><text:span text:style-name="T27">3. </text:span><text:span text:style-name="T31">Homo erectus</text:span></text:p>
      <text:p text:style-name="P28"><text:span text:style-name="T27">4. </text:span><text:span text:style-name="T31">Homo sapiens</text:span></text:p>
      <text:p text:style-name="P28"><text:span text:style-name="T27">Evolutionists call man's so-called first ape-like ancestors </text:span><text:span text:style-name="T31">Australopithecus</text:span><text:span text:style-name="T27">, which means "South African ape." These living beings are actually nothing but an old ape species that has become extinct. Extensive research done on various </text:span><text:span text:style-name="T31">Australopithecus </text:span><text:span text:style-name="T27">specimens by two world famous anatomists from England and the USA, namely, Lord Solly Zuckerman and Prof. Charles Oxnard, shows that these apes belonged to an ordinary ape species that became extinct and bore no resemblance to humans.149</text:span></text:p>
      <text:p text:style-name="P28"><text:span text:style-name="T27">Evolutionists classify the next stage of human evolution as "homo," that is "man." According to their claim, the living beings in the Homo series are more developed than </text:span><text:span text:style-name="T31">Australopithecus</text:span><text:span text:style-name="T27">.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31">One Long Argument</text:span><text:span text:style-name="T27"> that "particularly historical [puzzles] such as the origin of life or of Homo sapiens, are extremely difficult and may even resist a final, satisfying explanation."150</text:span></text:p>
      <text:p text:style-name="P28"><text:span text:style-name="T27">By outlining the link chain as </text:span><text:span text:style-name="T31">Australopithecus &gt; Homo habilis &gt; Homo erectus &gt; Homo sapiens,</text:span><text:span text:style-name="T27"> evolutionists imply that each of these species is one another's ancestor. However, recent findings of paleoanthropologists have revealed that </text:span><text:span text:style-name="T31">Australopithecus, Homo habilis, and Homo erectus </text:span><text:span text:style-name="T27">lived at different parts of the world at the same time.151</text:span></text:p>
      <text:p text:style-name="P28"><text:span text:style-name="T27">Moreover, a certain segment of humans classified as Homo erectus have lived up until very modern times. </text:span><text:span text:style-name="T31">Homo sapiens neandarthalensis</text:span><text:span text:style-name="T27"> and </text:span><text:span text:style-name="T31">Homo sapiens sapiens</text:span><text:span text:style-name="T27"> (modern man) co-existed in the same region.152</text:span></text:p>
      <text:p text:style-name="P28"><text:span text:style-name="T27">This situation apparently indicates the invalidity of the claim that they are ancestors of one another. Stephen Jay Gould explained this deadlock of the theory of evolution, although he was himself one of the leading advocates of evolution in the twentieth century:</text:span></text:p>
      <text:p text:style-name="P33"><text:span text:style-name="T27">What has become of our ladder if there are three coexisting lineages of hominids (A. africanus, the robust australopithecines, and H. habilis), none clearly derived from another? Moreover, none of the three display any evolutionary trends during their tenure on earth.153</text:span></text:p>
      <text:p text:style-name="P28"><text:span text:style-name="T27">Put briefly, the scenario of human evolution, which is "upheld" with the help of various drawings of some "half ape, half human" creatures appearing in the media and </text:span><text:soft-page-break/><text:span text:style-name="T27">course books, that is, frankly, by means of propaganda, is nothing but a tale with no scientific foundation. </text:span></text:p>
      <text:p text:style-name="P28"><text:span text:style-name="T27">Lord Solly Zuckerman, one of the most famous and respected scientists in the U.K., who carried out research on this subject for years and studied </text:span><text:span text:style-name="T31">Australopithecus</text:span><text:span text:style-name="T27"> fossils for 15 years, finally concluded, despite being an evolutionist himself, that there is, in fact, no such family tree branching out from ape-like creatures to man. </text:span></text:p>
      <text:p text:style-name="P28"><text:span text:style-name="T27">Zuckerman also made an interesting "spectrum of science" ranging from those he considered scientific to those he considered unscientific. According to Zuckerman's spectrum, the most "scientific" – that is, depending on concrete data – fields of science are chemistry and physics. After them come the biological sciences and then the social sciences. At the far end of the spectrum, which is the part considered to be most "unscientific," are "extra-sensory perception" – concepts such as telepathy and sixth sense – and finally "human evolution." Zuckerman explains his reasoning:</text:span></text:p>
      <text:p text:style-name="P33"><text:span text:style-name="T27">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33">154</text:span></text:p>
      <text:p text:style-name="P28"><text:span text:style-name="T27">The tale of human evolution boils down to nothing but the prejudiced interpretations of some fossils unearthed by certain people, who blindly adhere to their theory.</text:span></text:p>
      <text:p text:style-name="P16"/>
      <text:p text:style-name="P18"><text:span text:style-name="T38">Darwinian Formula!</text:span></text:p>
      <text:p text:style-name="P28"><text:span text:style-name="T27">Besides all the technical evidence we have dealt with so far, let us now for once, examine what kind of a superstition the evolutionists have with an example so simple as to be understood even by children:</text:span></text:p>
      <text:p text:style-name="P28"><text:span text:style-name="T27">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span></text:p>
      <text:p text:style-name="P28"><text:span text:style-name="T27">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 – a single one of which has a formation probability of 10</text:span><text:span text:style-name="T23">-950</text:span><text:span text:style-name="T27"> </text:span><text:soft-page-break/><text:span text:style-name="T27">–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28"><text:span text:style-name="T27">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God's superior creation. </text:span></text:p>
      <text:p text:style-name="P28"><text:span text:style-name="T27">The theory of evolution, which claims the opposite, is a total fallacy completely contrary to reason. Thinking even a little bit on the claims of evolutionists discloses this reality, just as in the above example.</text:span></text:p>
      <text:p text:style-name="P16"/>
      <text:p text:style-name="P18"><text:span text:style-name="T38">Technology in the Eye and the Ear</text:span></text:p>
      <text:p text:style-name="P28"><text:span text:style-name="T27">Another subject that remains unanswered by evolutionary theory is the excellent quality of perception in the eye and the ear. </text:span></text:p>
      <text:p text:style-name="P28"><text:span text:style-name="T27">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p>
      <text:p text:style-name="P28"><text:span text:style-name="T27">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28"><text:span text:style-name="T27">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text:span><text:soft-page-break/><text:span text:style-name="T27">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28"><text:span text:style-name="T27">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28"><text:span text:style-name="T27">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p>
      <text:p text:style-name="P28"><text:span text:style-name="T27">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28"><text:span text:style-name="T27">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span></text:p>
      <text:p text:style-name="P28"><text:span text:style-name="T27">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text:span><text:soft-page-break/><text:span text:style-name="T27">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span></text:p>
      <text:p text:style-name="P28"><text:span text:style-name="T27">So far, no man-made visual or recording apparatus has been as sensitive and successful in perceiving sensory data as are the eye and the ear. However, as far as seeing and hearing are concerned, a far greater truth lies beyond all this. </text:span></text:p>
      <text:p text:style-name="P16"/>
      <text:p text:style-name="P18"><text:span text:style-name="T38">To Whom Does the Consciousness that Sees and</text:span></text:p>
      <text:p text:style-name="P18"><text:span text:style-name="T38">Hears within the Brain Belong? </text:span></text:p>
      <text:p text:style-name="P28"><text:span text:style-name="T27">Who watches an alluring world in the brain, listens to symphonies and the twittering of birds, and smells the rose?</text:span></text:p>
      <text:p text:style-name="P28"><text:span text:style-name="T27">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span></text:p>
      <text:p text:style-name="P28"><text:span text:style-name="T27">For this consciousness is the spirit created by God, which needs neither the eye to watch the images nor the ear to hear the sounds. Furthermore, it does not need the brain to think. </text:span></text:p>
      <text:p text:style-name="P28"><text:span text:style-name="T27">Everyone who reads this explicit and scientific fact should ponder on Almighty God, and fear and seek refuge in Him, for He squeezes the entire universe in a pitch-dark place of a few cubic centimeters in a three-dimensional, colored, shadowy, and luminous form.</text:span></text:p>
      <text:p text:style-name="P16"/>
      <text:p text:style-name="P18"><text:span text:style-name="T38">A Materialist Faith</text:span></text:p>
      <text:p text:style-name="P28"><text:span text:style-name="T27">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span></text:p>
      <text:p text:style-name="P28"><text:span text:style-name="T27">However, the theory of evolution is kept on the agenda of science. Some people even try to represent criticisms directed against it as an "attack on science." Why?</text:span></text:p>
      <text:p text:style-name="P28"><text:soft-page-break/><text:span text:style-name="T27">The reason is that this theory is an indispensable dogmatic belief for some circles. These circles are blindly devoted to materialist philosophy and adopt Darwinism because it is the only materialist explanation that can be put forward to explain the workings of nature.</text:span></text:p>
      <text:p text:style-name="P28"><text:span text:style-name="T27">Interestingly enough, they also confess this fact from time to time. A well-known geneticist and an outspoken evolutionist, Richard C. Lewontin from Harvard University, confesses that he is "first and foremost a materialist and then a scientist":</text:span></text:p>
      <text:p text:style-name="P33"><text:span text:style-name="T27">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33">155</text:span></text:p>
      <text:p text:style-name="P28"><text:span text:style-name="T27">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span></text:p>
      <text:p text:style-name="P28"><text:span text:style-name="T27">Anyone who does not look at the origin of living beings with a materialist prejudice will see this evident truth: All living beings are works of a Creator, Who is All-Powerful, All-Wise, and All-Knowing. This Creator is God, Who created the whole universe from non-existence, designed it in the most perfect form, and fashioned all living beings.</text:span></text:p>
      <text:p text:style-name="P16"/>
      <text:p text:style-name="P18"><text:span text:style-name="T38">The Theory of Evolution: The Most Potent Spell in the World </text:span></text:p>
      <text:p text:style-name="P28"><text:span text:style-name="T27">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28"><text:span text:style-name="T27">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text:span><text:soft-page-break/><text:span text:style-name="T27">from them as if they had been blindfolded. This is an even worse and unbelievable blindness than the Egyptians worshipping the Sun God Ra, totem worship in some parts of Africa, the people of Saba worshipping the Sun, the tribe of Prophet Abraham (pbuh) worshipping idols they had made with their own hands, or the people of Prophet Moses (pbuh) worshipping the Golden Calf.</text:span></text:p>
      <text:p text:style-name="P28"><text:span text:style-name="T27">In fact, God has pointed to this lack of reason in the Qur'an. In many verses, He reveals that some peoples' minds will be closed and that they will be powerless to see the truth. Some of these verses are as follows:</text:span></text:p>
      <text:p text:style-name="P37"/>
      <text:p text:style-name="P39"><text:span text:style-name="T27">As for those who do not believe, it makes no difference to them whether you warn them or do not warn them, they will not believe. God has sealed up their hearts and hearing and over their eyes is a blindfold. They will have a terrible punishment. (Qur'an, 2:6-7)</text:span></text:p>
      <text:p text:style-name="P37"/>
      <text:p text:style-name="P39"><text:span text:style-name="T27">… They have hearts with which they do not understand. They have eyes with which they do not see. They have ears with which they do not hear. Such people are like cattle. No, they are even further astray! They are the unaware. (Qur'an, 7:179)</text:span></text:p>
      <text:p text:style-name="P37"/>
      <text:p text:style-name="P39"><text:span text:style-name="T27">Even if We opened up to them a door into heaven, and they spent the day ascending through it, they would only say: "Our eyesight is befuddled! Or rather we have been put under a spell!" (Qur'an, 15:14-15) </text:span></text:p>
      <text:p text:style-name="P22"/>
      <text:p text:style-name="P28"><text:span text:style-name="T27">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p>
      <text:p text:style-name="P28"><text:span text:style-name="T27">In fact, the Qur'an relates the incident of Prophet Moses (pbuh) and Pharaoh to show that some people who support atheistic philosophies actually influence others by magic. When Pharaoh was told about the true religion, he told Prophet Moses (pbuh) to meet with his own magicians. When Moses (pbuh) did so, he told them to demonstrate their abilities first. The verses continue:</text:span></text:p>
      <text:p text:style-name="P37"/>
      <text:p text:style-name="P39"><text:span text:style-name="T27">He said: "You throw." And when they threw, they cast a spell on the people's eyes and caused them to feel great fear of them. They produced an extremely powerful magic. (Qur'an, 7:116)</text:span></text:p>
      <text:p text:style-name="P22"><text:soft-page-break/></text:p>
      <text:p text:style-name="P28"><text:span text:style-name="T27">As we have seen, Pharaoh's magicians were able to deceive everyone, apart from Moses (pbuh) and those who believed in him. However, his evidence broke the spell, or "swallowed up what they had forged," as the verse puts it:</text:span></text:p>
      <text:p text:style-name="P37"/>
      <text:p text:style-name="P39"><text:span text:style-name="T27">We revealed to Moses, "Throw down your staff." And it immediately swallowed up what they had forged. So the Truth took place and what they did was shown to be false. (Qur'an, 7:117-118)</text:span></text:p>
      <text:p text:style-name="P22"/>
      <text:p text:style-name="P28"><text:span text:style-name="T27">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span></text:p>
      <text:p text:style-name="P33"><text:span text:style-name="T27">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33">156</text:span></text:p>
      <text:p text:style-name="P28"><text:span text:style-name="T27">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5"><text:soft-page-break/><text:span text:style-name="T40">NOTES</text:span></text:p>
      <text:p text:style-name="P34"/>
      <text:p text:style-name="P34"/>
      <text:p text:style-name="P36"><text:span text:style-name="T27">1 Nanotechnology means building something by manipulating the placement of pieces that vary in size from 0.1 to 100 nanometers (nm)—roughly the range of size between atoms and molecules.</text:span></text:p>
      <text:p text:style-name="P36"><text:span text:style-name="T27">2 Janine M. Benyus, </text:span><text:span text:style-name="T31">Biomimicry, Innovation Inspired By Nature</text:span><text:span text:style-name="T27">, William Morrow and Company Inc., New York, 1998; http://www.biomimicry.org/reviews_text.html</text:span></text:p>
      <text:p text:style-name="P36"><text:span text:style-name="T27">3 “Biomimicry,” Buckminster Fuller Institute; http://www.bfi.org/Trimtab/spring01/biomimicry.htm </text:span></text:p>
      <text:p text:style-name="P36"><text:span text:style-name="T27">4 Michelle Nijhuis, </text:span><text:span text:style-name="T31">High Country News</text:span><text:span text:style-name="T27">, July 06, 1998, vol. 30, no. 13; http://www.biomimicry.org/reviews_text.html </text:span></text:p>
      <text:p text:style-name="P36"><text:span text:style-name="T27">5 Philip Ball, “Life’s lessons in design,” </text:span><text:span text:style-name="T31">Nature</text:span><text:span text:style-name="T27">, January 18, 2001.</text:span></text:p>
      <text:p text:style-name="P36"><text:span text:style-name="T27">6 A Conversation with Janine Benyus, “Biomimicry Explained;” http://www.biomimicry.org/faq.html</text:span></text:p>
      <text:p text:style-name="P36"><text:span text:style-name="T27">7 http://www.watchtower.org/library/g /2000/1/22/article_02.htm</text:span></text:p>
      <text:p text:style-name="P36"><text:span text:style-name="T27">8 http://www.rdg.ac.uk/biomimetics/ projects.htm</text:span></text:p>
      <text:p text:style-name="P36"><text:span text:style-name="T27">9 </text:span><text:span text:style-name="T31">Bilim ve Teknik </text:span><text:span text:style-name="T27">(Science and Technology Magazine), TUBITAK Publishings, August 1994, p. 43.</text:span></text:p>
      <text:p text:style-name="P36"><text:span text:style-name="T27">10 Philip Ball, “Life’s lessons in design”, </text:span><text:span text:style-name="T31">Nature </text:span><text:span text:style-name="T27">409, 413-416 (2001). </text:span></text:p>
      <text:p text:style-name="P36"><text:span text:style-name="T27">11 “Biomimicry: Secrets Hiding in Plain Sight,” </text:span><text:span text:style-name="T31">NBL </text:span><text:span text:style-name="T27">6.22, November 17, 1997; http://www.natlogic.com/resorces/nbl/v06/n22.html</text:span></text:p>
      <text:p text:style-name="P36"><text:span text:style-name="T27">12 Janine M. Benyus, </text:span><text:span text:style-name="T31">Biomimicry: Innovation Inspired By Nature</text:span><text:span text:style-name="T27">, William Morrow and Company Inc., New York, 1998; http://www.biomimicry.org/reviews_text.html</text:span></text:p>
      <text:p text:style-name="P36"><text:span text:style-name="T27">13 Ed Hunt, “Biomimicry: Genius that Surrounds Us,” Tidepool Editor; http://www.biomimicry.org/reviews_text.html</text:span></text:p>
      <text:p text:style-name="P36"><text:span text:style-name="T27">14 Robin Eisner, “Biomimetics: Creating Materials From Nature’s Blueprints,” </text:span><text:span text:style-name="T31">The Scientist</text:span><text:span text:style-name="T27">, July 08, 1991; http://www.the-scientist.com/yr1991/july/research_910708.html</text:span></text:p>
      <text:p text:style-name="P36"><text:span text:style-name="T27">15 Jim Robbins, “Engineers Ask Nature for Design Advice,” </text:span><text:span text:style-name="T31">New York Times</text:span><text:span text:style-name="T27">, December 11, 2001. </text:span></text:p>
      <text:p text:style-name="P36"><text:span text:style-name="T27">16 David Perlman, “Business and Nature in Productive, Efficient Harmony,” </text:span><text:span text:style-name="T31">San Francisco Chronicle</text:span><text:span text:style-name="T27">, November 30, 1997, p. 5; http://www.biomimicry.org/reviews_text.html</text:span></text:p>
      <text:p text:style-name="P36"><text:soft-page-break/><text:span text:style-name="T27">17 Ilhan Aksay, “Malzeme Biliminin Onderlerinden” (A leading figure in material science), </text:span><text:span text:style-name="T31">Bilim ve Teknik </text:span><text:span text:style-name="T27">(Science and Technology Magazine), TUBITAK Publishings, February 2002, p. 92.</text:span></text:p>
      <text:p text:style-name="P36"><text:span text:style-name="T27">18 Billy Goodman, “Mimicking Nature,” </text:span><text:span text:style-name="T31">Princeton Weekly</text:span><text:span text:style-name="T27">, Feature-January 28, 1998; http://www.princeton.edu/~cml/html/publicity/PAW19980128/0128feat.htm</text:span></text:p>
      <text:p text:style-name="P36"><text:span text:style-name="T27">19 Ilhan Aksay, “Malzeme Biliminin Onderlerinden” (A leading figure in material science), </text:span><text:span text:style-name="T31">Bilim ve Teknik </text:span><text:span text:style-name="T27">(Science and Technology Magazine), TUBITAK Publishings, February 2002, p. 93.</text:span></text:p>
      <text:p text:style-name="P36"><text:span text:style-name="T27">20 </text:span><text:span text:style-name="T31">Ibid</text:span><text:span text:style-name="T27">.</text:span></text:p>
      <text:p text:style-name="P36"><text:span text:style-name="T27">21 Julian Vincent, “Tricks of Nature,” </text:span><text:span text:style-name="T31">New Scientist</text:span><text:span text:style-name="T27">, August 17, 1996, vol. 151, no. 2043, p. 38.</text:span></text:p>
      <text:p text:style-name="P36"><text:span text:style-name="T27">22 Ilhan Aksay, “Malzeme Biliminin Onderlerinden” (A leading figure in material science) Bilim ve Teknik (Science and Technology Magazine), TUBITAK Publishings, February 2002, p. 93.</text:span></text:p>
      <text:p text:style-name="P36"><text:span text:style-name="T27">23 “Learning From Designs in Nature,” Life A product of Design; http://www.watchtower.org/library/g/2000/1/22/article_02.htm</text:span></text:p>
      <text:p text:style-name="P36"><text:span text:style-name="T27">24 </text:span><text:span text:style-name="T31">Ibid.</text:span></text:p>
      <text:p text:style-name="P36"><text:span text:style-name="T27">25 Benyus, </text:span><text:span text:style-name="T31">Biomimicry</text:span><text:span text:style-name="T27">, pp. 99-100.</text:span></text:p>
      <text:p text:style-name="P36"><text:span text:style-name="T27">26 “Learning From Designs in Nature,” Life A product of Design; http://www.watchtower.org/library/g/2000/1/22/article_02.htm</text:span></text:p>
      <text:p text:style-name="P36"><text:span text:style-name="T27">27 Julian Vincent, “Tricks of Nature,” </text:span><text:span text:style-name="T31">New Scientist</text:span><text:span text:style-name="T27">, August 17, 1996, vol. 151, no. 2043, p. 38.</text:span></text:p>
      <text:p text:style-name="P36"><text:span text:style-name="T27">28 </text:span><text:span text:style-name="T31">Ibid.</text:span><text:span text:style-name="T27">, p. 39.</text:span></text:p>
      <text:p text:style-name="P36"><text:span text:style-name="T27">29 http://www.rdg.ac.uk/AcaDepts/cb/97hepworth.html </text:span></text:p>
      <text:p text:style-name="P36"><text:span text:style-name="T27">30 Julian Vincent, “Tricks of Nature,” </text:span><text:span text:style-name="T31">New Scientist</text:span><text:span text:style-name="T27">, August 17, 1996, vol. 151, no. 2043, p. 39</text:span></text:p>
      <text:p text:style-name="P36"><text:span text:style-name="T27">31 </text:span><text:span text:style-name="T31">Ibid.</text:span><text:span text:style-name="T27">, p. 40.</text:span></text:p>
      <text:p text:style-name="P36"><text:span text:style-name="T27">32 J. M. Gosline, M. E. DeMont &amp; M. W. Denny, "The Structure and Properties of Spider Silk," </text:span><text:span text:style-name="T31">Endeavour</text:span><text:span text:style-name="T27">, Volume 10, Issue 1, 1986, p. 42.</text:span></text:p>
      <text:p text:style-name="P36"><text:span text:style-name="T27">33 “Learning From Designs in Nature”, Life A product of Design; http://www.watchtower.org/library/g/2000/1/22/article_02.htm</text:span></text:p>
      <text:p text:style-name="P36"><text:span text:style-name="T27">34 "Spider (arthropod)," </text:span><text:span text:style-name="T31">Encarta Online Encyclopedia 2005</text:span></text:p>
      <text:p text:style-name="P36"><text:span text:style-name="T27">35 J. M. Gosline, M. W. Denny &amp; M. E. DeMont, “Spider silk as rubber,” </text:span><text:span text:style-name="T31">Nature</text:span><text:span text:style-name="T27">, vol. 309, no. 5968, pp. 551-552; http://iago.stfx.ca/people/edemont/abstracts/spider.html</text:span></text:p>
      <text:p text:style-name="P36"><text:span text:style-name="T27">36 “How Spiders Make Their Silk”, </text:span><text:span text:style-name="T31">Discover</text:span><text:span text:style-name="T27">, vol. 19, no. 10, October 1998. </text:span></text:p>
      <text:p text:style-name="P36"><text:soft-page-break/><text:span text:style-name="T27">37 Shear, W.A., J. M. Palmer, “A Devonian Spinneret: Early Evidence of Spiders and Silk Use,” </text:span><text:span text:style-name="T31">Science</text:span><text:span text:style-name="T27">, vol. 246, pp. 479-481; http://faculty.washington.edu/yagerp/silkprojecthome.html </text:span></text:p>
      <text:p text:style-name="P36"><text:span text:style-name="T27">38 Ali Demirsoy, </text:span><text:span text:style-name="T31">Kalitim ve Evrim </text:span><text:span text:style-name="T27">(Inheritance and Evolution), Meteksan Publishing Co., Ankara, 1984, p. 80.</text:span></text:p>
      <text:p text:style-name="P36"><text:span text:style-name="T27">39 For further details see Harun Yahya’s </text:span><text:span text:style-name="T31">Design in Nature</text:span><text:span text:style-name="T27">, Ta Ha Publishers, January 2002.</text:span></text:p>
      <text:p text:style-name="P36"><text:span text:style-name="T27">40 Jim Robbins, “Engineers Ask Nature for Design Advice,” </text:span><text:span text:style-name="T31">New York Times</text:span><text:span text:style-name="T27">, December 11, 2001.</text:span></text:p>
      <text:p text:style-name="P36"><text:span text:style-name="T27">41 Jim Robbins, “Engineers Ask Nature for Design Advice,” </text:span><text:span text:style-name="T31">New York Times</text:span><text:span text:style-name="T27">, December 11, 2001.</text:span></text:p>
      <text:p text:style-name="P36"><text:span text:style-name="T27">42 John Whitfield, “Making Crops Cry For Help,” </text:span><text:span text:style-name="T31">Nature</text:span><text:span text:style-name="T27">, April 12, 2001, p. 736-737. </text:span></text:p>
      <text:p text:style-name="P36"><text:span text:style-name="T27">43 </text:span><text:span text:style-name="T31">Ibid</text:span><text:span text:style-name="T27">.</text:span></text:p>
      <text:p text:style-name="P36"><text:span text:style-name="T27">44 </text:span><text:span text:style-name="T31">Ibid.</text:span></text:p>
      <text:p text:style-name="P36"><text:span text:style-name="T27">45 Peter Weiss, “Soaking Up Rays,” </text:span><text:span text:style-name="T31">Science News</text:span><text:span text:style-name="T27">, August 4, 2001.</text:span></text:p>
      <text:p text:style-name="P36"><text:span text:style-name="T27">46 </text:span><text:span text:style-name="T31">Ibid</text:span><text:span text:style-name="T27">.</text:span></text:p>
      <text:p text:style-name="P36"><text:span text:style-name="T27">47 “Learning From Designs in Nature,” Life A product of Design; http://www.watchtower.org/library/g/2000/1/22/article_02.htm </text:span></text:p>
      <text:p text:style-name="P36"><text:span text:style-name="T27">48 Stuart Blackman, “Synchronised Swimming,” </text:span><text:span text:style-name="T31">BBC Wildlife</text:span><text:span text:style-name="T27">, February 1998, p. 57. </text:span></text:p>
      <text:p text:style-name="P36"><text:span text:style-name="T27">49 Waikiki Aquarium Education Department, December 1998; http://waquarium.mic.hawaii.edu/MLP/root/html/MarineLife/Invertebrates/Molluscs/Nautilus.html </text:span></text:p>
      <text:p text:style-name="P36"><text:span text:style-name="T27">50 “The Designing Times,” vol. 1, no. 8, March 2000; http://www.godandscience.org/evolution/design.html </text:span></text:p>
      <text:p text:style-name="P36"><text:span text:style-name="T27">51 Philip Ball, “Astounding Bat Mobility,” </text:span><text:span text:style-name="T31">Nature</text:span><text:span text:style-name="T27">, February 2, 2001. </text:span></text:p>
      <text:p text:style-name="P36"><text:span text:style-name="T27">52 </text:span><text:span text:style-name="T31">Ibid</text:span><text:span text:style-name="T27">.</text:span></text:p>
      <text:p text:style-name="P36"><text:span text:style-name="T27">53 For further details see Harun Yahya’s </text:span><text:span text:style-name="T31">Design in Nature</text:span><text:span text:style-name="T27">, Ta Ha Publishers, January 2002.</text:span></text:p>
      <text:p text:style-name="P36"><text:span text:style-name="T27">54 Phil Gates, </text:span><text:span text:style-name="T31">Wild Technology</text:span><text:span text:style-name="T27">, p. 52.</text:span></text:p>
      <text:p text:style-name="P36"><text:span text:style-name="T27">55 Betty Mamane, “Le surdoué du garnd blue,” </text:span><text:span text:style-name="T31">Science et vie Junior</text:span><text:span text:style-name="T27">, August 1998, pp. 79-84.</text:span></text:p>
      <text:p text:style-name="P36"><text:span text:style-name="T27">56 Sonar means “Sound Navigation and Ranging.’’</text:span></text:p>
      <text:p text:style-name="P36"><text:soft-page-break/><text:span text:style-name="T27">57 “Yale Sonar Robot Modeled After Bat and Dolphin Echolocation Behavior,” Yale University—Office of Public Affairs; http://www.robotbooks.com/sonar-robots.htm</text:span></text:p>
      <text:p text:style-name="P36"><text:span text:style-name="T27">58 “Biomimicry,” Buckminster Fuller Institute; http://www.bfi.org/Trimtab/spring01/biomimicry.htm</text:span></text:p>
      <text:p text:style-name="P36"><text:span text:style-name="T27">59 </text:span><text:span text:style-name="T31">New Scientist</text:span><text:span text:style-name="T27">, October 14, 2000, p. 20.</text:span></text:p>
      <text:p text:style-name="P36"><text:span text:style-name="T27">60 “Kirlilige Balık Dedektoru”, </text:span><text:span text:style-name="T31">Science</text:span><text:span text:style-name="T27">; trans.: Mustafa Ozturk, </text:span><text:span text:style-name="T31">Bilim ve Teknik </text:span><text:span text:style-name="T27">(Science and Technology), TUBITAK Publishings, February 1991, p. 43. </text:span></text:p>
      <text:p text:style-name="P36"><text:span text:style-name="T27">61 “Kusursuz Ucus Makineleri” (Flawless Flying Machines), </text:span><text:span text:style-name="T31">Reader’s Digest</text:span><text:span text:style-name="T27">, trans.: Ruhsar Kansu, </text:span><text:span text:style-name="T31">Bilim ve Teknik</text:span><text:span text:style-name="T27"> (Science and Technology), TUBITAK Publishings, no. 136, March 1979, p. 21 </text:span></text:p>
      <text:p text:style-name="P36"><text:span text:style-name="T27">62 “Biomimicry,” Your Planet Earth; http://www.yourplanetearth.org/terms/details.php3?term=Biomimicry</text:span></text:p>
      <text:p text:style-name="P36"><text:span text:style-name="T27">63 For further information see Harun Yahya’s </text:span><text:span text:style-name="T31">Darwinism Refuted</text:span><text:span text:style-name="T27">, Goodword Books, New Delhi, 2003.</text:span></text:p>
      <text:p text:style-name="P36"><text:span text:style-name="T27">64 “Biyonik, Dogayı Kopya Etmektir,” (Bionics Copies Nature) </text:span><text:span text:style-name="T31">Science et Vie</text:span><text:span text:style-name="T27">, trans.: Dr.Hanaslı Gur, </text:span><text:span text:style-name="T31">Bilim ve Teknik </text:span><text:span text:style-name="T27">(Science and Technology), TUBITAK Publishings, July 1985, pp. 19-20.</text:span></text:p>
      <text:p text:style-name="P36"><text:span text:style-name="T27">65 Necmi Kara, “Yakıtsız Ucus” (Fuelless Flight), </text:span><text:span text:style-name="T31">Bilim ve Teknik</text:span><text:span text:style-name="T27"> (Science and Technology), TUBITAK Publishings; http://www.biltek.tubitak.gov.tr/dergi/98/ocak/yakitsiz.html</text:span></text:p>
      <text:p text:style-name="P36"><text:span text:style-name="T27">66 “Biyonik, Dogayı Kopya Etmektir” (Bionics Copies Nature), </text:span><text:span text:style-name="T31">Science et Vie</text:span><text:span text:style-name="T27">, trans.: Dr.Hanaslı Gur, </text:span><text:span text:style-name="T31">Bilim ve Teknik </text:span><text:span text:style-name="T27">(Science and Technology), TUBITAK Publishings, July 1985, p. 19.</text:span></text:p>
      <text:p text:style-name="P36"><text:span text:style-name="T27">67 Michael Dickinson, “Solving the Mystery of Insect Flight,” </text:span><text:span text:style-name="T31">Scientific American</text:span><text:span text:style-name="T27">, June 2001. </text:span></text:p>
      <text:p text:style-name="P36"><text:span text:style-name="T27">68 </text:span><text:span text:style-name="T31">Ibid</text:span><text:span text:style-name="T27">.</text:span></text:p>
      <text:p text:style-name="P36"><text:span text:style-name="T27">69 </text:span><text:span text:style-name="T31">Ibid</text:span><text:span text:style-name="T27">.</text:span></text:p>
      <text:p text:style-name="P36"><text:span text:style-name="T27">70 Hideki Takagi, Ross Sanders, "Hydrodynamics makes a splash," </text:span><text:span text:style-name="T31">Physics World</text:span><text:span text:style-name="T27">, September 2000. </text:span></text:p>
      <text:p text:style-name="P36"><text:span text:style-name="T27">71 “Heat-seeking vipers may help with U.S. defense, UT Austin researcher finds,” </text:span><text:span text:style-name="T31">On Campus</text:span><text:span text:style-name="T27">, vol.28, no.08, 27 June 2001; http://www.utexas.edu/admin/opa/oncampus/01oc_issues/oc010627/oc_vipers.html</text:span></text:p>
      <text:p text:style-name="P36"><text:span text:style-name="T27">72 </text:span><text:span text:style-name="T31">Ibid</text:span><text:span text:style-name="T27">.</text:span></text:p>
      <text:p text:style-name="P36"><text:span text:style-name="T27">73 </text:span><text:span text:style-name="T31">Ibid</text:span><text:span text:style-name="T27">.</text:span></text:p>
      <text:p text:style-name="P36"><text:span text:style-name="T27">74 </text:span><text:span text:style-name="T31">International Wildlife</text:span><text:span text:style-name="T27">, September-October 1992, p. 34. </text:span></text:p>
      <text:p text:style-name="P36"><text:soft-page-break/><text:span text:style-name="T27">75 Ann Marie Cunningham, "Clothes That Change Color," ScienCentral.Inc., www.sciencentral.com.</text:span></text:p>
      <text:p text:style-name="P36"><text:span text:style-name="T27">76 Parker, A.R., “Light-reflection strategies,” </text:span><text:span text:style-name="T31">American Scientist </text:span><text:span text:style-name="T27">(1999a) 87 (3), 248-255; http://www.rdg.ac. uk/Biomim/00parker.htm</text:span></text:p>
      <text:p text:style-name="P36"><text:span text:style-name="T27">77 Parker, A. R., “Water capture by a desert beetle,” </text:span><text:span text:style-name="T31">Nature </text:span><text:span text:style-name="T27">414, 2001, pp. 33-34.</text:span></text:p>
      <text:p text:style-name="P36"><text:span text:style-name="T27">78 </text:span><text:span text:style-name="T31">Ibid</text:span><text:span text:style-name="T27">.</text:span></text:p>
      <text:p text:style-name="P36"><text:span text:style-name="T27">79 Stuart Blackman, “Fatal Flasher,” </text:span><text:span text:style-name="T31">BBC Wildlife</text:span><text:span text:style-name="T27">, April 1998, vol.16, no.4, p. 60. </text:span></text:p>
      <text:p text:style-name="P36"><text:span text:style-name="T27">80 http://www.milliyet.com.tr/2001/07/31/yasam/yas07.html </text:span></text:p>
      <text:p text:style-name="P36"><text:span text:style-name="T27">81 Eiji Nakatsu, "Learning From Nature - A Flight of Wild Birds and Railways," http://www.wbsj.org/birdwatching/contribution/97_910e.html</text:span></text:p>
      <text:p text:style-name="P36"><text:span text:style-name="T27">82 </text:span><text:span text:style-name="T31">Ibid.</text:span></text:p>
      <text:p text:style-name="P36"><text:span text:style-name="T27">83 “Biomimicry”, Buckminster Fuller Institute; http://www.bfi.org/Trimtab/spring01/biomimicry.htm</text:span></text:p>
      <text:p text:style-name="P36"><text:span text:style-name="T27">84 Ilan Greenberg, "Butterflies Show Path to Cooler Chips," </text:span><text:span text:style-name="T31">Wired News</text:span><text:span text:style-name="T27">, http://wired-vig.wired.com/news/technology/0,1282,10163,00.html. </text:span></text:p>
      <text:p text:style-name="P36"><text:span text:style-name="T27">85 “New standard set for scientific visualizations”, Sandia National Laboratories, </text:span><text:span text:style-name="T31">News Releases</text:span><text:span text:style-name="T27">, July 12, 2001; http://www.sandia.gov/media/NewsRel/NR2001/vizcor.htm</text:span></text:p>
      <text:p text:style-name="P36"><text:span text:style-name="T27">86 Robert Kunzig, “The Beat Goes On,” </text:span><text:span text:style-name="T31">Discover</text:span><text:span text:style-name="T27">, January 2000. </text:span></text:p>
      <text:p text:style-name="P36"><text:span text:style-name="T27">87 </text:span><text:span text:style-name="T31">Ibid</text:span><text:span text:style-name="T27">.</text:span></text:p>
      <text:p text:style-name="P36"><text:span text:style-name="T27">88 </text:span><text:span text:style-name="T31">Ibid</text:span><text:span text:style-name="T27">.</text:span></text:p>
      <text:p text:style-name="P36"><text:span text:style-name="T27">89 </text:span><text:span text:style-name="T31">Ibid</text:span><text:span text:style-name="T27">.</text:span></text:p>
      <text:p text:style-name="P36"><text:span text:style-name="T27">90 “The Internet strikes back,” </text:span><text:span text:style-name="T31">New Scientist</text:span><text:span text:style-name="T27">, May 24, 1997. </text:span></text:p>
      <text:p text:style-name="P36"><text:span text:style-name="T27">91 Phil Gates, </text:span><text:span text:style-name="T31">Wild Technology</text:span><text:span text:style-name="T27">, p. 54. </text:span></text:p>
      <text:p text:style-name="P36"><text:span text:style-name="T27">92 David H.Hubbel, </text:span><text:span text:style-name="T31">Eye Brain and Vision</text:span><text:span text:style-name="T27">, Scientific American Library, 1988, p. 34. </text:span></text:p>
      <text:p text:style-name="P36"><text:span text:style-name="T27">93 Jim Giles, “Think Like A Bee,” </text:span><text:span text:style-name="T31">Nature</text:span><text:span text:style-name="T27">, March 29, 2001, pp. 510-512.</text:span></text:p>
      <text:p text:style-name="P36"><text:span text:style-name="T27">94 </text:span><text:span text:style-name="T31">Ibid</text:span><text:span text:style-name="T27">.</text:span></text:p>
      <text:p text:style-name="P36"><text:span text:style-name="T27">95 “SWAT’z new?—fly that’s setting the hearing world abuzz”, NIDCD, February 13, 2003; http://www.nidcd.nih.gov/health/education/news/swatz.asp</text:span></text:p>
      <text:p text:style-name="P36"><text:span text:style-name="T27">96 Peter M. Narins, “Acoustics: In a Fly’s Ear,” </text:span><text:span text:style-name="T31">Nature </text:span><text:span text:style-name="T27">410, 2001, pp. 644-645. </text:span></text:p>
      <text:p text:style-name="P36"><text:span text:style-name="T27">97 “Biyonik, Dogayı Kopya Etmektir” (Bionics Copies Nature), </text:span><text:span text:style-name="T31">Science et Vie</text:span><text:span text:style-name="T27">, trans.: Dr.Hanaslı Gur, </text:span><text:span text:style-name="T31">Bilim ve Teknik </text:span><text:span text:style-name="T27">(Science and Technology), TUBITAK Publishings, July 1985, p. 21. </text:span></text:p>
      <text:p text:style-name="P36"><text:soft-page-break/><text:span text:style-name="T27">98 Smithsonian National Zoological Park; http://www.fonz.org/zoogoer/zg1999/28(4)biomimetics.htm </text:span></text:p>
      <text:p text:style-name="P36"><text:span text:style-name="T27">99 David Attenborough, </text:span><text:span text:style-name="T31">The Private Life Of Plants</text:span><text:span text:style-name="T27">, Princeton University Press, 1995, p. 291. </text:span></text:p>
      <text:p text:style-name="P36"><text:span text:style-name="T27">100 Smithsonian National Zoological Park; http://www.fonz.org/zoogoer/zg1999/28(4)biomimetics.htm </text:span></text:p>
      <text:p text:style-name="P36"><text:span text:style-name="T27">101 “Biyonik, Dogayı Kopya Etmektir,” (Bionics Copies Nature) </text:span><text:span text:style-name="T31">Science et Vie</text:span><text:span text:style-name="T27">, trans.: Dr.Hanaslı Gur, </text:span><text:span text:style-name="T31">Bilim ve Teknik </text:span><text:span text:style-name="T27">(Science and Technology), TUBITAK Publishings, July 1985, p. 21.</text:span></text:p>
      <text:p text:style-name="P36"><text:span text:style-name="T27">102 Erica Klarreich, “Good vibrations,” </text:span><text:span text:style-name="T31">Nature Science Update</text:span><text:span text:style-name="T27">, April 3, 2001.</text:span></text:p>
      <text:p text:style-name="P36"><text:span text:style-name="T27">103 Joseph Ayers, Joel L. Davis and Alan Rudolph, “Neurotechnology for Biomimetic Robots;” http://mitpress.mit.edu/catalog/item/default.asp?sid=059CE164-6183-4410-8320-D5828734B95A&amp;ttype=2&amp;tid=8812</text:span></text:p>
      <text:p text:style-name="P36"><text:span text:style-name="T27">104 For further information see Harun Yahya’s </text:span><text:span text:style-name="T31">For Men of Understanding</text:span><text:span text:style-name="T27">, Ta Ha Publishers, April 2003.</text:span></text:p>
      <text:p text:style-name="P36"><text:span text:style-name="T27">105 Kevin Bonsor, “How Snakebots will Work,” Howstuffworks; http://www.howstuffworks.com/snakebot.htm </text:span></text:p>
      <text:p text:style-name="P36"><text:span text:style-name="T27">106 Duncan Graham-Rowe, "Walk like a scorpion," </text:span><text:span text:style-name="T31">NewScientist</text:span><text:span text:style-name="T27">; 21 April 2001.</text:span></text:p>
      <text:p text:style-name="P36"><text:span text:style-name="T27">107 “Biological Analysis,” AIS Approach; http://ais.gmd.de/BAR/SCORPION/biology.htm </text:span></text:p>
      <text:p text:style-name="P36"><text:span text:style-name="T27">108 </text:span><text:span text:style-name="T31">Ibid</text:span><text:span text:style-name="T27">.</text:span></text:p>
      <text:p text:style-name="P36"><text:span text:style-name="T27">109 Duncan Graham-Rowe, "Walk like a scorpion," </text:span><text:span text:style-name="T31">NewScientist</text:span><text:span text:style-name="T27">; 21 April 2001. </text:span></text:p>
      <text:p text:style-name="P36"><text:span text:style-name="T27">110 Yvonne Carts-Powell, “Robots mimic living creatures,” </text:span><text:span text:style-name="T31">OE Reports</text:span><text:span text:style-name="T27">; http://www.spie.org/web/oer/september/sep00/cover1.html</text:span></text:p>
      <text:p text:style-name="P36"><text:span text:style-name="T27">111 </text:span><text:span text:style-name="T31">Ibid</text:span><text:span text:style-name="T27">.</text:span></text:p>
      <text:p text:style-name="P36"><text:span text:style-name="T27">112 </text:span><text:span text:style-name="T31">Ibid</text:span><text:span text:style-name="T27">.</text:span></text:p>
      <text:p text:style-name="P36"><text:span text:style-name="T27">113 Robert Sanders, “Lobster sniffing: how lobsters’ hairy noses capture smells from the sea,” </text:span><text:span text:style-name="T31">UC Berkeley Campus News</text:span><text:span text:style-name="T27">, November 30, 2001; http://www.berkeley.edu/news/media/releases/2001/11/30_lobst.html</text:span></text:p>
      <text:p text:style-name="P36"><text:span text:style-name="T27">114 </text:span><text:span text:style-name="T31">Ibid</text:span><text:span text:style-name="T27">.</text:span></text:p>
      <text:p text:style-name="P36"><text:span text:style-name="T27">115 Projects at the Centre for Biomimetics; http://www.rdg.ac.uk/Biomim/projects.htm </text:span></text:p>
      <text:p text:style-name="P36"><text:span text:style-name="T27">116 </text:span><text:span text:style-name="T31">BBC News Online</text:span><text:span text:style-name="T27">, June 7, 2000; http://news.bbc.co.uk/low/english/sci/tech/newsid_781000/781611.htm </text:span></text:p>
      <text:p text:style-name="P36"><text:span text:style-name="T27">117 World </text:span><text:span text:style-name="T31">Wealth International</text:span><text:span text:style-name="T27">, vol. 1, no. 1, February 2001; http://www.worldwealth.net/samplemag/ArticleGeckoPrint.html </text:span></text:p>
      <text:p text:style-name="P36"><text:soft-page-break/><text:span text:style-name="T27">118 Fenella Saunders, "Robo-Geckos," </text:span><text:span text:style-name="T31">Discover</text:span><text:span text:style-name="T27">, September 2000, vol. 21, no. 9 </text:span></text:p>
      <text:p text:style-name="P36"><text:span text:style-name="T27">119 </text:span><text:span text:style-name="T31">Ibid</text:span><text:span text:style-name="T27">.</text:span></text:p>
      <text:p text:style-name="P36"><text:span text:style-name="T27">120 </text:span><text:span text:style-name="T31">Ibid</text:span><text:span text:style-name="T27">.</text:span></text:p>
      <text:p text:style-name="P36"><text:span text:style-name="T27">121 </text:span><text:span text:style-name="T31">Ibid</text:span><text:span text:style-name="T27">.</text:span></text:p>
      <text:p text:style-name="P36"><text:span text:style-name="T27">122 </text:span><text:span text:style-name="T31">Ibid</text:span><text:span text:style-name="T27">.</text:span></text:p>
      <text:p text:style-name="P36"><text:span text:style-name="T27">123 Phil Gates, </text:span><text:span text:style-name="T31">Wild Technology</text:span><text:span text:style-name="T27">, p. 5. </text:span></text:p>
      <text:p text:style-name="P36"><text:span text:style-name="T27">124 </text:span><text:span text:style-name="T31">Ibid</text:span><text:span text:style-name="T27">., p. 55. </text:span></text:p>
      <text:p text:style-name="P36"><text:span text:style-name="T27">125 </text:span><text:span text:style-name="T31">Ibid</text:span><text:span text:style-name="T27">., p. 64.</text:span></text:p>
      <text:p text:style-name="P36"><text:span text:style-name="T27">126 </text:span><text:span text:style-name="T31">Ibid</text:span><text:span text:style-name="T27">., p. 67.</text:span></text:p>
      <text:p text:style-name="P36"><text:span text:style-name="T27">127 “Biomimicry”, Your Planet Earth Glossary 1.0.1; http://www.yourplanetearth.org/terms/details.php3?term=Biomimicry</text:span></text:p>
      <text:p text:style-name="P36"><text:span text:style-name="T27">128 Phil Gates, </text:span><text:span text:style-name="T31">Wild Technology</text:span><text:span text:style-name="T27">, p. 65.</text:span></text:p>
      <text:p text:style-name="P36"><text:span text:style-name="T27">129 For further information see Harun Yahya’s </text:span><text:span text:style-name="T31">For Men of Understanding</text:span><text:span text:style-name="T27">, Ta Ha Publishers, April 2003.</text:span></text:p>
      <text:p text:style-name="P36"><text:span text:style-name="T27">130 Phil Gates, </text:span><text:span text:style-name="T31">Wild Technology</text:span><text:span text:style-name="T27">, p. 66.</text:span></text:p>
      <text:p text:style-name="P36"><text:span text:style-name="T27">131 http://www.bitkidunyasi.net/ilgincbitkiler/ilgincbitkiler1.html</text:span></text:p>
      <text:p text:style-name="P36"><text:span text:style-name="T27">132 Phil Gates, </text:span><text:span text:style-name="T31">Wild Technology</text:span><text:span text:style-name="T27">, p. 67. </text:span></text:p>
      <text:p text:style-name="P36"><text:span text:style-name="T27">133 Animal Inventors, </text:span><text:span text:style-name="T31">National Geographic Channel </text:span><text:span text:style-name="T27">(Turkey), November 25, 2001. </text:span></text:p>
      <text:p text:style-name="P36"><text:span text:style-name="T27">134 Phil Gates, </text:span><text:span text:style-name="T31">Wild Technology</text:span><text:span text:style-name="T27">, p. 16. </text:span></text:p>
      <text:p text:style-name="P36"><text:span text:style-name="T27">135 Richard Dawkins, </text:span><text:span text:style-name="T31">Climbing Mount Improbable</text:span><text:span text:style-name="T27">, W.W. Norton &amp; Company, September 1996, p. 92. </text:span></text:p>
      <text:p text:style-name="P36"><text:span text:style-name="T27">136 “The Elephant’s Trunk Robotic Arm;” http://ece.clemson.edu/crb/labs/biomimetic/elephant.htm</text:span></text:p>
      <text:p text:style-name="P64"><text:span text:style-name="T27">137 Sidney Fox, Klaus Dose, </text:span><text:span text:style-name="T31">Molecular Evolution and The Origin of Life</text:span><text:span text:style-name="T27">, W.H. Freeman and Company, San Francisco, 1972, p. 4.</text:span></text:p>
      <text:p text:style-name="P64"><text:span text:style-name="T27">138 Alexander I. Oparin, </text:span><text:span text:style-name="T31">Origin of Life</text:span><text:span text:style-name="T27">, Dover Publications, NewYork, 1936, 1953 (reprint), p. 196.</text:span></text:p>
      <text:p text:style-name="P65"><text:span text:style-name="T27">139 "New Evidence on Evolution of Early Atmosphere and Life", </text:span><text:span text:style-name="T31">Bulletin of the American Meteorological Society</text:span><text:span text:style-name="T27">, vol 63, November 1982, 1328-1330. </text:span></text:p>
      <text:p text:style-name="P65"><text:span text:style-name="T27">140 Stanley Miller, </text:span><text:span text:style-name="T31">Molecular Evolution of Life: Current Status of the Prebiotic Synthesis of Small Molecules</text:span><text:span text:style-name="T27">, 1986, p. 7.</text:span></text:p>
      <text:p text:style-name="P65"><text:span text:style-name="T27">141 Jeffrey Bada,</text:span><text:span text:style-name="T31"> Earth</text:span><text:span text:style-name="T27">, February 1998, p. 40.</text:span></text:p>
      <text:p text:style-name="P65"><text:span text:style-name="T27">142 Leslie E. Orgel, "The Origin of Life on Earth", </text:span><text:span text:style-name="T31">Scientific American</text:span><text:span text:style-name="T27">, vol. 271, October 1994, p. 78.</text:span></text:p>
      <text:p text:style-name="P65"><text:span text:style-name="T27">143 Charles Darwin, </text:span><text:span text:style-name="T31">The Origin of Species by Means of Natural Selection</text:span><text:span text:style-name="T27">, The Modern Library, New York, p. 127.</text:span></text:p>
      <text:p text:style-name="P65"><text:soft-page-break/><text:span text:style-name="T27">144 Charles Darwin, </text:span><text:span text:style-name="T31">The Origin of Species: A Facsimile of the First Edition</text:span><text:span text:style-name="T27">, Harvard University Press, 1964, p. 184.</text:span></text:p>
      <text:p text:style-name="P65"><text:span text:style-name="T27">145 B. G. Ranganathan, </text:span><text:span text:style-name="T31">Origins?</text:span><text:span text:style-name="T27">, Pennsylvania: The Banner Of Truth Trust, 1988, p. 7.</text:span></text:p>
      <text:p text:style-name="P65"><text:span text:style-name="T27">146 Darwin, </text:span><text:span text:style-name="T31">The Origin of Species: A Facsimile of the First Edition</text:span><text:span text:style-name="T27">, p. 179.</text:span></text:p>
      <text:p text:style-name="P65"><text:span text:style-name="T27">147 Derek A. Ager, "The Nature of the Fossil Record," </text:span><text:span text:style-name="T31">Proceedings of the British Geological Association</text:span><text:span text:style-name="T27">, vol 87, 1976, p. 133.</text:span></text:p>
      <text:p text:style-name="P65"><text:span text:style-name="T27">148 Douglas J. Futuyma, </text:span><text:span text:style-name="T31">Science on Trial</text:span><text:span text:style-name="T27">, Pantheon Books, New York, 1983, p. 197.</text:span></text:p>
      <text:p text:style-name="P65"><text:span text:style-name="T27">149 Solly Zuckerman, </text:span><text:span text:style-name="T31">Beyond The Ivory Tower</text:span><text:span text:style-name="T27">, Toplinger Publications, New York, 1970, pp. 75-14; Charles E. Oxnard, "The Place of Australopithecines in Human Evolution: Grounds for Doubt," </text:span><text:span text:style-name="T31">Nature</text:span><text:span text:style-name="T27">, vol 258, p. 389.</text:span></text:p>
      <text:p text:style-name="P65"><text:span text:style-name="T27">150 "Could science be brought to an end by scientists' belief that they have final answers or by society's reluctance to pay the bills?" </text:span><text:span text:style-name="T31">Scientific American</text:span><text:span text:style-name="T27">, December 1992, p. 20.</text:span></text:p>
      <text:p text:style-name="P65"><text:span text:style-name="T27">151 Alan Walker, </text:span><text:span text:style-name="T31">Science</text:span><text:span text:style-name="T27">, vol. 207, 7 March 1980, p. 1103; A. J. Kelso, </text:span><text:span text:style-name="T31">Physical Antropology</text:span><text:span text:style-name="T27">, 1st ed., J. B. Lipincott Co., New York, 1970, p. 221; M. D. Leakey, </text:span><text:span text:style-name="T31">Olduvai Gorge</text:span><text:span text:style-name="T27">, vol. 3, Cambridge University Press, Cambridge, 1971, p. 272.</text:span></text:p>
      <text:p text:style-name="P65"><text:span text:style-name="T27">152 Jeffrey Kluger, "Not So Extinct After All: The Primitive Homo Erectus May Have Survived Long Enough To Coexist With Modern Humans", </text:span><text:span text:style-name="T31">Time</text:span><text:span text:style-name="T27">, 23 December 1996.</text:span></text:p>
      <text:p text:style-name="P65"><text:span text:style-name="T27">153 S. J. Gould, </text:span><text:span text:style-name="T31">Natural History</text:span><text:span text:style-name="T27">, vol. 85, 1976, p. 30.</text:span></text:p>
      <text:p text:style-name="P65"><text:span text:style-name="T27">154 Zuckerman, </text:span><text:span text:style-name="T31">Beyond The Ivory Tower</text:span><text:span text:style-name="T27">, p. 19.</text:span></text:p>
      <text:p text:style-name="P65"><text:span text:style-name="T27">155 Richard Lewontin, "The Demon-Haunted World," </text:span><text:span text:style-name="T31">The New York Review of Books</text:span><text:span text:style-name="T27">, January 9, 1997, p. 28.</text:span></text:p>
      <text:p text:style-name="P32"><text:span text:style-name="T27">156 Malcolm Muggeridge, </text:span><text:span text:style-name="T31">The End of Christendom</text:span><text:span text:style-name="T27">, Grand Rapids:Eerdmans, 1980, p. 43.</text:span></text:p>
      <text:p text:style-name="P22"/>
      <text:p text:style-name="P22"/>
      <text:p text:style-name="P4"/>
      <text:p text:style-name="P6"/>
      <text:p text:style-name="P2"/>
      <text:p text:style-name="P2"/>
      <text:p text:style-name="P8"><text:span text:style-name="T30">Biomimetics means the imitation of living things in nature. This new study is being spoken of more and more often in technological circles and is opening up important new horizons for mankind.</text:span></text:p>
      <text:p text:style-name="P5"><text:span text:style-name="T30">As biomimetics emerges, imitating the structures of living systems, it presents a major setback for those who still support the theory of evolution. From an evolutionist’s point of view, it’s entirely unacceptable for men—whom they regard as the highest rung on the evolutionary ladder—to try to draw inspiration from (much less imitate) other living things which, allegedly, are so much more primitive than they are.</text:span></text:p>
      <text:p text:style-name="P5"><text:span text:style-name="T30">This book considers the advances that technology has made by taking nature as its model, and examines the flawless but hitherto, little noted systems that have existed ever since living things were first created. It also describes how nature’s many varied and highly efficient mechanisms, which baffle the proponents of evolution, are all products of our Lord’s unique creation.</text:span></text:p>
      <text:p text:style-name="P45"/>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top="0cm" fo:margin-bottom="0.106cm" loext:contextual-spacing="false" fo:keep-with-next="always"/>
      <style:text-properties fo:text-transform="uppercase" fo:font-size="14pt" style:font-size-asian="14pt" style:font-size-complex="14pt"/>
    </style:style>
    <style:style style:name="Heading_20_2" style:display-name="Heading 2" style:family="paragraph" style:parent-style-name="Standard" style:default-outline-level="2" style:list-style-name="" style:class="text">
      <style:paragraph-properties fo:margin-top="0cm" fo:margin-bottom="0.106cm" loext:contextual-spacing="false" fo:keep-with-next="always"/>
    </style:style>
    <style:style style:name="Heading_20_3" style:display-name="Heading 3" style:family="paragraph" style:parent-style-name="Standard" style:default-outline-level="3" style:list-style-name="" style:class="text">
      <style:paragraph-properties fo:margin-top="0.423cm" fo:margin-bottom="0.106cm" loext:contextual-spacing="false" fo:keep-with-next="always"/>
      <style:text-properties fo:font-size="11pt" style:text-underline-style="solid" style:text-underline-width="auto" style:text-underline-color="font-color" fo:font-weight="bold" style:font-size-asian="11pt" style:font-weight-asian="bold" style:font-size-complex="11pt" style:font-weight-complex="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0pt"/>
    </style:style>
    <style:style style:name="AA.Bolum_20_Basligi" style:display-name="AA.Bolum Basligi" style:family="paragraph" style:parent-style-name="Heading_20_1" style:default-outline-level="">
      <style:paragraph-properties fo:margin-left="0.801cm" fo:margin-right="0cm" fo:margin-top="0.176cm" fo:margin-bottom="0.176cm" loext:contextual-spacing="false" fo:text-indent="0cm" style:auto-text-indent="false" fo:keep-with-next="always">
        <style:tab-stops>
          <style:tab-stop style:position="12.383cm"/>
        </style:tab-stops>
      </style:paragraph-properties>
      <style:text-properties fo:text-transform="uppercase" fo:font-size="18pt" style:font-size-asian="18pt" style:font-size-complex="18pt"/>
    </style:style>
    <style:style style:name="AD.Metin" style:family="paragraph" style:parent-style-name="Standard" style:default-outline-level="">
      <style:paragraph-properties fo:margin-left="0cm" fo:margin-right="0cm" fo:line-height="0.564cm" fo:text-align="justify" style:justify-single-word="false" fo:text-indent="0.801cm" style:auto-text-indent="false"/>
      <style:text-properties fo:font-size="10pt" style:font-size-asian="10pt" style:font-size-complex="10pt"/>
    </style:style>
    <style:style style:name="AB.Konu_20_Basligi" style:display-name="AB.Konu Basligi" style:family="paragraph" style:parent-style-name="Heading_20_2" style:default-outline-level="">
      <style:paragraph-properties fo:margin-left="0.801cm" fo:margin-right="0cm" fo:margin-top="0.706cm" fo:margin-bottom="0.282cm" loext:contextual-spacing="false" fo:line-height="0.564cm" fo:text-indent="0cm" style:auto-text-indent="false">
        <style:tab-stops>
          <style:tab-stop style:position="12.383cm"/>
        </style:tab-stops>
      </style:paragraph-properties>
      <style:text-properties fo:font-size="11pt" style:font-size-asian="11pt" style:font-size-complex="11pt"/>
    </style:style>
    <style:style style:name="AE.Alinti" style:family="paragraph" style:default-outline-level="">
      <style:paragraph-properties fo:margin-left="0.801cm" fo:margin-right="0cm" fo:margin-top="0.106cm" fo:margin-bottom="0.106cm" loext:contextual-spacing="false" fo:line-height="0.529cm" fo:text-align="justify" style:justify-single-word="false" fo:text-indent="0cm" style:auto-text-indent="false">
        <style:tab-stops>
          <style:tab-stop style:position="12.383cm"/>
        </style:tab-stops>
      </style:paragraph-properties>
      <style:text-properties fo:font-size="10pt" fo:font-style="italic" style:font-size-asian="10pt" style:font-style-asian="italic" style:font-size-complex="10pt" style:font-style-complex="italic"/>
    </style:style>
    <style:style style:name="Quote" style:family="paragraph" style:parent-style-name="Standard" style:default-outline-level="">
      <style:paragraph-properties fo:margin-left="0.801cm" fo:margin-right="0cm" fo:margin-top="0.106cm" fo:margin-bottom="0.106cm" loext:contextual-spacing="false" fo:text-indent="0cm" style:auto-text-indent="false"/>
      <style:text-properties fo:font-size="11pt" fo:font-weight="bold" style:font-size-asian="11pt" style:font-weight-asian="bold" style:font-size-complex="11pt" style:font-weight-complex="bold"/>
    </style:style>
    <style:style style:name="AJ.Ayts" style:family="paragraph" style:parent-style-name="Quote" style:default-outline-level="">
      <style:paragraph-properties fo:margin-left="0.801cm" fo:margin-right="0cm" fo:margin-top="0.141cm" fo:margin-bottom="0.141cm" loext:contextual-spacing="false" fo:text-align="justify" style:justify-single-word="false" fo:text-indent="0cm" style:auto-text-indent="false"/>
      <style:text-properties fo:font-size="10pt" fo:font-weight="bold" style:font-size-asian="10pt" style:font-weight-asian="bold" style:font-size-complex="10pt" style:font-weight-complex="bold"/>
    </style:style>
    <style:style style:name="AC.Alt_20_Baslik" style:display-name="AC.Alt Baslik" style:family="paragraph" style:parent-style-name="Heading_20_3" style:default-outline-level="">
      <style:paragraph-properties fo:margin-left="0.801cm" fo:margin-right="0cm" fo:margin-top="0.353cm" fo:margin-bottom="0.141cm" loext:contextual-spacing="false" fo:line-height="0.564cm" fo:text-indent="0cm" style:auto-text-indent="false" fo:keep-with-next="always">
        <style:tab-stops>
          <style:tab-stop style:position="12.383cm"/>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AF.Resim_20_yazisi" style:display-name="AF.Resim yazisi" style:family="paragraph" style:parent-style-name="Heading_20_1" style:default-outline-level="">
      <style:paragraph-properties fo:line-height="0.423cm" fo:text-align="justify" style:justify-single-word="false" fo:keep-with-next="always">
        <style:tab-stops>
          <style:tab-stop style:position="12.383cm"/>
        </style:tab-stops>
      </style:paragraph-properties>
      <style:text-properties fo:font-size="8pt" style:font-size-asian="8pt" style:font-size-complex="8pt"/>
    </style:style>
    <style:style style:name="C-RESIM_20_ALTI" style:display-name="C-RESIM ALTI" style:family="paragraph" style:parent-style-name="Standard" style:default-outline-level="">
      <style:paragraph-properties fo:line-height="0.318cm"/>
      <style:text-properties fo:font-size="7pt" fo:font-weight="bold" style:font-size-asian="7pt" style:font-weight-asian="bold" style:font-size-complex="7pt"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BIOMIMETICS: Technology Imitates Nature</dc:title>
    <meta:initial-creator>HARUN YAHYA</meta:initial-creator>
    <meta:creation-date>2006-03-16T15:14:00</meta:creation-date>
    <dc:date>2020-06-20T16:30:10.374890291</dc:date>
    <meta:editing-cycles>15</meta:editing-cycles>
    <meta:editing-duration>PT8M36S</meta:editing-duration>
    <meta:generator>LibreOffice/6.4.4.2$Linux_X86_64 LibreOffice_project/523b8e55cdb4890550c54dc0a0ee2ea29d34e811</meta:generator>
    <meta:keyword>BIOMIMETICS: Technology Imitates Nature</meta:keyword>
    <dc:subject>BIOMIMETICS: Technology Imitates Nature</dc:subject>
    <meta:document-statistic meta:table-count="0" meta:image-count="0" meta:object-count="0" meta:page-count="99" meta:paragraph-count="880" meta:word-count="34308" meta:character-count="212239" meta:non-whitespace-character-count="178590"/>
    <meta:user-defined meta:name="Operator">KZ</meta:user-defined>
  </office:meta>
</office:document-meta>
</file>